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8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/>
          <table:table-cell office:value-type="string">
            <text:p>clocks mittelwert</text:p>
          </table:table-cell>
          <table:table-cell office:value-type="string">
            <text:p>seconds mittelwer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9418">
            <text:p>989418</text:p>
          </table:table-cell>
          <table:table-cell office:value-type="float" office:value="0.989418">
            <text:p>0,989418</text:p>
          </table:table-cell>
          <table:table-cell office:value-type="float" office:value="989287">
            <text:p>989287</text:p>
          </table:table-cell>
          <table:table-cell office:value-type="float" office:value="0.989287">
            <text:p>0,989287</text:p>
          </table:table-cell>
          <table:table-cell office:value-type="float" office:value="989224">
            <text:p>989224</text:p>
          </table:table-cell>
          <table:table-cell office:value-type="float" office:value="0.989224">
            <text:p>0,989224</text:p>
          </table:table-cell>
          <table:table-cell office:value-type="float" office:value="992462">
            <text:p>992462</text:p>
          </table:table-cell>
          <table:table-cell office:value-type="float" office:value="0.992462">
            <text:p>0,992462</text:p>
          </table:table-cell>
          <table:table-cell/>
          <table:table-cell table:formula="of:=([.E2]+[.G2]+[.I2]+[.K2])/4" office:value-type="float" office:value="990097.75">
            <text:p>990097,75</text:p>
          </table:table-cell>
          <table:table-cell table:formula="of:=([.F2]+[.H2]+[.J2]+[.L2])/4" office:value-type="float" office:value="0.99009775">
            <text:p>0,99009775</text:p>
          </table:table-cell>
          <table:table-cell/>
          <table:table-cell office:value-type="string">
            <text:p>min cloc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0510">
            <text:p>730510</text:p>
          </table:table-cell>
          <table:table-cell office:value-type="float" office:value="0.73051">
            <text:p>0,73051</text:p>
          </table:table-cell>
          <table:table-cell office:value-type="float" office:value="731285">
            <text:p>731285</text:p>
          </table:table-cell>
          <table:table-cell office:value-type="float" office:value="0.731285">
            <text:p>0,731285</text:p>
          </table:table-cell>
          <table:table-cell office:value-type="float" office:value="730888">
            <text:p>730888</text:p>
          </table:table-cell>
          <table:table-cell office:value-type="float" office:value="0.730888">
            <text:p>0,730888</text:p>
          </table:table-cell>
          <table:table-cell office:value-type="float" office:value="728354">
            <text:p>728354</text:p>
          </table:table-cell>
          <table:table-cell office:value-type="float" office:value="0.728354">
            <text:p>0,728354</text:p>
          </table:table-cell>
          <table:table-cell/>
          <table:table-cell table:formula="of:=([.E3]+[.G3]+[.I3]+[.K3])/4" office:value-type="float" office:value="730259.25">
            <text:p>730259,25</text:p>
          </table:table-cell>
          <table:table-cell table:formula="of:=([.F3]+[.H3]+[.J3]+[.L3])/4" office:value-type="float" office:value="0.73025925">
            <text:p>0,73025925</text:p>
          </table:table-cell>
          <table:table-cell/>
          <table:table-cell table:formula="of:=MIN([.N2:.N249])" office:value-type="float" office:value="684603.25">
            <text:p>684603,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6328">
            <text:p>686328</text:p>
          </table:table-cell>
          <table:table-cell office:value-type="float" office:value="0.686328">
            <text:p>0,686328</text:p>
          </table:table-cell>
          <table:table-cell office:value-type="float" office:value="684224">
            <text:p>684224</text:p>
          </table:table-cell>
          <table:table-cell office:value-type="float" office:value="0.684224">
            <text:p>0,684224</text:p>
          </table:table-cell>
          <table:table-cell office:value-type="float" office:value="686755">
            <text:p>686755</text:p>
          </table:table-cell>
          <table:table-cell office:value-type="float" office:value="0.686755">
            <text:p>0,686755</text:p>
          </table:table-cell>
          <table:table-cell office:value-type="float" office:value="686741">
            <text:p>686741</text:p>
          </table:table-cell>
          <table:table-cell office:value-type="float" office:value="0.686741">
            <text:p>0,686741</text:p>
          </table:table-cell>
          <table:table-cell/>
          <table:table-cell table:formula="of:=([.E4]+[.G4]+[.I4]+[.K4])/4" office:value-type="float" office:value="686012">
            <text:p>686012</text:p>
          </table:table-cell>
          <table:table-cell table:formula="of:=([.F4]+[.H4]+[.J4]+[.L4])/4" office:value-type="float" office:value="0.686012">
            <text:p>0,686012</text:p>
          </table:table-cell>
          <table:table-cell/>
          <table:table-cell office:value-type="string">
            <text:p>min second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3177">
            <text:p>703177</text:p>
          </table:table-cell>
          <table:table-cell office:value-type="float" office:value="0.703177">
            <text:p>0,703177</text:p>
          </table:table-cell>
          <table:table-cell office:value-type="float" office:value="700068">
            <text:p>700068</text:p>
          </table:table-cell>
          <table:table-cell office:value-type="float" office:value="0.700068">
            <text:p>0,700068</text:p>
          </table:table-cell>
          <table:table-cell office:value-type="float" office:value="696448">
            <text:p>696448</text:p>
          </table:table-cell>
          <table:table-cell office:value-type="float" office:value="0.696448">
            <text:p>0,696448</text:p>
          </table:table-cell>
          <table:table-cell office:value-type="float" office:value="701584">
            <text:p>701584</text:p>
          </table:table-cell>
          <table:table-cell office:value-type="float" office:value="0.701584">
            <text:p>0,701584</text:p>
          </table:table-cell>
          <table:table-cell/>
          <table:table-cell table:formula="of:=([.E5]+[.G5]+[.I5]+[.K5])/4" office:value-type="float" office:value="700319.25">
            <text:p>700319,25</text:p>
          </table:table-cell>
          <table:table-cell table:formula="of:=([.F5]+[.H5]+[.J5]+[.L5])/4" office:value-type="float" office:value="0.70031925">
            <text:p>0,70031925</text:p>
          </table:table-cell>
          <table:table-cell/>
          <table:table-cell table:formula="of:=MIN([.O2:.O249])" office:value-type="float" office:value="0.68460325">
            <text:p>0,684603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2296">
            <text:p>732296</text:p>
          </table:table-cell>
          <table:table-cell office:value-type="float" office:value="0.732296">
            <text:p>0,732296</text:p>
          </table:table-cell>
          <table:table-cell office:value-type="float" office:value="735505">
            <text:p>735505</text:p>
          </table:table-cell>
          <table:table-cell office:value-type="float" office:value="0.735505">
            <text:p>0,735505</text:p>
          </table:table-cell>
          <table:table-cell office:value-type="float" office:value="735557">
            <text:p>735557</text:p>
          </table:table-cell>
          <table:table-cell office:value-type="float" office:value="0.735557">
            <text:p>0,735557</text:p>
          </table:table-cell>
          <table:table-cell office:value-type="float" office:value="738628">
            <text:p>738628</text:p>
          </table:table-cell>
          <table:table-cell office:value-type="float" office:value="0.738628">
            <text:p>0,738628</text:p>
          </table:table-cell>
          <table:table-cell/>
          <table:table-cell table:formula="of:=([.E6]+[.G6]+[.I6]+[.K6])/4" office:value-type="float" office:value="735496.5">
            <text:p>735496,5</text:p>
          </table:table-cell>
          <table:table-cell table:formula="of:=([.F6]+[.H6]+[.J6]+[.L6])/4" office:value-type="float" office:value="0.7354965">
            <text:p>0,735496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6184">
            <text:p>776184</text:p>
          </table:table-cell>
          <table:table-cell office:value-type="float" office:value="0.776184">
            <text:p>0,776184</text:p>
          </table:table-cell>
          <table:table-cell office:value-type="float" office:value="772238">
            <text:p>772238</text:p>
          </table:table-cell>
          <table:table-cell office:value-type="float" office:value="0.772238">
            <text:p>0,772238</text:p>
          </table:table-cell>
          <table:table-cell office:value-type="float" office:value="772058">
            <text:p>772058</text:p>
          </table:table-cell>
          <table:table-cell office:value-type="float" office:value="0.772058">
            <text:p>0,772058</text:p>
          </table:table-cell>
          <table:table-cell office:value-type="float" office:value="772072">
            <text:p>772072</text:p>
          </table:table-cell>
          <table:table-cell office:value-type="float" office:value="0.772072">
            <text:p>0,772072</text:p>
          </table:table-cell>
          <table:table-cell/>
          <table:table-cell table:formula="of:=([.E7]+[.G7]+[.I7]+[.K7])/4" office:value-type="float" office:value="773138">
            <text:p>773138</text:p>
          </table:table-cell>
          <table:table-cell table:formula="of:=([.F7]+[.H7]+[.J7]+[.L7])/4" office:value-type="float" office:value="0.773138">
            <text:p>0,77313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30657">
            <text:p>830657</text:p>
          </table:table-cell>
          <table:table-cell office:value-type="float" office:value="0.830657">
            <text:p>0,830657</text:p>
          </table:table-cell>
          <table:table-cell office:value-type="float" office:value="834451">
            <text:p>834451</text:p>
          </table:table-cell>
          <table:table-cell office:value-type="float" office:value="0.834451">
            <text:p>0,834451</text:p>
          </table:table-cell>
          <table:table-cell office:value-type="float" office:value="834172">
            <text:p>834172</text:p>
          </table:table-cell>
          <table:table-cell office:value-type="float" office:value="0.834172">
            <text:p>0,834172</text:p>
          </table:table-cell>
          <table:table-cell office:value-type="float" office:value="837362">
            <text:p>837362</text:p>
          </table:table-cell>
          <table:table-cell office:value-type="float" office:value="0.837362">
            <text:p>0,837362</text:p>
          </table:table-cell>
          <table:table-cell/>
          <table:table-cell table:formula="of:=([.E8]+[.G8]+[.I8]+[.K8])/4" office:value-type="float" office:value="834160.5">
            <text:p>834160,5</text:p>
          </table:table-cell>
          <table:table-cell table:formula="of:=([.F8]+[.H8]+[.J8]+[.L8])/4" office:value-type="float" office:value="0.8341605">
            <text:p>0,834160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3175">
            <text:p>923175</text:p>
          </table:table-cell>
          <table:table-cell office:value-type="float" office:value="0.923175">
            <text:p>0,923175</text:p>
          </table:table-cell>
          <table:table-cell office:value-type="float" office:value="921927">
            <text:p>921927</text:p>
          </table:table-cell>
          <table:table-cell office:value-type="float" office:value="0.921927">
            <text:p>0,921927</text:p>
          </table:table-cell>
          <table:table-cell office:value-type="float" office:value="927008">
            <text:p>927008</text:p>
          </table:table-cell>
          <table:table-cell office:value-type="float" office:value="0.927008">
            <text:p>0,927008</text:p>
          </table:table-cell>
          <table:table-cell office:value-type="float" office:value="927670">
            <text:p>927670</text:p>
          </table:table-cell>
          <table:table-cell office:value-type="float" office:value="0.92767">
            <text:p>0,92767</text:p>
          </table:table-cell>
          <table:table-cell/>
          <table:table-cell table:formula="of:=([.E9]+[.G9]+[.I9]+[.K9])/4" office:value-type="float" office:value="924945">
            <text:p>924945</text:p>
          </table:table-cell>
          <table:table-cell table:formula="of:=([.F9]+[.H9]+[.J9]+[.L9])/4" office:value-type="float" office:value="0.924945">
            <text:p>0,92494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2623">
            <text:p>1012623</text:p>
          </table:table-cell>
          <table:table-cell office:value-type="float" office:value="1.012623">
            <text:p>1,012623</text:p>
          </table:table-cell>
          <table:table-cell office:value-type="float" office:value="1013131">
            <text:p>1013131</text:p>
          </table:table-cell>
          <table:table-cell office:value-type="float" office:value="1.013131">
            <text:p>1,013131</text:p>
          </table:table-cell>
          <table:table-cell office:value-type="float" office:value="1010130">
            <text:p>1010130</text:p>
          </table:table-cell>
          <table:table-cell office:value-type="float" office:value="1.01013">
            <text:p>1,01013</text:p>
          </table:table-cell>
          <table:table-cell office:value-type="float" office:value="1014817">
            <text:p>1014817</text:p>
          </table:table-cell>
          <table:table-cell office:value-type="float" office:value="1.014817">
            <text:p>1,014817</text:p>
          </table:table-cell>
          <table:table-cell/>
          <table:table-cell table:formula="of:=([.E10]+[.G10]+[.I10]+[.K10])/4" office:value-type="float" office:value="1012675.25">
            <text:p>1012675,25</text:p>
          </table:table-cell>
          <table:table-cell table:formula="of:=([.F10]+[.H10]+[.J10]+[.L10])/4" office:value-type="float" office:value="1.01267525">
            <text:p>1,012675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1894">
            <text:p>1081894</text:p>
          </table:table-cell>
          <table:table-cell office:value-type="float" office:value="1.081894">
            <text:p>1,081894</text:p>
          </table:table-cell>
          <table:table-cell office:value-type="float" office:value="1083294">
            <text:p>1083294</text:p>
          </table:table-cell>
          <table:table-cell office:value-type="float" office:value="1.083294">
            <text:p>1,083294</text:p>
          </table:table-cell>
          <table:table-cell office:value-type="float" office:value="1080758">
            <text:p>1080758</text:p>
          </table:table-cell>
          <table:table-cell office:value-type="float" office:value="1.080758">
            <text:p>1,080758</text:p>
          </table:table-cell>
          <table:table-cell office:value-type="float" office:value="1086576">
            <text:p>1086576</text:p>
          </table:table-cell>
          <table:table-cell office:value-type="float" office:value="1.086576">
            <text:p>1,086576</text:p>
          </table:table-cell>
          <table:table-cell/>
          <table:table-cell table:formula="of:=([.E11]+[.G11]+[.I11]+[.K11])/4" office:value-type="float" office:value="1083130.5">
            <text:p>1083130,5</text:p>
          </table:table-cell>
          <table:table-cell table:formula="of:=([.F11]+[.H11]+[.J11]+[.L11])/4" office:value-type="float" office:value="1.0831305">
            <text:p>1,083130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8457">
            <text:p>1178457</text:p>
          </table:table-cell>
          <table:table-cell office:value-type="float" office:value="1.178457">
            <text:p>1,178457</text:p>
          </table:table-cell>
          <table:table-cell office:value-type="float" office:value="1173366">
            <text:p>1173366</text:p>
          </table:table-cell>
          <table:table-cell office:value-type="float" office:value="1.173366">
            <text:p>1,173366</text:p>
          </table:table-cell>
          <table:table-cell office:value-type="float" office:value="1176269">
            <text:p>1176269</text:p>
          </table:table-cell>
          <table:table-cell office:value-type="float" office:value="1.176269">
            <text:p>1,176269</text:p>
          </table:table-cell>
          <table:table-cell office:value-type="float" office:value="1174680">
            <text:p>1174680</text:p>
          </table:table-cell>
          <table:table-cell office:value-type="float" office:value="1.17468">
            <text:p>1,17468</text:p>
          </table:table-cell>
          <table:table-cell/>
          <table:table-cell table:formula="of:=([.E12]+[.G12]+[.I12]+[.K12])/4" office:value-type="float" office:value="1175693">
            <text:p>1175693</text:p>
          </table:table-cell>
          <table:table-cell table:formula="of:=([.F12]+[.H12]+[.J12]+[.L12])/4" office:value-type="float" office:value="1.175693">
            <text:p>1,17569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1281">
            <text:p>1271281</text:p>
          </table:table-cell>
          <table:table-cell office:value-type="float" office:value="1.271281">
            <text:p>1,271281</text:p>
          </table:table-cell>
          <table:table-cell office:value-type="float" office:value="1274173">
            <text:p>1274173</text:p>
          </table:table-cell>
          <table:table-cell office:value-type="float" office:value="1.274173">
            <text:p>1,274173</text:p>
          </table:table-cell>
          <table:table-cell office:value-type="float" office:value="1273955">
            <text:p>1273955</text:p>
          </table:table-cell>
          <table:table-cell office:value-type="float" office:value="1.273955">
            <text:p>1,273955</text:p>
          </table:table-cell>
          <table:table-cell office:value-type="float" office:value="1277433">
            <text:p>1277433</text:p>
          </table:table-cell>
          <table:table-cell office:value-type="float" office:value="1.277433">
            <text:p>1,277433</text:p>
          </table:table-cell>
          <table:table-cell/>
          <table:table-cell table:formula="of:=([.E13]+[.G13]+[.I13]+[.K13])/4" office:value-type="float" office:value="1274210.5">
            <text:p>1274210,5</text:p>
          </table:table-cell>
          <table:table-cell table:formula="of:=([.F13]+[.H13]+[.J13]+[.L13])/4" office:value-type="float" office:value="1.2742105">
            <text:p>1,274210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5716">
            <text:p>1355716</text:p>
          </table:table-cell>
          <table:table-cell office:value-type="float" office:value="1.355716">
            <text:p>1,355716</text:p>
          </table:table-cell>
          <table:table-cell office:value-type="float" office:value="1364168">
            <text:p>1364168</text:p>
          </table:table-cell>
          <table:table-cell office:value-type="float" office:value="1.364168">
            <text:p>1,364168</text:p>
          </table:table-cell>
          <table:table-cell office:value-type="float" office:value="1364212">
            <text:p>1364212</text:p>
          </table:table-cell>
          <table:table-cell office:value-type="float" office:value="1.364212">
            <text:p>1,364212</text:p>
          </table:table-cell>
          <table:table-cell office:value-type="float" office:value="1358993">
            <text:p>1358993</text:p>
          </table:table-cell>
          <table:table-cell office:value-type="float" office:value="1.358993">
            <text:p>1,358993</text:p>
          </table:table-cell>
          <table:table-cell/>
          <table:table-cell table:formula="of:=([.E14]+[.G14]+[.I14]+[.K14])/4" office:value-type="float" office:value="1360772.25">
            <text:p>1360772,25</text:p>
          </table:table-cell>
          <table:table-cell table:formula="of:=([.F14]+[.H14]+[.J14]+[.L14])/4" office:value-type="float" office:value="1.36077225">
            <text:p>1,360772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6568">
            <text:p>1436568</text:p>
          </table:table-cell>
          <table:table-cell office:value-type="float" office:value="1.436568">
            <text:p>1,436568</text:p>
          </table:table-cell>
          <table:table-cell office:value-type="float" office:value="1435956">
            <text:p>1435956</text:p>
          </table:table-cell>
          <table:table-cell office:value-type="float" office:value="1.435956">
            <text:p>1,435956</text:p>
          </table:table-cell>
          <table:table-cell office:value-type="float" office:value="1434450">
            <text:p>1434450</text:p>
          </table:table-cell>
          <table:table-cell office:value-type="float" office:value="1.43445">
            <text:p>1,43445</text:p>
          </table:table-cell>
          <table:table-cell office:value-type="float" office:value="1439003">
            <text:p>1439003</text:p>
          </table:table-cell>
          <table:table-cell office:value-type="float" office:value="1.439003">
            <text:p>1,439003</text:p>
          </table:table-cell>
          <table:table-cell/>
          <table:table-cell table:formula="of:=([.E15]+[.G15]+[.I15]+[.K15])/4" office:value-type="float" office:value="1436494.25">
            <text:p>1436494,25</text:p>
          </table:table-cell>
          <table:table-cell table:formula="of:=([.F15]+[.H15]+[.J15]+[.L15])/4" office:value-type="float" office:value="1.43649425">
            <text:p>1,436494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7797">
            <text:p>1567797</text:p>
          </table:table-cell>
          <table:table-cell office:value-type="float" office:value="1.567797">
            <text:p>1,567797</text:p>
          </table:table-cell>
          <table:table-cell office:value-type="float" office:value="1570989">
            <text:p>1570989</text:p>
          </table:table-cell>
          <table:table-cell office:value-type="float" office:value="1.570989">
            <text:p>1,570989</text:p>
          </table:table-cell>
          <table:table-cell office:value-type="float" office:value="1569862">
            <text:p>1569862</text:p>
          </table:table-cell>
          <table:table-cell office:value-type="float" office:value="1.569862">
            <text:p>1,569862</text:p>
          </table:table-cell>
          <table:table-cell office:value-type="float" office:value="1572736">
            <text:p>1572736</text:p>
          </table:table-cell>
          <table:table-cell office:value-type="float" office:value="1.572736">
            <text:p>1,572736</text:p>
          </table:table-cell>
          <table:table-cell/>
          <table:table-cell table:formula="of:=([.E16]+[.G16]+[.I16]+[.K16])/4" office:value-type="float" office:value="1570346">
            <text:p>1570346</text:p>
          </table:table-cell>
          <table:table-cell table:formula="of:=([.F16]+[.H16]+[.J16]+[.L16])/4" office:value-type="float" office:value="1.570346">
            <text:p>1,57034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7220">
            <text:p>1637220</text:p>
          </table:table-cell>
          <table:table-cell office:value-type="float" office:value="1.63722">
            <text:p>1,63722</text:p>
          </table:table-cell>
          <table:table-cell office:value-type="float" office:value="1629654">
            <text:p>1629654</text:p>
          </table:table-cell>
          <table:table-cell office:value-type="float" office:value="1.629654">
            <text:p>1,629654</text:p>
          </table:table-cell>
          <table:table-cell office:value-type="float" office:value="1633692">
            <text:p>1633692</text:p>
          </table:table-cell>
          <table:table-cell office:value-type="float" office:value="1.633692">
            <text:p>1,633692</text:p>
          </table:table-cell>
          <table:table-cell office:value-type="float" office:value="1625698">
            <text:p>1625698</text:p>
          </table:table-cell>
          <table:table-cell office:value-type="float" office:value="1.625698">
            <text:p>1,625698</text:p>
          </table:table-cell>
          <table:table-cell/>
          <table:table-cell table:formula="of:=([.E17]+[.G17]+[.I17]+[.K17])/4" office:value-type="float" office:value="1631566">
            <text:p>1631566</text:p>
          </table:table-cell>
          <table:table-cell table:formula="of:=([.F17]+[.H17]+[.J17]+[.L17])/4" office:value-type="float" office:value="1.631566">
            <text:p>1,63156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2327">
            <text:p>1652327</text:p>
          </table:table-cell>
          <table:table-cell office:value-type="float" office:value="1.652327">
            <text:p>1,652327</text:p>
          </table:table-cell>
          <table:table-cell office:value-type="float" office:value="1653323">
            <text:p>1653323</text:p>
          </table:table-cell>
          <table:table-cell office:value-type="float" office:value="1.653323">
            <text:p>1,653323</text:p>
          </table:table-cell>
          <table:table-cell office:value-type="float" office:value="1653529">
            <text:p>1653529</text:p>
          </table:table-cell>
          <table:table-cell office:value-type="float" office:value="1.653529">
            <text:p>1,653529</text:p>
          </table:table-cell>
          <table:table-cell office:value-type="float" office:value="1657070">
            <text:p>1657070</text:p>
          </table:table-cell>
          <table:table-cell office:value-type="float" office:value="1.65707">
            <text:p>1,65707</text:p>
          </table:table-cell>
          <table:table-cell/>
          <table:table-cell table:formula="of:=([.E18]+[.G18]+[.I18]+[.K18])/4" office:value-type="float" office:value="1654062.25">
            <text:p>1654062,25</text:p>
          </table:table-cell>
          <table:table-cell table:formula="of:=([.F18]+[.H18]+[.J18]+[.L18])/4" office:value-type="float" office:value="1.65406225">
            <text:p>1,654062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3982">
            <text:p>1663982</text:p>
          </table:table-cell>
          <table:table-cell office:value-type="float" office:value="1.663982">
            <text:p>1,663982</text:p>
          </table:table-cell>
          <table:table-cell office:value-type="float" office:value="1670100">
            <text:p>1670100</text:p>
          </table:table-cell>
          <table:table-cell office:value-type="float" office:value="1.6701">
            <text:p>1,6701</text:p>
          </table:table-cell>
          <table:table-cell office:value-type="float" office:value="1670566">
            <text:p>1670566</text:p>
          </table:table-cell>
          <table:table-cell office:value-type="float" office:value="1.670566">
            <text:p>1,670566</text:p>
          </table:table-cell>
          <table:table-cell office:value-type="float" office:value="1673965">
            <text:p>1673965</text:p>
          </table:table-cell>
          <table:table-cell office:value-type="float" office:value="1.673965">
            <text:p>1,673965</text:p>
          </table:table-cell>
          <table:table-cell/>
          <table:table-cell table:formula="of:=([.E19]+[.G19]+[.I19]+[.K19])/4" office:value-type="float" office:value="1669653.25">
            <text:p>1669653,25</text:p>
          </table:table-cell>
          <table:table-cell table:formula="of:=([.F19]+[.H19]+[.J19]+[.L19])/4" office:value-type="float" office:value="1.66965325">
            <text:p>1,669653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3768">
            <text:p>1683768</text:p>
          </table:table-cell>
          <table:table-cell office:value-type="float" office:value="1.683768">
            <text:p>1,683768</text:p>
          </table:table-cell>
          <table:table-cell office:value-type="float" office:value="1686207">
            <text:p>1686207</text:p>
          </table:table-cell>
          <table:table-cell office:value-type="float" office:value="1.686207">
            <text:p>1,686207</text:p>
          </table:table-cell>
          <table:table-cell office:value-type="float" office:value="1681412">
            <text:p>1681412</text:p>
          </table:table-cell>
          <table:table-cell office:value-type="float" office:value="1.681412">
            <text:p>1,681412</text:p>
          </table:table-cell>
          <table:table-cell office:value-type="float" office:value="1678864">
            <text:p>1678864</text:p>
          </table:table-cell>
          <table:table-cell office:value-type="float" office:value="1.678864">
            <text:p>1,678864</text:p>
          </table:table-cell>
          <table:table-cell/>
          <table:table-cell table:formula="of:=([.E20]+[.G20]+[.I20]+[.K20])/4" office:value-type="float" office:value="1682562.75">
            <text:p>1682562,75</text:p>
          </table:table-cell>
          <table:table-cell table:formula="of:=([.F20]+[.H20]+[.J20]+[.L20])/4" office:value-type="float" office:value="1.68256275">
            <text:p>1,682562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0679">
            <text:p>1700679</text:p>
          </table:table-cell>
          <table:table-cell office:value-type="float" office:value="1.700679">
            <text:p>1,700679</text:p>
          </table:table-cell>
          <table:table-cell office:value-type="float" office:value="1697287">
            <text:p>1697287</text:p>
          </table:table-cell>
          <table:table-cell office:value-type="float" office:value="1.697287">
            <text:p>1,697287</text:p>
          </table:table-cell>
          <table:table-cell office:value-type="float" office:value="1702379">
            <text:p>1702379</text:p>
          </table:table-cell>
          <table:table-cell office:value-type="float" office:value="1.702379">
            <text:p>1,702379</text:p>
          </table:table-cell>
          <table:table-cell office:value-type="float" office:value="1706112">
            <text:p>1706112</text:p>
          </table:table-cell>
          <table:table-cell office:value-type="float" office:value="1.706112">
            <text:p>1,706112</text:p>
          </table:table-cell>
          <table:table-cell/>
          <table:table-cell table:formula="of:=([.E21]+[.G21]+[.I21]+[.K21])/4" office:value-type="float" office:value="1701614.25">
            <text:p>1701614,25</text:p>
          </table:table-cell>
          <table:table-cell table:formula="of:=([.F21]+[.H21]+[.J21]+[.L21])/4" office:value-type="float" office:value="1.70161425">
            <text:p>1,701614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9833">
            <text:p>1709833</text:p>
          </table:table-cell>
          <table:table-cell office:value-type="float" office:value="1.709833">
            <text:p>1,709833</text:p>
          </table:table-cell>
          <table:table-cell office:value-type="float" office:value="1710182">
            <text:p>1710182</text:p>
          </table:table-cell>
          <table:table-cell office:value-type="float" office:value="1.710182">
            <text:p>1,710182</text:p>
          </table:table-cell>
          <table:table-cell office:value-type="float" office:value="1710307">
            <text:p>1710307</text:p>
          </table:table-cell>
          <table:table-cell office:value-type="float" office:value="1.710307">
            <text:p>1,710307</text:p>
          </table:table-cell>
          <table:table-cell office:value-type="float" office:value="1707640">
            <text:p>1707640</text:p>
          </table:table-cell>
          <table:table-cell office:value-type="float" office:value="1.70764">
            <text:p>1,70764</text:p>
          </table:table-cell>
          <table:table-cell/>
          <table:table-cell table:formula="of:=([.E22]+[.G22]+[.I22]+[.K22])/4" office:value-type="float" office:value="1709490.5">
            <text:p>1709490,5</text:p>
          </table:table-cell>
          <table:table-cell table:formula="of:=([.F22]+[.H22]+[.J22]+[.L22])/4" office:value-type="float" office:value="1.7094905">
            <text:p>1,709490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0865">
            <text:p>1730865</text:p>
          </table:table-cell>
          <table:table-cell office:value-type="float" office:value="1.730865">
            <text:p>1,730865</text:p>
          </table:table-cell>
          <table:table-cell office:value-type="float" office:value="1732223">
            <text:p>1732223</text:p>
          </table:table-cell>
          <table:table-cell office:value-type="float" office:value="1.732223">
            <text:p>1,732223</text:p>
          </table:table-cell>
          <table:table-cell office:value-type="float" office:value="1729453">
            <text:p>1729453</text:p>
          </table:table-cell>
          <table:table-cell office:value-type="float" office:value="1.729453">
            <text:p>1,729453</text:p>
          </table:table-cell>
          <table:table-cell office:value-type="float" office:value="1736127">
            <text:p>1736127</text:p>
          </table:table-cell>
          <table:table-cell office:value-type="float" office:value="1.736127">
            <text:p>1,736127</text:p>
          </table:table-cell>
          <table:table-cell/>
          <table:table-cell table:formula="of:=([.E23]+[.G23]+[.I23]+[.K23])/4" office:value-type="float" office:value="1732167">
            <text:p>1732167</text:p>
          </table:table-cell>
          <table:table-cell table:formula="of:=([.F23]+[.H23]+[.J23]+[.L23])/4" office:value-type="float" office:value="1.732167">
            <text:p>1,732167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43515">
            <text:p>1743515</text:p>
          </table:table-cell>
          <table:table-cell office:value-type="float" office:value="1.743515">
            <text:p>1,743515</text:p>
          </table:table-cell>
          <table:table-cell office:value-type="float" office:value="1750430">
            <text:p>1750430</text:p>
          </table:table-cell>
          <table:table-cell office:value-type="float" office:value="1.75043">
            <text:p>1,75043</text:p>
          </table:table-cell>
          <table:table-cell office:value-type="float" office:value="1747336">
            <text:p>1747336</text:p>
          </table:table-cell>
          <table:table-cell office:value-type="float" office:value="1.747336">
            <text:p>1,747336</text:p>
          </table:table-cell>
          <table:table-cell office:value-type="float" office:value="1745035">
            <text:p>1745035</text:p>
          </table:table-cell>
          <table:table-cell office:value-type="float" office:value="1.745035">
            <text:p>1,745035</text:p>
          </table:table-cell>
          <table:table-cell/>
          <table:table-cell table:formula="of:=([.E24]+[.G24]+[.I24]+[.K24])/4" office:value-type="float" office:value="1746579">
            <text:p>1746579</text:p>
          </table:table-cell>
          <table:table-cell table:formula="of:=([.F24]+[.H24]+[.J24]+[.L24])/4" office:value-type="float" office:value="1.746579">
            <text:p>1,74657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1188">
            <text:p>1771188</text:p>
          </table:table-cell>
          <table:table-cell office:value-type="float" office:value="1.771188">
            <text:p>1,771188</text:p>
          </table:table-cell>
          <table:table-cell office:value-type="float" office:value="1768565">
            <text:p>1768565</text:p>
          </table:table-cell>
          <table:table-cell office:value-type="float" office:value="1.768565">
            <text:p>1,768565</text:p>
          </table:table-cell>
          <table:table-cell office:value-type="float" office:value="1770963">
            <text:p>1770963</text:p>
          </table:table-cell>
          <table:table-cell office:value-type="float" office:value="1.770963">
            <text:p>1,770963</text:p>
          </table:table-cell>
          <table:table-cell office:value-type="float" office:value="1774709">
            <text:p>1774709</text:p>
          </table:table-cell>
          <table:table-cell office:value-type="float" office:value="1.774709">
            <text:p>1,774709</text:p>
          </table:table-cell>
          <table:table-cell/>
          <table:table-cell table:formula="of:=([.E25]+[.G25]+[.I25]+[.K25])/4" office:value-type="float" office:value="1771356.25">
            <text:p>1771356,25</text:p>
          </table:table-cell>
          <table:table-cell table:formula="of:=([.F25]+[.H25]+[.J25]+[.L25])/4" office:value-type="float" office:value="1.77135625">
            <text:p>1,771356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4038">
            <text:p>1794038</text:p>
          </table:table-cell>
          <table:table-cell office:value-type="float" office:value="1.794038">
            <text:p>1,794038</text:p>
          </table:table-cell>
          <table:table-cell office:value-type="float" office:value="1792567">
            <text:p>1792567</text:p>
          </table:table-cell>
          <table:table-cell office:value-type="float" office:value="1.792567">
            <text:p>1,792567</text:p>
          </table:table-cell>
          <table:table-cell office:value-type="float" office:value="1789810">
            <text:p>1789810</text:p>
          </table:table-cell>
          <table:table-cell office:value-type="float" office:value="1.78981">
            <text:p>1,78981</text:p>
          </table:table-cell>
          <table:table-cell office:value-type="float" office:value="1796481">
            <text:p>1796481</text:p>
          </table:table-cell>
          <table:table-cell office:value-type="float" office:value="1.796481">
            <text:p>1,796481</text:p>
          </table:table-cell>
          <table:table-cell/>
          <table:table-cell table:formula="of:=([.E26]+[.G26]+[.I26]+[.K26])/4" office:value-type="float" office:value="1793224">
            <text:p>1793224</text:p>
          </table:table-cell>
          <table:table-cell table:formula="of:=([.F26]+[.H26]+[.J26]+[.L26])/4" office:value-type="float" office:value="1.793224">
            <text:p>1,79322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07137">
            <text:p>1807137</text:p>
          </table:table-cell>
          <table:table-cell office:value-type="float" office:value="1.807137">
            <text:p>1,807137</text:p>
          </table:table-cell>
          <table:table-cell office:value-type="float" office:value="1812096">
            <text:p>1812096</text:p>
          </table:table-cell>
          <table:table-cell office:value-type="float" office:value="1.812096">
            <text:p>1,812096</text:p>
          </table:table-cell>
          <table:table-cell office:value-type="float" office:value="1812711">
            <text:p>1812711</text:p>
          </table:table-cell>
          <table:table-cell office:value-type="float" office:value="1.812711">
            <text:p>1,812711</text:p>
          </table:table-cell>
          <table:table-cell office:value-type="float" office:value="1807115">
            <text:p>1807115</text:p>
          </table:table-cell>
          <table:table-cell office:value-type="float" office:value="1.807115">
            <text:p>1,807115</text:p>
          </table:table-cell>
          <table:table-cell/>
          <table:table-cell table:formula="of:=([.E27]+[.G27]+[.I27]+[.K27])/4" office:value-type="float" office:value="1809764.75">
            <text:p>1809764,75</text:p>
          </table:table-cell>
          <table:table-cell table:formula="of:=([.F27]+[.H27]+[.J27]+[.L27])/4" office:value-type="float" office:value="1.80976475">
            <text:p>1,809764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5192">
            <text:p>1825192</text:p>
          </table:table-cell>
          <table:table-cell office:value-type="float" office:value="1.825192">
            <text:p>1,825192</text:p>
          </table:table-cell>
          <table:table-cell office:value-type="float" office:value="1829863">
            <text:p>1829863</text:p>
          </table:table-cell>
          <table:table-cell office:value-type="float" office:value="1.829863">
            <text:p>1,829863</text:p>
          </table:table-cell>
          <table:table-cell office:value-type="float" office:value="1830051">
            <text:p>1830051</text:p>
          </table:table-cell>
          <table:table-cell office:value-type="float" office:value="1.830051">
            <text:p>1,830051</text:p>
          </table:table-cell>
          <table:table-cell office:value-type="float" office:value="1833586">
            <text:p>1833586</text:p>
          </table:table-cell>
          <table:table-cell office:value-type="float" office:value="1.833586">
            <text:p>1,833586</text:p>
          </table:table-cell>
          <table:table-cell/>
          <table:table-cell table:formula="of:=([.E28]+[.G28]+[.I28]+[.K28])/4" office:value-type="float" office:value="1829673">
            <text:p>1829673</text:p>
          </table:table-cell>
          <table:table-cell table:formula="of:=([.F28]+[.H28]+[.J28]+[.L28])/4" office:value-type="float" office:value="1.829673">
            <text:p>1,82967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6138">
            <text:p>1856138</text:p>
          </table:table-cell>
          <table:table-cell office:value-type="float" office:value="1.856138">
            <text:p>1,856138</text:p>
          </table:table-cell>
          <table:table-cell office:value-type="float" office:value="1856180">
            <text:p>1856180</text:p>
          </table:table-cell>
          <table:table-cell office:value-type="float" office:value="1.85618">
            <text:p>1,85618</text:p>
          </table:table-cell>
          <table:table-cell office:value-type="float" office:value="1856361">
            <text:p>1856361</text:p>
          </table:table-cell>
          <table:table-cell office:value-type="float" office:value="1.856361">
            <text:p>1,856361</text:p>
          </table:table-cell>
          <table:table-cell office:value-type="float" office:value="1851184">
            <text:p>1851184</text:p>
          </table:table-cell>
          <table:table-cell office:value-type="float" office:value="1.851184">
            <text:p>1,851184</text:p>
          </table:table-cell>
          <table:table-cell/>
          <table:table-cell table:formula="of:=([.E29]+[.G29]+[.I29]+[.K29])/4" office:value-type="float" office:value="1854965.75">
            <text:p>1854965,75</text:p>
          </table:table-cell>
          <table:table-cell table:formula="of:=([.F29]+[.H29]+[.J29]+[.L29])/4" office:value-type="float" office:value="1.85496575">
            <text:p>1,854965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28">
            <text:p>9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75718">
            <text:p>1875718</text:p>
          </table:table-cell>
          <table:table-cell office:value-type="float" office:value="1.875718">
            <text:p>1,875718</text:p>
          </table:table-cell>
          <table:table-cell office:value-type="float" office:value="1877876">
            <text:p>1877876</text:p>
          </table:table-cell>
          <table:table-cell office:value-type="float" office:value="1.877876">
            <text:p>1,877876</text:p>
          </table:table-cell>
          <table:table-cell office:value-type="float" office:value="1875490">
            <text:p>1875490</text:p>
          </table:table-cell>
          <table:table-cell office:value-type="float" office:value="1.87549">
            <text:p>1,87549</text:p>
          </table:table-cell>
          <table:table-cell office:value-type="float" office:value="1881786">
            <text:p>1881786</text:p>
          </table:table-cell>
          <table:table-cell office:value-type="float" office:value="1.881786">
            <text:p>1,881786</text:p>
          </table:table-cell>
          <table:table-cell/>
          <table:table-cell table:formula="of:=([.E30]+[.G30]+[.I30]+[.K30])/4" office:value-type="float" office:value="1877717.5">
            <text:p>1877717,5</text:p>
          </table:table-cell>
          <table:table-cell table:formula="of:=([.F30]+[.H30]+[.J30]+[.L30])/4" office:value-type="float" office:value="1.8777175">
            <text:p>1,87771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7274">
            <text:p>1907274</text:p>
          </table:table-cell>
          <table:table-cell office:value-type="float" office:value="1.907274">
            <text:p>1,907274</text:p>
          </table:table-cell>
          <table:table-cell office:value-type="float" office:value="1902926">
            <text:p>1902926</text:p>
          </table:table-cell>
          <table:table-cell office:value-type="float" office:value="1.902926">
            <text:p>1,902926</text:p>
          </table:table-cell>
          <table:table-cell office:value-type="float" office:value="1905616">
            <text:p>1905616</text:p>
          </table:table-cell>
          <table:table-cell office:value-type="float" office:value="1.905616">
            <text:p>1,905616</text:p>
          </table:table-cell>
          <table:table-cell office:value-type="float" office:value="1900468">
            <text:p>1900468</text:p>
          </table:table-cell>
          <table:table-cell office:value-type="float" office:value="1.900468">
            <text:p>1,900468</text:p>
          </table:table-cell>
          <table:table-cell/>
          <table:table-cell table:formula="of:=([.E31]+[.G31]+[.I31]+[.K31])/4" office:value-type="float" office:value="1904071">
            <text:p>1904071</text:p>
          </table:table-cell>
          <table:table-cell table:formula="of:=([.F31]+[.H31]+[.J31]+[.L31])/4" office:value-type="float" office:value="1.904071">
            <text:p>1,90407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92">
            <text:p>9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21113">
            <text:p>1921113</text:p>
          </table:table-cell>
          <table:table-cell office:value-type="float" office:value="1.921113">
            <text:p>1,921113</text:p>
          </table:table-cell>
          <table:table-cell office:value-type="float" office:value="1920212">
            <text:p>1920212</text:p>
          </table:table-cell>
          <table:table-cell office:value-type="float" office:value="1.920212">
            <text:p>1,920212</text:p>
          </table:table-cell>
          <table:table-cell office:value-type="float" office:value="1919949">
            <text:p>1919949</text:p>
          </table:table-cell>
          <table:table-cell office:value-type="float" office:value="1.919949">
            <text:p>1,919949</text:p>
          </table:table-cell>
          <table:table-cell office:value-type="float" office:value="1926445">
            <text:p>1926445</text:p>
          </table:table-cell>
          <table:table-cell office:value-type="float" office:value="1.926445">
            <text:p>1,926445</text:p>
          </table:table-cell>
          <table:table-cell/>
          <table:table-cell table:formula="of:=([.E32]+[.G32]+[.I32]+[.K32])/4" office:value-type="float" office:value="1921929.75">
            <text:p>1921929,75</text:p>
          </table:table-cell>
          <table:table-cell table:formula="of:=([.F32]+[.H32]+[.J32]+[.L32])/4" office:value-type="float" office:value="1.92192975">
            <text:p>1,9219297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3386">
            <text:p>1943386</text:p>
          </table:table-cell>
          <table:table-cell office:value-type="float" office:value="1.943386">
            <text:p>1,943386</text:p>
          </table:table-cell>
          <table:table-cell office:value-type="float" office:value="1940032">
            <text:p>1940032</text:p>
          </table:table-cell>
          <table:table-cell office:value-type="float" office:value="1.940032">
            <text:p>1,940032</text:p>
          </table:table-cell>
          <table:table-cell office:value-type="float" office:value="1943216">
            <text:p>1943216</text:p>
          </table:table-cell>
          <table:table-cell office:value-type="float" office:value="1.943216">
            <text:p>1,943216</text:p>
          </table:table-cell>
          <table:table-cell office:value-type="float" office:value="1937726">
            <text:p>1937726</text:p>
          </table:table-cell>
          <table:table-cell office:value-type="float" office:value="1.937726">
            <text:p>1,937726</text:p>
          </table:table-cell>
          <table:table-cell/>
          <table:table-cell table:formula="of:=([.E33]+[.G33]+[.I33]+[.K33])/4" office:value-type="float" office:value="1941090">
            <text:p>1941090</text:p>
          </table:table-cell>
          <table:table-cell table:formula="of:=([.F33]+[.H33]+[.J33]+[.L33])/4" office:value-type="float" office:value="1.94109">
            <text:p>1,9410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4059">
            <text:p>734059</text:p>
          </table:table-cell>
          <table:table-cell office:value-type="float" office:value="0.734059">
            <text:p>0,734059</text:p>
          </table:table-cell>
          <table:table-cell office:value-type="float" office:value="733405">
            <text:p>733405</text:p>
          </table:table-cell>
          <table:table-cell office:value-type="float" office:value="0.733405">
            <text:p>0,733405</text:p>
          </table:table-cell>
          <table:table-cell office:value-type="float" office:value="730488">
            <text:p>730488</text:p>
          </table:table-cell>
          <table:table-cell office:value-type="float" office:value="0.730488">
            <text:p>0,730488</text:p>
          </table:table-cell>
          <table:table-cell office:value-type="float" office:value="737143">
            <text:p>737143</text:p>
          </table:table-cell>
          <table:table-cell office:value-type="float" office:value="0.737143">
            <text:p>0,737143</text:p>
          </table:table-cell>
          <table:table-cell/>
          <table:table-cell table:formula="of:=([.E34]+[.G34]+[.I34]+[.K34])/4" office:value-type="float" office:value="733773.75">
            <text:p>733773,75</text:p>
          </table:table-cell>
          <table:table-cell table:formula="of:=([.F34]+[.H34]+[.J34]+[.L34])/4" office:value-type="float" office:value="0.73377375">
            <text:p>0,733773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7632">
            <text:p>697632</text:p>
          </table:table-cell>
          <table:table-cell office:value-type="float" office:value="0.697632">
            <text:p>0,697632</text:p>
          </table:table-cell>
          <table:table-cell office:value-type="float" office:value="701657">
            <text:p>701657</text:p>
          </table:table-cell>
          <table:table-cell office:value-type="float" office:value="0.701657">
            <text:p>0,701657</text:p>
          </table:table-cell>
          <table:table-cell office:value-type="float" office:value="701817">
            <text:p>701817</text:p>
          </table:table-cell>
          <table:table-cell office:value-type="float" office:value="0.701817">
            <text:p>0,701817</text:p>
          </table:table-cell>
          <table:table-cell office:value-type="float" office:value="696410">
            <text:p>696410</text:p>
          </table:table-cell>
          <table:table-cell office:value-type="float" office:value="0.69641">
            <text:p>0,69641</text:p>
          </table:table-cell>
          <table:table-cell/>
          <table:table-cell table:formula="of:=([.E35]+[.G35]+[.I35]+[.K35])/4" office:value-type="float" office:value="699379">
            <text:p>699379</text:p>
          </table:table-cell>
          <table:table-cell table:formula="of:=([.F35]+[.H35]+[.J35]+[.L35])/4" office:value-type="float" office:value="0.699379">
            <text:p>0,69937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8031">
            <text:p>778031</text:p>
          </table:table-cell>
          <table:table-cell office:value-type="float" office:value="0.778031">
            <text:p>0,778031</text:p>
          </table:table-cell>
          <table:table-cell office:value-type="float" office:value="777407">
            <text:p>777407</text:p>
          </table:table-cell>
          <table:table-cell office:value-type="float" office:value="0.777407">
            <text:p>0,777407</text:p>
          </table:table-cell>
          <table:table-cell office:value-type="float" office:value="777241">
            <text:p>777241</text:p>
          </table:table-cell>
          <table:table-cell office:value-type="float" office:value="0.777241">
            <text:p>0,777241</text:p>
          </table:table-cell>
          <table:table-cell office:value-type="float" office:value="781000">
            <text:p>781000</text:p>
          </table:table-cell>
          <table:table-cell office:value-type="float" office:value="0.781">
            <text:p>0,781</text:p>
          </table:table-cell>
          <table:table-cell/>
          <table:table-cell table:formula="of:=([.E36]+[.G36]+[.I36]+[.K36])/4" office:value-type="float" office:value="778419.75">
            <text:p>778419,75</text:p>
          </table:table-cell>
          <table:table-cell table:formula="of:=([.F36]+[.H36]+[.J36]+[.L36])/4" office:value-type="float" office:value="0.77841975">
            <text:p>0,778419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19165">
            <text:p>919165</text:p>
          </table:table-cell>
          <table:table-cell office:value-type="float" office:value="0.919165">
            <text:p>0,919165</text:p>
          </table:table-cell>
          <table:table-cell office:value-type="float" office:value="924181">
            <text:p>924181</text:p>
          </table:table-cell>
          <table:table-cell office:value-type="float" office:value="0.924181">
            <text:p>0,924181</text:p>
          </table:table-cell>
          <table:table-cell office:value-type="float" office:value="921564">
            <text:p>921564</text:p>
          </table:table-cell>
          <table:table-cell office:value-type="float" office:value="0.921564">
            <text:p>0,921564</text:p>
          </table:table-cell>
          <table:table-cell office:value-type="float" office:value="919276">
            <text:p>919276</text:p>
          </table:table-cell>
          <table:table-cell office:value-type="float" office:value="0.919276">
            <text:p>0,919276</text:p>
          </table:table-cell>
          <table:table-cell/>
          <table:table-cell table:formula="of:=([.E37]+[.G37]+[.I37]+[.K37])/4" office:value-type="float" office:value="921046.5">
            <text:p>921046,5</text:p>
          </table:table-cell>
          <table:table-cell table:formula="of:=([.F37]+[.H37]+[.J37]+[.L37])/4" office:value-type="float" office:value="0.9210465">
            <text:p>0,921046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0746">
            <text:p>1080746</text:p>
          </table:table-cell>
          <table:table-cell office:value-type="float" office:value="1.080746">
            <text:p>1,080746</text:p>
          </table:table-cell>
          <table:table-cell office:value-type="float" office:value="1083362">
            <text:p>1083362</text:p>
          </table:table-cell>
          <table:table-cell office:value-type="float" office:value="1.083362">
            <text:p>1,083362</text:p>
          </table:table-cell>
          <table:table-cell office:value-type="float" office:value="1080688">
            <text:p>1080688</text:p>
          </table:table-cell>
          <table:table-cell office:value-type="float" office:value="1.080688">
            <text:p>1,080688</text:p>
          </table:table-cell>
          <table:table-cell office:value-type="float" office:value="1086965">
            <text:p>1086965</text:p>
          </table:table-cell>
          <table:table-cell office:value-type="float" office:value="1.086965">
            <text:p>1,086965</text:p>
          </table:table-cell>
          <table:table-cell/>
          <table:table-cell table:formula="of:=([.E38]+[.G38]+[.I38]+[.K38])/4" office:value-type="float" office:value="1082940.25">
            <text:p>1082940,25</text:p>
          </table:table-cell>
          <table:table-cell table:formula="of:=([.F38]+[.H38]+[.J38]+[.L38])/4" office:value-type="float" office:value="1.08294025">
            <text:p>1,082940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1347">
            <text:p>1271347</text:p>
          </table:table-cell>
          <table:table-cell office:value-type="float" office:value="1.271347">
            <text:p>1,271347</text:p>
          </table:table-cell>
          <table:table-cell office:value-type="float" office:value="1274099">
            <text:p>1274099</text:p>
          </table:table-cell>
          <table:table-cell office:value-type="float" office:value="1.274099">
            <text:p>1,274099</text:p>
          </table:table-cell>
          <table:table-cell office:value-type="float" office:value="1271350">
            <text:p>1271350</text:p>
          </table:table-cell>
          <table:table-cell office:value-type="float" office:value="1.27135">
            <text:p>1,27135</text:p>
          </table:table-cell>
          <table:table-cell office:value-type="float" office:value="1277652">
            <text:p>1277652</text:p>
          </table:table-cell>
          <table:table-cell office:value-type="float" office:value="1.277652">
            <text:p>1,277652</text:p>
          </table:table-cell>
          <table:table-cell/>
          <table:table-cell table:formula="of:=([.E39]+[.G39]+[.I39]+[.K39])/4" office:value-type="float" office:value="1273612">
            <text:p>1273612</text:p>
          </table:table-cell>
          <table:table-cell table:formula="of:=([.F39]+[.H39]+[.J39]+[.L39])/4" office:value-type="float" office:value="1.273612">
            <text:p>1,27361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3422">
            <text:p>1433422</text:p>
          </table:table-cell>
          <table:table-cell office:value-type="float" office:value="1.433422">
            <text:p>1,433422</text:p>
          </table:table-cell>
          <table:table-cell office:value-type="float" office:value="1433156">
            <text:p>1433156</text:p>
          </table:table-cell>
          <table:table-cell office:value-type="float" office:value="1.433156">
            <text:p>1,433156</text:p>
          </table:table-cell>
          <table:table-cell office:value-type="float" office:value="1433094">
            <text:p>1433094</text:p>
          </table:table-cell>
          <table:table-cell office:value-type="float" office:value="1.433094">
            <text:p>1,433094</text:p>
          </table:table-cell>
          <table:table-cell office:value-type="float" office:value="1430696">
            <text:p>1430696</text:p>
          </table:table-cell>
          <table:table-cell office:value-type="float" office:value="1.430696">
            <text:p>1,430696</text:p>
          </table:table-cell>
          <table:table-cell/>
          <table:table-cell table:formula="of:=([.E40]+[.G40]+[.I40]+[.K40])/4" office:value-type="float" office:value="1432592">
            <text:p>1432592</text:p>
          </table:table-cell>
          <table:table-cell table:formula="of:=([.F40]+[.H40]+[.J40]+[.L40])/4" office:value-type="float" office:value="1.432592">
            <text:p>1,43259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3499">
            <text:p>1633499</text:p>
          </table:table-cell>
          <table:table-cell office:value-type="float" office:value="1.633499">
            <text:p>1,633499</text:p>
          </table:table-cell>
          <table:table-cell office:value-type="float" office:value="1630519">
            <text:p>1630519</text:p>
          </table:table-cell>
          <table:table-cell office:value-type="float" office:value="1.630519">
            <text:p>1,630519</text:p>
          </table:table-cell>
          <table:table-cell office:value-type="float" office:value="1630738">
            <text:p>1630738</text:p>
          </table:table-cell>
          <table:table-cell office:value-type="float" office:value="1.630738">
            <text:p>1,630738</text:p>
          </table:table-cell>
          <table:table-cell office:value-type="float" office:value="1636635">
            <text:p>1636635</text:p>
          </table:table-cell>
          <table:table-cell office:value-type="float" office:value="1.636635">
            <text:p>1,636635</text:p>
          </table:table-cell>
          <table:table-cell/>
          <table:table-cell table:formula="of:=([.E41]+[.G41]+[.I41]+[.K41])/4" office:value-type="float" office:value="1632847.75">
            <text:p>1632847,75</text:p>
          </table:table-cell>
          <table:table-cell table:formula="of:=([.F41]+[.H41]+[.J41]+[.L41])/4" office:value-type="float" office:value="1.63284775">
            <text:p>1,632847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0250">
            <text:p>1670250</text:p>
          </table:table-cell>
          <table:table-cell office:value-type="float" office:value="1.67025">
            <text:p>1,67025</text:p>
          </table:table-cell>
          <table:table-cell office:value-type="float" office:value="1667603">
            <text:p>1667603</text:p>
          </table:table-cell>
          <table:table-cell office:value-type="float" office:value="1.667603">
            <text:p>1,667603</text:p>
          </table:table-cell>
          <table:table-cell office:value-type="float" office:value="1667526">
            <text:p>1667526</text:p>
          </table:table-cell>
          <table:table-cell office:value-type="float" office:value="1.667526">
            <text:p>1,667526</text:p>
          </table:table-cell>
          <table:table-cell office:value-type="float" office:value="1673654">
            <text:p>1673654</text:p>
          </table:table-cell>
          <table:table-cell office:value-type="float" office:value="1.673654">
            <text:p>1,673654</text:p>
          </table:table-cell>
          <table:table-cell/>
          <table:table-cell table:formula="of:=([.E42]+[.G42]+[.I42]+[.K42])/4" office:value-type="float" office:value="1669758.25">
            <text:p>1669758,25</text:p>
          </table:table-cell>
          <table:table-cell table:formula="of:=([.F42]+[.H42]+[.J42]+[.L42])/4" office:value-type="float" office:value="1.66975825">
            <text:p>1,669758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2159">
            <text:p>1702159</text:p>
          </table:table-cell>
          <table:table-cell office:value-type="float" office:value="1.702159">
            <text:p>1,702159</text:p>
          </table:table-cell>
          <table:table-cell office:value-type="float" office:value="1699549">
            <text:p>1699549</text:p>
          </table:table-cell>
          <table:table-cell office:value-type="float" office:value="1.699549">
            <text:p>1,699549</text:p>
          </table:table-cell>
          <table:table-cell office:value-type="float" office:value="1699577">
            <text:p>1699577</text:p>
          </table:table-cell>
          <table:table-cell office:value-type="float" office:value="1.699577">
            <text:p>1,699577</text:p>
          </table:table-cell>
          <table:table-cell office:value-type="float" office:value="1705719">
            <text:p>1705719</text:p>
          </table:table-cell>
          <table:table-cell office:value-type="float" office:value="1.705719">
            <text:p>1,705719</text:p>
          </table:table-cell>
          <table:table-cell/>
          <table:table-cell table:formula="of:=([.E43]+[.G43]+[.I43]+[.K43])/4" office:value-type="float" office:value="1701751">
            <text:p>1701751</text:p>
          </table:table-cell>
          <table:table-cell table:formula="of:=([.F43]+[.H43]+[.J43]+[.L43])/4" office:value-type="float" office:value="1.701751">
            <text:p>1,70175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1866">
            <text:p>1731866</text:p>
          </table:table-cell>
          <table:table-cell office:value-type="float" office:value="1.731866">
            <text:p>1,731866</text:p>
          </table:table-cell>
          <table:table-cell office:value-type="float" office:value="1729994">
            <text:p>1729994</text:p>
          </table:table-cell>
          <table:table-cell office:value-type="float" office:value="1.729994">
            <text:p>1,729994</text:p>
          </table:table-cell>
          <table:table-cell office:value-type="float" office:value="1729533">
            <text:p>1729533</text:p>
          </table:table-cell>
          <table:table-cell office:value-type="float" office:value="1.729533">
            <text:p>1,729533</text:p>
          </table:table-cell>
          <table:table-cell office:value-type="float" office:value="1726878">
            <text:p>1726878</text:p>
          </table:table-cell>
          <table:table-cell office:value-type="float" office:value="1.726878">
            <text:p>1,726878</text:p>
          </table:table-cell>
          <table:table-cell/>
          <table:table-cell table:formula="of:=([.E44]+[.G44]+[.I44]+[.K44])/4" office:value-type="float" office:value="1729567.75">
            <text:p>1729567,75</text:p>
          </table:table-cell>
          <table:table-cell table:formula="of:=([.F44]+[.H44]+[.J44]+[.L44])/4" office:value-type="float" office:value="1.72956775">
            <text:p>1,729567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8337">
            <text:p>1768337</text:p>
          </table:table-cell>
          <table:table-cell office:value-type="float" office:value="1.768337">
            <text:p>1,768337</text:p>
          </table:table-cell>
          <table:table-cell office:value-type="float" office:value="1768185">
            <text:p>1768185</text:p>
          </table:table-cell>
          <table:table-cell office:value-type="float" office:value="1.768185">
            <text:p>1,768185</text:p>
          </table:table-cell>
          <table:table-cell office:value-type="float" office:value="1768067">
            <text:p>1768067</text:p>
          </table:table-cell>
          <table:table-cell office:value-type="float" office:value="1.768067">
            <text:p>1,768067</text:p>
          </table:table-cell>
          <table:table-cell office:value-type="float" office:value="1770437">
            <text:p>1770437</text:p>
          </table:table-cell>
          <table:table-cell office:value-type="float" office:value="1.770437">
            <text:p>1,770437</text:p>
          </table:table-cell>
          <table:table-cell/>
          <table:table-cell table:formula="of:=([.E45]+[.G45]+[.I45]+[.K45])/4" office:value-type="float" office:value="1768756.5">
            <text:p>1768756,5</text:p>
          </table:table-cell>
          <table:table-cell table:formula="of:=([.F45]+[.H45]+[.J45]+[.L45])/4" office:value-type="float" office:value="1.7687565">
            <text:p>1,768756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08983">
            <text:p>1808983</text:p>
          </table:table-cell>
          <table:table-cell office:value-type="float" office:value="1.808983">
            <text:p>1,808983</text:p>
          </table:table-cell>
          <table:table-cell office:value-type="float" office:value="1809118">
            <text:p>1809118</text:p>
          </table:table-cell>
          <table:table-cell office:value-type="float" office:value="1.809118">
            <text:p>1,809118</text:p>
          </table:table-cell>
          <table:table-cell office:value-type="float" office:value="1811919">
            <text:p>1811919</text:p>
          </table:table-cell>
          <table:table-cell office:value-type="float" office:value="1.811919">
            <text:p>1,811919</text:p>
          </table:table-cell>
          <table:table-cell office:value-type="float" office:value="1815216">
            <text:p>1815216</text:p>
          </table:table-cell>
          <table:table-cell office:value-type="float" office:value="1.815216">
            <text:p>1,815216</text:p>
          </table:table-cell>
          <table:table-cell/>
          <table:table-cell table:formula="of:=([.E46]+[.G46]+[.I46]+[.K46])/4" office:value-type="float" office:value="1811309">
            <text:p>1811309</text:p>
          </table:table-cell>
          <table:table-cell table:formula="of:=([.F46]+[.H46]+[.J46]+[.L46])/4" office:value-type="float" office:value="1.811309">
            <text:p>1,81130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3171">
            <text:p>1853171</text:p>
          </table:table-cell>
          <table:table-cell office:value-type="float" office:value="1.853171">
            <text:p>1,853171</text:p>
          </table:table-cell>
          <table:table-cell office:value-type="float" office:value="1853141">
            <text:p>1853141</text:p>
          </table:table-cell>
          <table:table-cell office:value-type="float" office:value="1.853141">
            <text:p>1,853141</text:p>
          </table:table-cell>
          <table:table-cell office:value-type="float" office:value="1855665">
            <text:p>1855665</text:p>
          </table:table-cell>
          <table:table-cell office:value-type="float" office:value="1.855665">
            <text:p>1,855665</text:p>
          </table:table-cell>
          <table:table-cell office:value-type="float" office:value="1855167">
            <text:p>1855167</text:p>
          </table:table-cell>
          <table:table-cell office:value-type="float" office:value="1.855167">
            <text:p>1,855167</text:p>
          </table:table-cell>
          <table:table-cell/>
          <table:table-cell table:formula="of:=([.E47]+[.G47]+[.I47]+[.K47])/4" office:value-type="float" office:value="1854286">
            <text:p>1854286</text:p>
          </table:table-cell>
          <table:table-cell table:formula="of:=([.F47]+[.H47]+[.J47]+[.L47])/4" office:value-type="float" office:value="1.854286">
            <text:p>1,85428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5658">
            <text:p>1905658</text:p>
          </table:table-cell>
          <table:table-cell office:value-type="float" office:value="1.905658">
            <text:p>1,905658</text:p>
          </table:table-cell>
          <table:table-cell office:value-type="float" office:value="1903066">
            <text:p>1903066</text:p>
          </table:table-cell>
          <table:table-cell office:value-type="float" office:value="1.903066">
            <text:p>1,903066</text:p>
          </table:table-cell>
          <table:table-cell office:value-type="float" office:value="1902568">
            <text:p>1902568</text:p>
          </table:table-cell>
          <table:table-cell office:value-type="float" office:value="1.902568">
            <text:p>1,902568</text:p>
          </table:table-cell>
          <table:table-cell office:value-type="float" office:value="1908586">
            <text:p>1908586</text:p>
          </table:table-cell>
          <table:table-cell office:value-type="float" office:value="1.908586">
            <text:p>1,908586</text:p>
          </table:table-cell>
          <table:table-cell/>
          <table:table-cell table:formula="of:=([.E48]+[.G48]+[.I48]+[.K48])/4" office:value-type="float" office:value="1904969.5">
            <text:p>1904969,5</text:p>
          </table:table-cell>
          <table:table-cell table:formula="of:=([.F48]+[.H48]+[.J48]+[.L48])/4" office:value-type="float" office:value="1.9049695">
            <text:p>1,904969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2592">
            <text:p>1942592</text:p>
          </table:table-cell>
          <table:table-cell office:value-type="float" office:value="1.942592">
            <text:p>1,942592</text:p>
          </table:table-cell>
          <table:table-cell office:value-type="float" office:value="1942431">
            <text:p>1942431</text:p>
          </table:table-cell>
          <table:table-cell office:value-type="float" office:value="1.942431">
            <text:p>1,942431</text:p>
          </table:table-cell>
          <table:table-cell office:value-type="float" office:value="1939898">
            <text:p>1939898</text:p>
          </table:table-cell>
          <table:table-cell office:value-type="float" office:value="1.939898">
            <text:p>1,939898</text:p>
          </table:table-cell>
          <table:table-cell office:value-type="float" office:value="1937331">
            <text:p>1937331</text:p>
          </table:table-cell>
          <table:table-cell office:value-type="float" office:value="1.937331">
            <text:p>1,937331</text:p>
          </table:table-cell>
          <table:table-cell/>
          <table:table-cell table:formula="of:=([.E49]+[.G49]+[.I49]+[.K49])/4" office:value-type="float" office:value="1940563">
            <text:p>1940563</text:p>
          </table:table-cell>
          <table:table-cell table:formula="of:=([.F49]+[.H49]+[.J49]+[.L49])/4" office:value-type="float" office:value="1.940563">
            <text:p>1,94056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6103">
            <text:p>1996103</text:p>
          </table:table-cell>
          <table:table-cell office:value-type="float" office:value="1.996103">
            <text:p>1,996103</text:p>
          </table:table-cell>
          <table:table-cell office:value-type="float" office:value="1996210">
            <text:p>1996210</text:p>
          </table:table-cell>
          <table:table-cell office:value-type="float" office:value="1.99621">
            <text:p>1,99621</text:p>
          </table:table-cell>
          <table:table-cell office:value-type="float" office:value="1998930">
            <text:p>1998930</text:p>
          </table:table-cell>
          <table:table-cell office:value-type="float" office:value="1.99893">
            <text:p>1,99893</text:p>
          </table:table-cell>
          <table:table-cell office:value-type="float" office:value="2000226">
            <text:p>2000226</text:p>
          </table:table-cell>
          <table:table-cell office:value-type="float" office:value="2.000226">
            <text:p>2,000226</text:p>
          </table:table-cell>
          <table:table-cell/>
          <table:table-cell table:formula="of:=([.E50]+[.G50]+[.I50]+[.K50])/4" office:value-type="float" office:value="1997867.25">
            <text:p>1997867,25</text:p>
          </table:table-cell>
          <table:table-cell table:formula="of:=([.F50]+[.H50]+[.J50]+[.L50])/4" office:value-type="float" office:value="1.99786725">
            <text:p>1,997867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3799">
            <text:p>2053799</text:p>
          </table:table-cell>
          <table:table-cell office:value-type="float" office:value="2.053799">
            <text:p>2,053799</text:p>
          </table:table-cell>
          <table:table-cell office:value-type="float" office:value="2054917">
            <text:p>2054917</text:p>
          </table:table-cell>
          <table:table-cell office:value-type="float" office:value="2.054917">
            <text:p>2,054917</text:p>
          </table:table-cell>
          <table:table-cell office:value-type="float" office:value="2047361">
            <text:p>2047361</text:p>
          </table:table-cell>
          <table:table-cell office:value-type="float" office:value="2.047361">
            <text:p>2,047361</text:p>
          </table:table-cell>
          <table:table-cell office:value-type="float" office:value="2048819">
            <text:p>2048819</text:p>
          </table:table-cell>
          <table:table-cell office:value-type="float" office:value="2.048819">
            <text:p>2,048819</text:p>
          </table:table-cell>
          <table:table-cell/>
          <table:table-cell table:formula="of:=([.E51]+[.G51]+[.I51]+[.K51])/4" office:value-type="float" office:value="2051224">
            <text:p>2051224</text:p>
          </table:table-cell>
          <table:table-cell table:formula="of:=([.F51]+[.H51]+[.J51]+[.L51])/4" office:value-type="float" office:value="2.051224">
            <text:p>2,05122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05023">
            <text:p>2105023</text:p>
          </table:table-cell>
          <table:table-cell office:value-type="float" office:value="2.105023">
            <text:p>2,105023</text:p>
          </table:table-cell>
          <table:table-cell office:value-type="float" office:value="2102954">
            <text:p>2102954</text:p>
          </table:table-cell>
          <table:table-cell office:value-type="float" office:value="2.102954">
            <text:p>2,102954</text:p>
          </table:table-cell>
          <table:table-cell office:value-type="float" office:value="2104993">
            <text:p>2104993</text:p>
          </table:table-cell>
          <table:table-cell office:value-type="float" office:value="2.104993">
            <text:p>2,104993</text:p>
          </table:table-cell>
          <table:table-cell office:value-type="float" office:value="2104412">
            <text:p>2104412</text:p>
          </table:table-cell>
          <table:table-cell office:value-type="float" office:value="2.104412">
            <text:p>2,104412</text:p>
          </table:table-cell>
          <table:table-cell/>
          <table:table-cell table:formula="of:=([.E52]+[.G52]+[.I52]+[.K52])/4" office:value-type="float" office:value="2104345.5">
            <text:p>2104345,5</text:p>
          </table:table-cell>
          <table:table-cell table:formula="of:=([.F52]+[.H52]+[.J52]+[.L52])/4" office:value-type="float" office:value="2.1043455">
            <text:p>2,104345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3060">
            <text:p>2153060</text:p>
          </table:table-cell>
          <table:table-cell office:value-type="float" office:value="2.15306">
            <text:p>2,15306</text:p>
          </table:table-cell>
          <table:table-cell office:value-type="float" office:value="2153059">
            <text:p>2153059</text:p>
          </table:table-cell>
          <table:table-cell office:value-type="float" office:value="2.153059">
            <text:p>2,153059</text:p>
          </table:table-cell>
          <table:table-cell office:value-type="float" office:value="2152980">
            <text:p>2152980</text:p>
          </table:table-cell>
          <table:table-cell office:value-type="float" office:value="2.15298">
            <text:p>2,15298</text:p>
          </table:table-cell>
          <table:table-cell office:value-type="float" office:value="2159697">
            <text:p>2159697</text:p>
          </table:table-cell>
          <table:table-cell office:value-type="float" office:value="2.159697">
            <text:p>2,159697</text:p>
          </table:table-cell>
          <table:table-cell/>
          <table:table-cell table:formula="of:=([.E53]+[.G53]+[.I53]+[.K53])/4" office:value-type="float" office:value="2154699">
            <text:p>2154699</text:p>
          </table:table-cell>
          <table:table-cell table:formula="of:=([.F53]+[.H53]+[.J53]+[.L53])/4" office:value-type="float" office:value="2.154699">
            <text:p>2,15469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98843">
            <text:p>2198843</text:p>
          </table:table-cell>
          <table:table-cell office:value-type="float" office:value="2.198843">
            <text:p>2,198843</text:p>
          </table:table-cell>
          <table:table-cell office:value-type="float" office:value="2198975">
            <text:p>2198975</text:p>
          </table:table-cell>
          <table:table-cell office:value-type="float" office:value="2.198975">
            <text:p>2,198975</text:p>
          </table:table-cell>
          <table:table-cell office:value-type="float" office:value="2198619">
            <text:p>2198619</text:p>
          </table:table-cell>
          <table:table-cell office:value-type="float" office:value="2.198619">
            <text:p>2,198619</text:p>
          </table:table-cell>
          <table:table-cell office:value-type="float" office:value="2196321">
            <text:p>2196321</text:p>
          </table:table-cell>
          <table:table-cell office:value-type="float" office:value="2.196321">
            <text:p>2,196321</text:p>
          </table:table-cell>
          <table:table-cell/>
          <table:table-cell table:formula="of:=([.E54]+[.G54]+[.I54]+[.K54])/4" office:value-type="float" office:value="2198189.5">
            <text:p>2198189,5</text:p>
          </table:table-cell>
          <table:table-cell table:formula="of:=([.F54]+[.H54]+[.J54]+[.L54])/4" office:value-type="float" office:value="2.1981895">
            <text:p>2,198189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58873">
            <text:p>2258873</text:p>
          </table:table-cell>
          <table:table-cell office:value-type="float" office:value="2.258873">
            <text:p>2,258873</text:p>
          </table:table-cell>
          <table:table-cell office:value-type="float" office:value="2260445">
            <text:p>2260445</text:p>
          </table:table-cell>
          <table:table-cell office:value-type="float" office:value="2.260445">
            <text:p>2,260445</text:p>
          </table:table-cell>
          <table:table-cell office:value-type="float" office:value="2261404">
            <text:p>2261404</text:p>
          </table:table-cell>
          <table:table-cell office:value-type="float" office:value="2.261404">
            <text:p>2,261404</text:p>
          </table:table-cell>
          <table:table-cell office:value-type="float" office:value="2265131">
            <text:p>2265131</text:p>
          </table:table-cell>
          <table:table-cell office:value-type="float" office:value="2.265131">
            <text:p>2,265131</text:p>
          </table:table-cell>
          <table:table-cell/>
          <table:table-cell table:formula="of:=([.E55]+[.G55]+[.I55]+[.K55])/4" office:value-type="float" office:value="2261463.25">
            <text:p>2261463,25</text:p>
          </table:table-cell>
          <table:table-cell table:formula="of:=([.F55]+[.H55]+[.J55]+[.L55])/4" office:value-type="float" office:value="2.26146325">
            <text:p>2,261463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16104">
            <text:p>2316104</text:p>
          </table:table-cell>
          <table:table-cell office:value-type="float" office:value="2.316104">
            <text:p>2,316104</text:p>
          </table:table-cell>
          <table:table-cell office:value-type="float" office:value="2320257">
            <text:p>2320257</text:p>
          </table:table-cell>
          <table:table-cell office:value-type="float" office:value="2.320257">
            <text:p>2,320257</text:p>
          </table:table-cell>
          <table:table-cell office:value-type="float" office:value="2319653">
            <text:p>2319653</text:p>
          </table:table-cell>
          <table:table-cell office:value-type="float" office:value="2.319653">
            <text:p>2,319653</text:p>
          </table:table-cell>
          <table:table-cell office:value-type="float" office:value="2314528">
            <text:p>2314528</text:p>
          </table:table-cell>
          <table:table-cell office:value-type="float" office:value="2.314528">
            <text:p>2,314528</text:p>
          </table:table-cell>
          <table:table-cell/>
          <table:table-cell table:formula="of:=([.E56]+[.G56]+[.I56]+[.K56])/4" office:value-type="float" office:value="2317635.5">
            <text:p>2317635,5</text:p>
          </table:table-cell>
          <table:table-cell table:formula="of:=([.F56]+[.H56]+[.J56]+[.L56])/4" office:value-type="float" office:value="2.3176355">
            <text:p>2,317635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89510">
            <text:p>2389510</text:p>
          </table:table-cell>
          <table:table-cell office:value-type="float" office:value="2.38951">
            <text:p>2,38951</text:p>
          </table:table-cell>
          <table:table-cell office:value-type="float" office:value="2388779">
            <text:p>2388779</text:p>
          </table:table-cell>
          <table:table-cell office:value-type="float" office:value="2.388779">
            <text:p>2,388779</text:p>
          </table:table-cell>
          <table:table-cell office:value-type="float" office:value="2389496">
            <text:p>2389496</text:p>
          </table:table-cell>
          <table:table-cell office:value-type="float" office:value="2.389496">
            <text:p>2,389496</text:p>
          </table:table-cell>
          <table:table-cell office:value-type="float" office:value="2392012">
            <text:p>2392012</text:p>
          </table:table-cell>
          <table:table-cell office:value-type="float" office:value="2.392012">
            <text:p>2,392012</text:p>
          </table:table-cell>
          <table:table-cell/>
          <table:table-cell table:formula="of:=([.E57]+[.G57]+[.I57]+[.K57])/4" office:value-type="float" office:value="2389949.25">
            <text:p>2389949,25</text:p>
          </table:table-cell>
          <table:table-cell table:formula="of:=([.F57]+[.H57]+[.J57]+[.L57])/4" office:value-type="float" office:value="2.38994925">
            <text:p>2,389949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56640">
            <text:p>2456640</text:p>
          </table:table-cell>
          <table:table-cell office:value-type="float" office:value="2.45664">
            <text:p>2,45664</text:p>
          </table:table-cell>
          <table:table-cell office:value-type="float" office:value="2459806">
            <text:p>2459806</text:p>
          </table:table-cell>
          <table:table-cell office:value-type="float" office:value="2.459806">
            <text:p>2,459806</text:p>
          </table:table-cell>
          <table:table-cell office:value-type="float" office:value="2456488">
            <text:p>2456488</text:p>
          </table:table-cell>
          <table:table-cell office:value-type="float" office:value="2.456488">
            <text:p>2,456488</text:p>
          </table:table-cell>
          <table:table-cell office:value-type="float" office:value="2462669">
            <text:p>2462669</text:p>
          </table:table-cell>
          <table:table-cell office:value-type="float" office:value="2.462669">
            <text:p>2,462669</text:p>
          </table:table-cell>
          <table:table-cell/>
          <table:table-cell table:formula="of:=([.E58]+[.G58]+[.I58]+[.K58])/4" office:value-type="float" office:value="2458900.75">
            <text:p>2458900,75</text:p>
          </table:table-cell>
          <table:table-cell table:formula="of:=([.F58]+[.H58]+[.J58]+[.L58])/4" office:value-type="float" office:value="2.45890075">
            <text:p>2,458900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2">
            <text:p>8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0269">
            <text:p>2520269</text:p>
          </table:table-cell>
          <table:table-cell office:value-type="float" office:value="2.520269">
            <text:p>2,520269</text:p>
          </table:table-cell>
          <table:table-cell office:value-type="float" office:value="2517224">
            <text:p>2517224</text:p>
          </table:table-cell>
          <table:table-cell office:value-type="float" office:value="2.517224">
            <text:p>2,517224</text:p>
          </table:table-cell>
          <table:table-cell office:value-type="float" office:value="2520329">
            <text:p>2520329</text:p>
          </table:table-cell>
          <table:table-cell office:value-type="float" office:value="2.520329">
            <text:p>2,520329</text:p>
          </table:table-cell>
          <table:table-cell office:value-type="float" office:value="2519125">
            <text:p>2519125</text:p>
          </table:table-cell>
          <table:table-cell office:value-type="float" office:value="2.519125">
            <text:p>2,519125</text:p>
          </table:table-cell>
          <table:table-cell/>
          <table:table-cell table:formula="of:=([.E59]+[.G59]+[.I59]+[.K59])/4" office:value-type="float" office:value="2519236.75">
            <text:p>2519236,75</text:p>
          </table:table-cell>
          <table:table-cell table:formula="of:=([.F59]+[.H59]+[.J59]+[.L59])/4" office:value-type="float" office:value="2.51923675">
            <text:p>2,519236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4">
            <text:p>8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1308">
            <text:p>2591308</text:p>
          </table:table-cell>
          <table:table-cell office:value-type="float" office:value="2.591308">
            <text:p>2,591308</text:p>
          </table:table-cell>
          <table:table-cell office:value-type="float" office:value="2589138">
            <text:p>2589138</text:p>
          </table:table-cell>
          <table:table-cell office:value-type="float" office:value="2.589138">
            <text:p>2,589138</text:p>
          </table:table-cell>
          <table:table-cell office:value-type="float" office:value="2591184">
            <text:p>2591184</text:p>
          </table:table-cell>
          <table:table-cell office:value-type="float" office:value="2.591184">
            <text:p>2,591184</text:p>
          </table:table-cell>
          <table:table-cell office:value-type="float" office:value="2594795">
            <text:p>2594795</text:p>
          </table:table-cell>
          <table:table-cell office:value-type="float" office:value="2.594795">
            <text:p>2,594795</text:p>
          </table:table-cell>
          <table:table-cell/>
          <table:table-cell table:formula="of:=([.E60]+[.G60]+[.I60]+[.K60])/4" office:value-type="float" office:value="2591606.25">
            <text:p>2591606,25</text:p>
          </table:table-cell>
          <table:table-cell table:formula="of:=([.F60]+[.H60]+[.J60]+[.L60])/4" office:value-type="float" office:value="2.59160625">
            <text:p>2,5916062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4927">
            <text:p>2664927</text:p>
          </table:table-cell>
          <table:table-cell office:value-type="float" office:value="2.664927">
            <text:p>2,664927</text:p>
          </table:table-cell>
          <table:table-cell office:value-type="float" office:value="2665683">
            <text:p>2665683</text:p>
          </table:table-cell>
          <table:table-cell office:value-type="float" office:value="2.665683">
            <text:p>2,665683</text:p>
          </table:table-cell>
          <table:table-cell office:value-type="float" office:value="2662734">
            <text:p>2662734</text:p>
          </table:table-cell>
          <table:table-cell office:value-type="float" office:value="2.662734">
            <text:p>2,662734</text:p>
          </table:table-cell>
          <table:table-cell office:value-type="float" office:value="2659802">
            <text:p>2659802</text:p>
          </table:table-cell>
          <table:table-cell office:value-type="float" office:value="2.659802">
            <text:p>2,659802</text:p>
          </table:table-cell>
          <table:table-cell/>
          <table:table-cell table:formula="of:=([.E61]+[.G61]+[.I61]+[.K61])/4" office:value-type="float" office:value="2663286.5">
            <text:p>2663286,5</text:p>
          </table:table-cell>
          <table:table-cell table:formula="of:=([.F61]+[.H61]+[.J61]+[.L61])/4" office:value-type="float" office:value="2.6632865">
            <text:p>2,663286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8">
            <text:p>9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4219">
            <text:p>2734219</text:p>
          </table:table-cell>
          <table:table-cell office:value-type="float" office:value="2.734219">
            <text:p>2,734219</text:p>
          </table:table-cell>
          <table:table-cell office:value-type="float" office:value="2736876">
            <text:p>2736876</text:p>
          </table:table-cell>
          <table:table-cell office:value-type="float" office:value="2.736876">
            <text:p>2,736876</text:p>
          </table:table-cell>
          <table:table-cell office:value-type="float" office:value="2737157">
            <text:p>2737157</text:p>
          </table:table-cell>
          <table:table-cell office:value-type="float" office:value="2.737157">
            <text:p>2,737157</text:p>
          </table:table-cell>
          <table:table-cell office:value-type="float" office:value="2740746">
            <text:p>2740746</text:p>
          </table:table-cell>
          <table:table-cell office:value-type="float" office:value="2.740746">
            <text:p>2,740746</text:p>
          </table:table-cell>
          <table:table-cell/>
          <table:table-cell table:formula="of:=([.E62]+[.G62]+[.I62]+[.K62])/4" office:value-type="float" office:value="2737249.5">
            <text:p>2737249,5</text:p>
          </table:table-cell>
          <table:table-cell table:formula="of:=([.F62]+[.H62]+[.J62]+[.L62])/4" office:value-type="float" office:value="2.7372495">
            <text:p>2,737249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0409">
            <text:p>2810409</text:p>
          </table:table-cell>
          <table:table-cell office:value-type="float" office:value="2.810409">
            <text:p>2,810409</text:p>
          </table:table-cell>
          <table:table-cell office:value-type="float" office:value="2807775">
            <text:p>2807775</text:p>
          </table:table-cell>
          <table:table-cell office:value-type="float" office:value="2.807775">
            <text:p>2,807775</text:p>
          </table:table-cell>
          <table:table-cell office:value-type="float" office:value="2807618">
            <text:p>2807618</text:p>
          </table:table-cell>
          <table:table-cell office:value-type="float" office:value="2.807618">
            <text:p>2,807618</text:p>
          </table:table-cell>
          <table:table-cell office:value-type="float" office:value="2809684">
            <text:p>2809684</text:p>
          </table:table-cell>
          <table:table-cell office:value-type="float" office:value="2.809684">
            <text:p>2,809684</text:p>
          </table:table-cell>
          <table:table-cell/>
          <table:table-cell table:formula="of:=([.E63]+[.G63]+[.I63]+[.K63])/4" office:value-type="float" office:value="2808871.5">
            <text:p>2808871,5</text:p>
          </table:table-cell>
          <table:table-cell table:formula="of:=([.F63]+[.H63]+[.J63]+[.L63])/4" office:value-type="float" office:value="2.8088715">
            <text:p>2,808871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92">
            <text:p>9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1371">
            <text:p>2881371</text:p>
          </table:table-cell>
          <table:table-cell office:value-type="float" office:value="2.881371">
            <text:p>2,881371</text:p>
          </table:table-cell>
          <table:table-cell office:value-type="float" office:value="2881601">
            <text:p>2881601</text:p>
          </table:table-cell>
          <table:table-cell office:value-type="float" office:value="2.881601">
            <text:p>2,881601</text:p>
          </table:table-cell>
          <table:table-cell office:value-type="float" office:value="2878674">
            <text:p>2878674</text:p>
          </table:table-cell>
          <table:table-cell office:value-type="float" office:value="2.878674">
            <text:p>2,878674</text:p>
          </table:table-cell>
          <table:table-cell office:value-type="float" office:value="2884958">
            <text:p>2884958</text:p>
          </table:table-cell>
          <table:table-cell office:value-type="float" office:value="2.884958">
            <text:p>2,884958</text:p>
          </table:table-cell>
          <table:table-cell/>
          <table:table-cell table:formula="of:=([.E64]+[.G64]+[.I64]+[.K64])/4" office:value-type="float" office:value="2881651">
            <text:p>2881651</text:p>
          </table:table-cell>
          <table:table-cell table:formula="of:=([.F64]+[.H64]+[.J64]+[.L64])/4" office:value-type="float" office:value="2.881651">
            <text:p>2,88165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1427">
            <text:p>2951427</text:p>
          </table:table-cell>
          <table:table-cell office:value-type="float" office:value="2.951427">
            <text:p>2,951427</text:p>
          </table:table-cell>
          <table:table-cell office:value-type="float" office:value="2951044">
            <text:p>2951044</text:p>
          </table:table-cell>
          <table:table-cell office:value-type="float" office:value="2.951044">
            <text:p>2,951044</text:p>
          </table:table-cell>
          <table:table-cell office:value-type="float" office:value="2951097">
            <text:p>2951097</text:p>
          </table:table-cell>
          <table:table-cell office:value-type="float" office:value="2.951097">
            <text:p>2,951097</text:p>
          </table:table-cell>
          <table:table-cell office:value-type="float" office:value="2956674">
            <text:p>2956674</text:p>
          </table:table-cell>
          <table:table-cell office:value-type="float" office:value="2.956674">
            <text:p>2,956674</text:p>
          </table:table-cell>
          <table:table-cell/>
          <table:table-cell table:formula="of:=([.E65]+[.G65]+[.I65]+[.K65])/4" office:value-type="float" office:value="2952560.5">
            <text:p>2952560,5</text:p>
          </table:table-cell>
          <table:table-cell table:formula="of:=([.F65]+[.H65]+[.J65]+[.L65])/4" office:value-type="float" office:value="2.9525605">
            <text:p>2,952560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3235">
            <text:p>683235</text:p>
          </table:table-cell>
          <table:table-cell office:value-type="float" office:value="0.683235">
            <text:p>0,683235</text:p>
          </table:table-cell>
          <table:table-cell office:value-type="float" office:value="686288">
            <text:p>686288</text:p>
          </table:table-cell>
          <table:table-cell office:value-type="float" office:value="0.686288">
            <text:p>0,686288</text:p>
          </table:table-cell>
          <table:table-cell office:value-type="float" office:value="683425">
            <text:p>683425</text:p>
          </table:table-cell>
          <table:table-cell office:value-type="float" office:value="0.683425">
            <text:p>0,683425</text:p>
          </table:table-cell>
          <table:table-cell office:value-type="float" office:value="685465">
            <text:p>685465</text:p>
          </table:table-cell>
          <table:table-cell office:value-type="float" office:value="0.685465">
            <text:p>0,685465</text:p>
          </table:table-cell>
          <table:table-cell/>
          <table:table-cell table:formula="of:=([.E66]+[.G66]+[.I66]+[.K66])/4" office:value-type="float" office:value="684603.25">
            <text:p>684603,25</text:p>
          </table:table-cell>
          <table:table-cell table:formula="of:=([.F66]+[.H66]+[.J66]+[.L66])/4" office:value-type="float" office:value="0.68460325">
            <text:p>0,68460325</text:p>
          </table:table-cell>
          <table:table-cell/>
          <table:table-cell office:value-type="string">
            <text:p>HI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4450">
            <text:p>774450</text:p>
          </table:table-cell>
          <table:table-cell office:value-type="float" office:value="0.77445">
            <text:p>0,77445</text:p>
          </table:table-cell>
          <table:table-cell office:value-type="float" office:value="774608">
            <text:p>774608</text:p>
          </table:table-cell>
          <table:table-cell office:value-type="float" office:value="0.774608">
            <text:p>0,774608</text:p>
          </table:table-cell>
          <table:table-cell office:value-type="float" office:value="774585">
            <text:p>774585</text:p>
          </table:table-cell>
          <table:table-cell office:value-type="float" office:value="0.774585">
            <text:p>0,774585</text:p>
          </table:table-cell>
          <table:table-cell office:value-type="float" office:value="781508">
            <text:p>781508</text:p>
          </table:table-cell>
          <table:table-cell office:value-type="float" office:value="0.781508">
            <text:p>0,781508</text:p>
          </table:table-cell>
          <table:table-cell/>
          <table:table-cell table:formula="of:=([.E67]+[.G67]+[.I67]+[.K67])/4" office:value-type="float" office:value="776287.75">
            <text:p>776287,75</text:p>
          </table:table-cell>
          <table:table-cell table:formula="of:=([.F67]+[.H67]+[.J67]+[.L67])/4" office:value-type="float" office:value="0.77628775">
            <text:p>0,776287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2604">
            <text:p>1012604</text:p>
          </table:table-cell>
          <table:table-cell office:value-type="float" office:value="1.012604">
            <text:p>1,012604</text:p>
          </table:table-cell>
          <table:table-cell office:value-type="float" office:value="1012552">
            <text:p>1012552</text:p>
          </table:table-cell>
          <table:table-cell office:value-type="float" office:value="1.012552">
            <text:p>1,012552</text:p>
          </table:table-cell>
          <table:table-cell office:value-type="float" office:value="1015540">
            <text:p>1015540</text:p>
          </table:table-cell>
          <table:table-cell office:value-type="float" office:value="1.01554">
            <text:p>1,01554</text:p>
          </table:table-cell>
          <table:table-cell office:value-type="float" office:value="1013734">
            <text:p>1013734</text:p>
          </table:table-cell>
          <table:table-cell office:value-type="float" office:value="1.013734">
            <text:p>1,013734</text:p>
          </table:table-cell>
          <table:table-cell/>
          <table:table-cell table:formula="of:=([.E68]+[.G68]+[.I68]+[.K68])/4" office:value-type="float" office:value="1013607.5">
            <text:p>1013607,5</text:p>
          </table:table-cell>
          <table:table-cell table:formula="of:=([.F68]+[.H68]+[.J68]+[.L68])/4" office:value-type="float" office:value="1.0136075">
            <text:p>1,01360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1476">
            <text:p>1271476</text:p>
          </table:table-cell>
          <table:table-cell office:value-type="float" office:value="1.271476">
            <text:p>1,271476</text:p>
          </table:table-cell>
          <table:table-cell office:value-type="float" office:value="1271270">
            <text:p>1271270</text:p>
          </table:table-cell>
          <table:table-cell office:value-type="float" office:value="1.27127">
            <text:p>1,27127</text:p>
          </table:table-cell>
          <table:table-cell office:value-type="float" office:value="1271349">
            <text:p>1271349</text:p>
          </table:table-cell>
          <table:table-cell office:value-type="float" office:value="1.271349">
            <text:p>1,271349</text:p>
          </table:table-cell>
          <table:table-cell office:value-type="float" office:value="1277318">
            <text:p>1277318</text:p>
          </table:table-cell>
          <table:table-cell office:value-type="float" office:value="1.277318">
            <text:p>1,277318</text:p>
          </table:table-cell>
          <table:table-cell/>
          <table:table-cell table:formula="of:=([.E69]+[.G69]+[.I69]+[.K69])/4" office:value-type="float" office:value="1272853.25">
            <text:p>1272853,25</text:p>
          </table:table-cell>
          <table:table-cell table:formula="of:=([.F69]+[.H69]+[.J69]+[.L69])/4" office:value-type="float" office:value="1.27285325">
            <text:p>1,272853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0463">
            <text:p>1570463</text:p>
          </table:table-cell>
          <table:table-cell office:value-type="float" office:value="1.570463">
            <text:p>1,570463</text:p>
          </table:table-cell>
          <table:table-cell office:value-type="float" office:value="1570482">
            <text:p>1570482</text:p>
          </table:table-cell>
          <table:table-cell office:value-type="float" office:value="1.570482">
            <text:p>1,570482</text:p>
          </table:table-cell>
          <table:table-cell office:value-type="float" office:value="1570403">
            <text:p>1570403</text:p>
          </table:table-cell>
          <table:table-cell office:value-type="float" office:value="1.570403">
            <text:p>1,570403</text:p>
          </table:table-cell>
          <table:table-cell office:value-type="float" office:value="1572407">
            <text:p>1572407</text:p>
          </table:table-cell>
          <table:table-cell office:value-type="float" office:value="1.572407">
            <text:p>1,572407</text:p>
          </table:table-cell>
          <table:table-cell/>
          <table:table-cell table:formula="of:=([.E70]+[.G70]+[.I70]+[.K70])/4" office:value-type="float" office:value="1570938.75">
            <text:p>1570938,75</text:p>
          </table:table-cell>
          <table:table-cell table:formula="of:=([.F70]+[.H70]+[.J70]+[.L70])/4" office:value-type="float" office:value="1.57093875">
            <text:p>1,570938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7283">
            <text:p>1667283</text:p>
          </table:table-cell>
          <table:table-cell office:value-type="float" office:value="1.667283">
            <text:p>1,667283</text:p>
          </table:table-cell>
          <table:table-cell office:value-type="float" office:value="1667151">
            <text:p>1667151</text:p>
          </table:table-cell>
          <table:table-cell office:value-type="float" office:value="1.667151">
            <text:p>1,667151</text:p>
          </table:table-cell>
          <table:table-cell office:value-type="float" office:value="1667325">
            <text:p>1667325</text:p>
          </table:table-cell>
          <table:table-cell office:value-type="float" office:value="1.667325">
            <text:p>1,667325</text:p>
          </table:table-cell>
          <table:table-cell office:value-type="float" office:value="1669244">
            <text:p>1669244</text:p>
          </table:table-cell>
          <table:table-cell office:value-type="float" office:value="1.669244">
            <text:p>1,669244</text:p>
          </table:table-cell>
          <table:table-cell/>
          <table:table-cell table:formula="of:=([.E71]+[.G71]+[.I71]+[.K71])/4" office:value-type="float" office:value="1667750.75">
            <text:p>1667750,75</text:p>
          </table:table-cell>
          <table:table-cell table:formula="of:=([.F71]+[.H71]+[.J71]+[.L71])/4" office:value-type="float" office:value="1.66775075">
            <text:p>1,667750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2471">
            <text:p>1712471</text:p>
          </table:table-cell>
          <table:table-cell office:value-type="float" office:value="1.712471">
            <text:p>1,712471</text:p>
          </table:table-cell>
          <table:table-cell office:value-type="float" office:value="1709595">
            <text:p>1709595</text:p>
          </table:table-cell>
          <table:table-cell office:value-type="float" office:value="1.709595">
            <text:p>1,709595</text:p>
          </table:table-cell>
          <table:table-cell office:value-type="float" office:value="1709717">
            <text:p>1709717</text:p>
          </table:table-cell>
          <table:table-cell office:value-type="float" office:value="1.709717">
            <text:p>1,709717</text:p>
          </table:table-cell>
          <table:table-cell office:value-type="float" office:value="1716148">
            <text:p>1716148</text:p>
          </table:table-cell>
          <table:table-cell office:value-type="float" office:value="1.716148">
            <text:p>1,716148</text:p>
          </table:table-cell>
          <table:table-cell/>
          <table:table-cell table:formula="of:=([.E72]+[.G72]+[.I72]+[.K72])/4" office:value-type="float" office:value="1711982.75">
            <text:p>1711982,75</text:p>
          </table:table-cell>
          <table:table-cell table:formula="of:=([.F72]+[.H72]+[.J72]+[.L72])/4" office:value-type="float" office:value="1.71198275">
            <text:p>1,711982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7908">
            <text:p>1767908</text:p>
          </table:table-cell>
          <table:table-cell office:value-type="float" office:value="1.767908">
            <text:p>1,767908</text:p>
          </table:table-cell>
          <table:table-cell office:value-type="float" office:value="1770840">
            <text:p>1770840</text:p>
          </table:table-cell>
          <table:table-cell office:value-type="float" office:value="1.77084">
            <text:p>1,77084</text:p>
          </table:table-cell>
          <table:table-cell office:value-type="float" office:value="1770977">
            <text:p>1770977</text:p>
          </table:table-cell>
          <table:table-cell office:value-type="float" office:value="1.770977">
            <text:p>1,770977</text:p>
          </table:table-cell>
          <table:table-cell office:value-type="float" office:value="1774114">
            <text:p>1774114</text:p>
          </table:table-cell>
          <table:table-cell office:value-type="float" office:value="1.774114">
            <text:p>1,774114</text:p>
          </table:table-cell>
          <table:table-cell/>
          <table:table-cell table:formula="of:=([.E73]+[.G73]+[.I73]+[.K73])/4" office:value-type="float" office:value="1770959.75">
            <text:p>1770959,75</text:p>
          </table:table-cell>
          <table:table-cell table:formula="of:=([.F73]+[.H73]+[.J73]+[.L73])/4" office:value-type="float" office:value="1.77095975">
            <text:p>1,770959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7029">
            <text:p>1827029</text:p>
          </table:table-cell>
          <table:table-cell office:value-type="float" office:value="1.827029">
            <text:p>1,827029</text:p>
          </table:table-cell>
          <table:table-cell office:value-type="float" office:value="1828586">
            <text:p>1828586</text:p>
          </table:table-cell>
          <table:table-cell office:value-type="float" office:value="1.828586">
            <text:p>1,828586</text:p>
          </table:table-cell>
          <table:table-cell office:value-type="float" office:value="1829754">
            <text:p>1829754</text:p>
          </table:table-cell>
          <table:table-cell office:value-type="float" office:value="1.829754">
            <text:p>1,829754</text:p>
          </table:table-cell>
          <table:table-cell office:value-type="float" office:value="1833786">
            <text:p>1833786</text:p>
          </table:table-cell>
          <table:table-cell office:value-type="float" office:value="1.833786">
            <text:p>1,833786</text:p>
          </table:table-cell>
          <table:table-cell/>
          <table:table-cell table:formula="of:=([.E74]+[.G74]+[.I74]+[.K74])/4" office:value-type="float" office:value="1829788.75">
            <text:p>1829788,75</text:p>
          </table:table-cell>
          <table:table-cell table:formula="of:=([.F74]+[.H74]+[.J74]+[.L74])/4" office:value-type="float" office:value="1.82978875">
            <text:p>1,829788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2384">
            <text:p>1902384</text:p>
          </table:table-cell>
          <table:table-cell office:value-type="float" office:value="1.902384">
            <text:p>1,902384</text:p>
          </table:table-cell>
          <table:table-cell office:value-type="float" office:value="1909800">
            <text:p>1909800</text:p>
          </table:table-cell>
          <table:table-cell office:value-type="float" office:value="1.9098">
            <text:p>1,9098</text:p>
          </table:table-cell>
          <table:table-cell office:value-type="float" office:value="1902596">
            <text:p>1902596</text:p>
          </table:table-cell>
          <table:table-cell office:value-type="float" office:value="1.902596">
            <text:p>1,902596</text:p>
          </table:table-cell>
          <table:table-cell office:value-type="float" office:value="1900229">
            <text:p>1900229</text:p>
          </table:table-cell>
          <table:table-cell office:value-type="float" office:value="1.900229">
            <text:p>1,900229</text:p>
          </table:table-cell>
          <table:table-cell/>
          <table:table-cell table:formula="of:=([.E75]+[.G75]+[.I75]+[.K75])/4" office:value-type="float" office:value="1903752.25">
            <text:p>1903752,25</text:p>
          </table:table-cell>
          <table:table-cell table:formula="of:=([.F75]+[.H75]+[.J75]+[.L75])/4" office:value-type="float" office:value="1.90375225">
            <text:p>1,903752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1106">
            <text:p>1961106</text:p>
          </table:table-cell>
          <table:table-cell office:value-type="float" office:value="1.961106">
            <text:p>1,961106</text:p>
          </table:table-cell>
          <table:table-cell office:value-type="float" office:value="1960947">
            <text:p>1960947</text:p>
          </table:table-cell>
          <table:table-cell office:value-type="float" office:value="1.960947">
            <text:p>1,960947</text:p>
          </table:table-cell>
          <table:table-cell office:value-type="float" office:value="1963973">
            <text:p>1963973</text:p>
          </table:table-cell>
          <table:table-cell office:value-type="float" office:value="1.963973">
            <text:p>1,963973</text:p>
          </table:table-cell>
          <table:table-cell office:value-type="float" office:value="1963099">
            <text:p>1963099</text:p>
          </table:table-cell>
          <table:table-cell office:value-type="float" office:value="1.963099">
            <text:p>1,963099</text:p>
          </table:table-cell>
          <table:table-cell/>
          <table:table-cell table:formula="of:=([.E76]+[.G76]+[.I76]+[.K76])/4" office:value-type="float" office:value="1962281.25">
            <text:p>1962281,25</text:p>
          </table:table-cell>
          <table:table-cell table:formula="of:=([.F76]+[.H76]+[.J76]+[.L76])/4" office:value-type="float" office:value="1.96228125">
            <text:p>1,962281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48842">
            <text:p>2048842</text:p>
          </table:table-cell>
          <table:table-cell office:value-type="float" office:value="2.048842">
            <text:p>2,048842</text:p>
          </table:table-cell>
          <table:table-cell office:value-type="float" office:value="2052443">
            <text:p>2052443</text:p>
          </table:table-cell>
          <table:table-cell office:value-type="float" office:value="2.052443">
            <text:p>2,052443</text:p>
          </table:table-cell>
          <table:table-cell office:value-type="float" office:value="2051777">
            <text:p>2051777</text:p>
          </table:table-cell>
          <table:table-cell office:value-type="float" office:value="2.051777">
            <text:p>2,051777</text:p>
          </table:table-cell>
          <table:table-cell office:value-type="float" office:value="2054997">
            <text:p>2054997</text:p>
          </table:table-cell>
          <table:table-cell office:value-type="float" office:value="2.054997">
            <text:p>2,054997</text:p>
          </table:table-cell>
          <table:table-cell/>
          <table:table-cell table:formula="of:=([.E77]+[.G77]+[.I77]+[.K77])/4" office:value-type="float" office:value="2052014.75">
            <text:p>2052014,75</text:p>
          </table:table-cell>
          <table:table-cell table:formula="of:=([.F77]+[.H77]+[.J77]+[.L77])/4" office:value-type="float" office:value="2.05201475">
            <text:p>2,052014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4576">
            <text:p>2124576</text:p>
          </table:table-cell>
          <table:table-cell office:value-type="float" office:value="2.124576">
            <text:p>2,124576</text:p>
          </table:table-cell>
          <table:table-cell office:value-type="float" office:value="2121624">
            <text:p>2121624</text:p>
          </table:table-cell>
          <table:table-cell office:value-type="float" office:value="2.121624">
            <text:p>2,121624</text:p>
          </table:table-cell>
          <table:table-cell office:value-type="float" office:value="2124746">
            <text:p>2124746</text:p>
          </table:table-cell>
          <table:table-cell office:value-type="float" office:value="2.124746">
            <text:p>2,124746</text:p>
          </table:table-cell>
          <table:table-cell office:value-type="float" office:value="2128163">
            <text:p>2128163</text:p>
          </table:table-cell>
          <table:table-cell office:value-type="float" office:value="2.128163">
            <text:p>2,128163</text:p>
          </table:table-cell>
          <table:table-cell/>
          <table:table-cell table:formula="of:=([.E78]+[.G78]+[.I78]+[.K78])/4" office:value-type="float" office:value="2124777.25">
            <text:p>2124777,25</text:p>
          </table:table-cell>
          <table:table-cell table:formula="of:=([.F78]+[.H78]+[.J78]+[.L78])/4" office:value-type="float" office:value="2.12477725">
            <text:p>2,124777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1586">
            <text:p>2201586</text:p>
          </table:table-cell>
          <table:table-cell office:value-type="float" office:value="2.201586">
            <text:p>2,201586</text:p>
          </table:table-cell>
          <table:table-cell office:value-type="float" office:value="2198724">
            <text:p>2198724</text:p>
          </table:table-cell>
          <table:table-cell office:value-type="float" office:value="2.198724">
            <text:p>2,198724</text:p>
          </table:table-cell>
          <table:table-cell office:value-type="float" office:value="2198673">
            <text:p>2198673</text:p>
          </table:table-cell>
          <table:table-cell office:value-type="float" office:value="2.198673">
            <text:p>2,198673</text:p>
          </table:table-cell>
          <table:table-cell office:value-type="float" office:value="2196270">
            <text:p>2196270</text:p>
          </table:table-cell>
          <table:table-cell office:value-type="float" office:value="2.19627">
            <text:p>2,19627</text:p>
          </table:table-cell>
          <table:table-cell/>
          <table:table-cell table:formula="of:=([.E79]+[.G79]+[.I79]+[.K79])/4" office:value-type="float" office:value="2198813.25">
            <text:p>2198813,25</text:p>
          </table:table-cell>
          <table:table-cell table:formula="of:=([.F79]+[.H79]+[.J79]+[.L79])/4" office:value-type="float" office:value="2.19881325">
            <text:p>2,198813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2800">
            <text:p>2292800</text:p>
          </table:table-cell>
          <table:table-cell office:value-type="float" office:value="2.2928">
            <text:p>2,2928</text:p>
          </table:table-cell>
          <table:table-cell office:value-type="float" office:value="2292387">
            <text:p>2292387</text:p>
          </table:table-cell>
          <table:table-cell office:value-type="float" office:value="2.292387">
            <text:p>2,292387</text:p>
          </table:table-cell>
          <table:table-cell office:value-type="float" office:value="2289634">
            <text:p>2289634</text:p>
          </table:table-cell>
          <table:table-cell office:value-type="float" office:value="2.289634">
            <text:p>2,289634</text:p>
          </table:table-cell>
          <table:table-cell office:value-type="float" office:value="2296264">
            <text:p>2296264</text:p>
          </table:table-cell>
          <table:table-cell office:value-type="float" office:value="2.296264">
            <text:p>2,296264</text:p>
          </table:table-cell>
          <table:table-cell/>
          <table:table-cell table:formula="of:=([.E80]+[.G80]+[.I80]+[.K80])/4" office:value-type="float" office:value="2292771.25">
            <text:p>2292771,25</text:p>
          </table:table-cell>
          <table:table-cell table:formula="of:=([.F80]+[.H80]+[.J80]+[.L80])/4" office:value-type="float" office:value="2.29277125">
            <text:p>2,292771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89848">
            <text:p>2389848</text:p>
          </table:table-cell>
          <table:table-cell office:value-type="float" office:value="2.389848">
            <text:p>2,389848</text:p>
          </table:table-cell>
          <table:table-cell office:value-type="float" office:value="2389825">
            <text:p>2389825</text:p>
          </table:table-cell>
          <table:table-cell office:value-type="float" office:value="2.389825">
            <text:p>2,389825</text:p>
          </table:table-cell>
          <table:table-cell office:value-type="float" office:value="2389869">
            <text:p>2389869</text:p>
          </table:table-cell>
          <table:table-cell office:value-type="float" office:value="2.389869">
            <text:p>2,389869</text:p>
          </table:table-cell>
          <table:table-cell office:value-type="float" office:value="2387350">
            <text:p>2387350</text:p>
          </table:table-cell>
          <table:table-cell office:value-type="float" office:value="2.38735">
            <text:p>2,38735</text:p>
          </table:table-cell>
          <table:table-cell/>
          <table:table-cell table:formula="of:=([.E81]+[.G81]+[.I81]+[.K81])/4" office:value-type="float" office:value="2389223">
            <text:p>2389223</text:p>
          </table:table-cell>
          <table:table-cell table:formula="of:=([.F81]+[.H81]+[.J81]+[.L81])/4" office:value-type="float" office:value="2.389223">
            <text:p>2,38922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2198">
            <text:p>2492198</text:p>
          </table:table-cell>
          <table:table-cell office:value-type="float" office:value="2.492198">
            <text:p>2,492198</text:p>
          </table:table-cell>
          <table:table-cell office:value-type="float" office:value="2488612">
            <text:p>2488612</text:p>
          </table:table-cell>
          <table:table-cell office:value-type="float" office:value="2.488612">
            <text:p>2,488612</text:p>
          </table:table-cell>
          <table:table-cell office:value-type="float" office:value="2492462">
            <text:p>2492462</text:p>
          </table:table-cell>
          <table:table-cell office:value-type="float" office:value="2.492462">
            <text:p>2,492462</text:p>
          </table:table-cell>
          <table:table-cell office:value-type="float" office:value="2495864">
            <text:p>2495864</text:p>
          </table:table-cell>
          <table:table-cell office:value-type="float" office:value="2.495864">
            <text:p>2,495864</text:p>
          </table:table-cell>
          <table:table-cell/>
          <table:table-cell table:formula="of:=([.E82]+[.G82]+[.I82]+[.K82])/4" office:value-type="float" office:value="2492284">
            <text:p>2492284</text:p>
          </table:table-cell>
          <table:table-cell table:formula="of:=([.F82]+[.H82]+[.J82]+[.L82])/4" office:value-type="float" office:value="2.492284">
            <text:p>2,49228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1041">
            <text:p>2591041</text:p>
          </table:table-cell>
          <table:table-cell office:value-type="float" office:value="2.591041">
            <text:p>2,591041</text:p>
          </table:table-cell>
          <table:table-cell office:value-type="float" office:value="2593899">
            <text:p>2593899</text:p>
          </table:table-cell>
          <table:table-cell office:value-type="float" office:value="2.593899">
            <text:p>2,593899</text:p>
          </table:table-cell>
          <table:table-cell office:value-type="float" office:value="2593948">
            <text:p>2593948</text:p>
          </table:table-cell>
          <table:table-cell office:value-type="float" office:value="2.593948">
            <text:p>2,593948</text:p>
          </table:table-cell>
          <table:table-cell office:value-type="float" office:value="2588650">
            <text:p>2588650</text:p>
          </table:table-cell>
          <table:table-cell office:value-type="float" office:value="2.58865">
            <text:p>2,58865</text:p>
          </table:table-cell>
          <table:table-cell/>
          <table:table-cell table:formula="of:=([.E83]+[.G83]+[.I83]+[.K83])/4" office:value-type="float" office:value="2591884.5">
            <text:p>2591884,5</text:p>
          </table:table-cell>
          <table:table-cell table:formula="of:=([.F83]+[.H83]+[.J83]+[.L83])/4" office:value-type="float" office:value="2.5918845">
            <text:p>2,591884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5553">
            <text:p>2705553</text:p>
          </table:table-cell>
          <table:table-cell office:value-type="float" office:value="2.705553">
            <text:p>2,705553</text:p>
          </table:table-cell>
          <table:table-cell office:value-type="float" office:value="2708476">
            <text:p>2708476</text:p>
          </table:table-cell>
          <table:table-cell office:value-type="float" office:value="2.708476">
            <text:p>2,708476</text:p>
          </table:table-cell>
          <table:table-cell office:value-type="float" office:value="2708526">
            <text:p>2708526</text:p>
          </table:table-cell>
          <table:table-cell office:value-type="float" office:value="2.708526">
            <text:p>2,708526</text:p>
          </table:table-cell>
          <table:table-cell office:value-type="float" office:value="2712374">
            <text:p>2712374</text:p>
          </table:table-cell>
          <table:table-cell office:value-type="float" office:value="2.712374">
            <text:p>2,712374</text:p>
          </table:table-cell>
          <table:table-cell/>
          <table:table-cell table:formula="of:=([.E84]+[.G84]+[.I84]+[.K84])/4" office:value-type="float" office:value="2708732.25">
            <text:p>2708732,25</text:p>
          </table:table-cell>
          <table:table-cell table:formula="of:=([.F84]+[.H84]+[.J84]+[.L84])/4" office:value-type="float" office:value="2.70873225">
            <text:p>2,708732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3234">
            <text:p>2813234</text:p>
          </table:table-cell>
          <table:table-cell office:value-type="float" office:value="2.813234">
            <text:p>2,813234</text:p>
          </table:table-cell>
          <table:table-cell office:value-type="float" office:value="2813159">
            <text:p>2813159</text:p>
          </table:table-cell>
          <table:table-cell office:value-type="float" office:value="2.813159">
            <text:p>2,813159</text:p>
          </table:table-cell>
          <table:table-cell office:value-type="float" office:value="2815717">
            <text:p>2815717</text:p>
          </table:table-cell>
          <table:table-cell office:value-type="float" office:value="2.815717">
            <text:p>2,815717</text:p>
          </table:table-cell>
          <table:table-cell office:value-type="float" office:value="2810809">
            <text:p>2810809</text:p>
          </table:table-cell>
          <table:table-cell office:value-type="float" office:value="2.810809">
            <text:p>2,810809</text:p>
          </table:table-cell>
          <table:table-cell/>
          <table:table-cell table:formula="of:=([.E85]+[.G85]+[.I85]+[.K85])/4" office:value-type="float" office:value="2813229.75">
            <text:p>2813229,75</text:p>
          </table:table-cell>
          <table:table-cell table:formula="of:=([.F85]+[.H85]+[.J85]+[.L85])/4" office:value-type="float" office:value="2.81322975">
            <text:p>2,813229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19171">
            <text:p>2919171</text:p>
          </table:table-cell>
          <table:table-cell office:value-type="float" office:value="2.919171">
            <text:p>2,919171</text:p>
          </table:table-cell>
          <table:table-cell office:value-type="float" office:value="2921403">
            <text:p>2921403</text:p>
          </table:table-cell>
          <table:table-cell office:value-type="float" office:value="2.921403">
            <text:p>2,921403</text:p>
          </table:table-cell>
          <table:table-cell office:value-type="float" office:value="2921518">
            <text:p>2921518</text:p>
          </table:table-cell>
          <table:table-cell office:value-type="float" office:value="2.921518">
            <text:p>2,921518</text:p>
          </table:table-cell>
          <table:table-cell office:value-type="float" office:value="2925279">
            <text:p>2925279</text:p>
          </table:table-cell>
          <table:table-cell office:value-type="float" office:value="2.925279">
            <text:p>2,925279</text:p>
          </table:table-cell>
          <table:table-cell/>
          <table:table-cell table:formula="of:=([.E86]+[.G86]+[.I86]+[.K86])/4" office:value-type="float" office:value="2921842.75">
            <text:p>2921842,75</text:p>
          </table:table-cell>
          <table:table-cell table:formula="of:=([.F86]+[.H86]+[.J86]+[.L86])/4" office:value-type="float" office:value="2.92184275">
            <text:p>2,921842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1935">
            <text:p>701935</text:p>
          </table:table-cell>
          <table:table-cell office:value-type="float" office:value="0.701935">
            <text:p>0,701935</text:p>
          </table:table-cell>
          <table:table-cell office:value-type="float" office:value="698862">
            <text:p>698862</text:p>
          </table:table-cell>
          <table:table-cell office:value-type="float" office:value="0.698862">
            <text:p>0,698862</text:p>
          </table:table-cell>
          <table:table-cell office:value-type="float" office:value="698882">
            <text:p>698882</text:p>
          </table:table-cell>
          <table:table-cell office:value-type="float" office:value="0.698882">
            <text:p>0,698882</text:p>
          </table:table-cell>
          <table:table-cell office:value-type="float" office:value="705305">
            <text:p>705305</text:p>
          </table:table-cell>
          <table:table-cell office:value-type="float" office:value="0.705305">
            <text:p>0,705305</text:p>
          </table:table-cell>
          <table:table-cell/>
          <table:table-cell table:formula="of:=([.E87]+[.G87]+[.I87]+[.K87])/4" office:value-type="float" office:value="701246">
            <text:p>701246</text:p>
          </table:table-cell>
          <table:table-cell table:formula="of:=([.F87]+[.H87]+[.J87]+[.L87])/4" office:value-type="float" office:value="0.701246">
            <text:p>0,70124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875">
            <text:p>921875</text:p>
          </table:table-cell>
          <table:table-cell office:value-type="float" office:value="0.921875">
            <text:p>0,921875</text:p>
          </table:table-cell>
          <table:table-cell office:value-type="float" office:value="924443">
            <text:p>924443</text:p>
          </table:table-cell>
          <table:table-cell office:value-type="float" office:value="0.924443">
            <text:p>0,924443</text:p>
          </table:table-cell>
          <table:table-cell office:value-type="float" office:value="927000">
            <text:p>927000</text:p>
          </table:table-cell>
          <table:table-cell office:value-type="float" office:value="0.927">
            <text:p>0,927</text:p>
          </table:table-cell>
          <table:table-cell office:value-type="float" office:value="928079">
            <text:p>928079</text:p>
          </table:table-cell>
          <table:table-cell office:value-type="float" office:value="0.928079">
            <text:p>0,928079</text:p>
          </table:table-cell>
          <table:table-cell/>
          <table:table-cell table:formula="of:=([.E88]+[.G88]+[.I88]+[.K88])/4" office:value-type="float" office:value="925349.25">
            <text:p>925349,25</text:p>
          </table:table-cell>
          <table:table-cell table:formula="of:=([.F88]+[.H88]+[.J88]+[.L88])/4" office:value-type="float" office:value="0.92534925">
            <text:p>0,925349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1130">
            <text:p>1271130</text:p>
          </table:table-cell>
          <table:table-cell office:value-type="float" office:value="1.27113">
            <text:p>1,27113</text:p>
          </table:table-cell>
          <table:table-cell office:value-type="float" office:value="1271297">
            <text:p>1271297</text:p>
          </table:table-cell>
          <table:table-cell office:value-type="float" office:value="1.271297">
            <text:p>1,271297</text:p>
          </table:table-cell>
          <table:table-cell office:value-type="float" office:value="1273919">
            <text:p>1273919</text:p>
          </table:table-cell>
          <table:table-cell office:value-type="float" office:value="1.273919">
            <text:p>1,273919</text:p>
          </table:table-cell>
          <table:table-cell office:value-type="float" office:value="1268799">
            <text:p>1268799</text:p>
          </table:table-cell>
          <table:table-cell office:value-type="float" office:value="1.268799">
            <text:p>1,268799</text:p>
          </table:table-cell>
          <table:table-cell/>
          <table:table-cell table:formula="of:=([.E89]+[.G89]+[.I89]+[.K89])/4" office:value-type="float" office:value="1271286.25">
            <text:p>1271286,25</text:p>
          </table:table-cell>
          <table:table-cell table:formula="of:=([.F89]+[.H89]+[.J89]+[.L89])/4" office:value-type="float" office:value="1.27128625">
            <text:p>1,271286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0513">
            <text:p>1630513</text:p>
          </table:table-cell>
          <table:table-cell office:value-type="float" office:value="1.630513">
            <text:p>1,630513</text:p>
          </table:table-cell>
          <table:table-cell office:value-type="float" office:value="1630788">
            <text:p>1630788</text:p>
          </table:table-cell>
          <table:table-cell office:value-type="float" office:value="1.630788">
            <text:p>1,630788</text:p>
          </table:table-cell>
          <table:table-cell office:value-type="float" office:value="1630421">
            <text:p>1630421</text:p>
          </table:table-cell>
          <table:table-cell office:value-type="float" office:value="1.630421">
            <text:p>1,630421</text:p>
          </table:table-cell>
          <table:table-cell office:value-type="float" office:value="1637099">
            <text:p>1637099</text:p>
          </table:table-cell>
          <table:table-cell office:value-type="float" office:value="1.637099">
            <text:p>1,637099</text:p>
          </table:table-cell>
          <table:table-cell/>
          <table:table-cell table:formula="of:=([.E90]+[.G90]+[.I90]+[.K90])/4" office:value-type="float" office:value="1632205.25">
            <text:p>1632205,25</text:p>
          </table:table-cell>
          <table:table-cell table:formula="of:=([.F90]+[.H90]+[.J90]+[.L90])/4" office:value-type="float" office:value="1.63220525">
            <text:p>1,632205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1858">
            <text:p>1701858</text:p>
          </table:table-cell>
          <table:table-cell office:value-type="float" office:value="1.701858">
            <text:p>1,701858</text:p>
          </table:table-cell>
          <table:table-cell office:value-type="float" office:value="1699211">
            <text:p>1699211</text:p>
          </table:table-cell>
          <table:table-cell office:value-type="float" office:value="1.699211">
            <text:p>1,699211</text:p>
          </table:table-cell>
          <table:table-cell office:value-type="float" office:value="1701909">
            <text:p>1701909</text:p>
          </table:table-cell>
          <table:table-cell office:value-type="float" office:value="1.701909">
            <text:p>1,701909</text:p>
          </table:table-cell>
          <table:table-cell office:value-type="float" office:value="1696783">
            <text:p>1696783</text:p>
          </table:table-cell>
          <table:table-cell office:value-type="float" office:value="1.696783">
            <text:p>1,696783</text:p>
          </table:table-cell>
          <table:table-cell/>
          <table:table-cell table:formula="of:=([.E91]+[.G91]+[.I91]+[.K91])/4" office:value-type="float" office:value="1699940.25">
            <text:p>1699940,25</text:p>
          </table:table-cell>
          <table:table-cell table:formula="of:=([.F91]+[.H91]+[.J91]+[.L91])/4" office:value-type="float" office:value="1.69994025">
            <text:p>1,699940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7955">
            <text:p>1767955</text:p>
          </table:table-cell>
          <table:table-cell office:value-type="float" office:value="1.767955">
            <text:p>1,767955</text:p>
          </table:table-cell>
          <table:table-cell office:value-type="float" office:value="1771367">
            <text:p>1771367</text:p>
          </table:table-cell>
          <table:table-cell office:value-type="float" office:value="1.771367">
            <text:p>1,771367</text:p>
          </table:table-cell>
          <table:table-cell office:value-type="float" office:value="1768320">
            <text:p>1768320</text:p>
          </table:table-cell>
          <table:table-cell office:value-type="float" office:value="1.76832">
            <text:p>1,76832</text:p>
          </table:table-cell>
          <table:table-cell office:value-type="float" office:value="1770664">
            <text:p>1770664</text:p>
          </table:table-cell>
          <table:table-cell office:value-type="float" office:value="1.770664">
            <text:p>1,770664</text:p>
          </table:table-cell>
          <table:table-cell/>
          <table:table-cell table:formula="of:=([.E92]+[.G92]+[.I92]+[.K92])/4" office:value-type="float" office:value="1769576.5">
            <text:p>1769576,5</text:p>
          </table:table-cell>
          <table:table-cell table:formula="of:=([.F92]+[.H92]+[.J92]+[.L92])/4" office:value-type="float" office:value="1.7695765">
            <text:p>1,769576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3200">
            <text:p>1853200</text:p>
          </table:table-cell>
          <table:table-cell office:value-type="float" office:value="1.8532">
            <text:p>1,8532</text:p>
          </table:table-cell>
          <table:table-cell office:value-type="float" office:value="1853496">
            <text:p>1853496</text:p>
          </table:table-cell>
          <table:table-cell office:value-type="float" office:value="1.853496">
            <text:p>1,853496</text:p>
          </table:table-cell>
          <table:table-cell office:value-type="float" office:value="1856117">
            <text:p>1856117</text:p>
          </table:table-cell>
          <table:table-cell office:value-type="float" office:value="1.856117">
            <text:p>1,856117</text:p>
          </table:table-cell>
          <table:table-cell office:value-type="float" office:value="1859656">
            <text:p>1859656</text:p>
          </table:table-cell>
          <table:table-cell office:value-type="float" office:value="1.859656">
            <text:p>1,859656</text:p>
          </table:table-cell>
          <table:table-cell/>
          <table:table-cell table:formula="of:=([.E93]+[.G93]+[.I93]+[.K93])/4" office:value-type="float" office:value="1855617.25">
            <text:p>1855617,25</text:p>
          </table:table-cell>
          <table:table-cell table:formula="of:=([.F93]+[.H93]+[.J93]+[.L93])/4" office:value-type="float" office:value="1.85561725">
            <text:p>1,855617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0174">
            <text:p>1940174</text:p>
          </table:table-cell>
          <table:table-cell office:value-type="float" office:value="1.940174">
            <text:p>1,940174</text:p>
          </table:table-cell>
          <table:table-cell office:value-type="float" office:value="1940111">
            <text:p>1940111</text:p>
          </table:table-cell>
          <table:table-cell office:value-type="float" office:value="1.940111">
            <text:p>1,940111</text:p>
          </table:table-cell>
          <table:table-cell office:value-type="float" office:value="1943261">
            <text:p>1943261</text:p>
          </table:table-cell>
          <table:table-cell office:value-type="float" office:value="1.943261">
            <text:p>1,943261</text:p>
          </table:table-cell>
          <table:table-cell office:value-type="float" office:value="1946446">
            <text:p>1946446</text:p>
          </table:table-cell>
          <table:table-cell office:value-type="float" office:value="1.946446">
            <text:p>1,946446</text:p>
          </table:table-cell>
          <table:table-cell/>
          <table:table-cell table:formula="of:=([.E94]+[.G94]+[.I94]+[.K94])/4" office:value-type="float" office:value="1942498">
            <text:p>1942498</text:p>
          </table:table-cell>
          <table:table-cell table:formula="of:=([.F94]+[.H94]+[.J94]+[.L94])/4" office:value-type="float" office:value="1.942498">
            <text:p>1,94249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2247">
            <text:p>2052247</text:p>
          </table:table-cell>
          <table:table-cell office:value-type="float" office:value="2.052247">
            <text:p>2,052247</text:p>
          </table:table-cell>
          <table:table-cell office:value-type="float" office:value="2049525">
            <text:p>2049525</text:p>
          </table:table-cell>
          <table:table-cell office:value-type="float" office:value="2.049525">
            <text:p>2,049525</text:p>
          </table:table-cell>
          <table:table-cell office:value-type="float" office:value="2049465">
            <text:p>2049465</text:p>
          </table:table-cell>
          <table:table-cell office:value-type="float" office:value="2.049465">
            <text:p>2,049465</text:p>
          </table:table-cell>
          <table:table-cell office:value-type="float" office:value="2055694">
            <text:p>2055694</text:p>
          </table:table-cell>
          <table:table-cell office:value-type="float" office:value="2.055694">
            <text:p>2,055694</text:p>
          </table:table-cell>
          <table:table-cell/>
          <table:table-cell table:formula="of:=([.E95]+[.G95]+[.I95]+[.K95])/4" office:value-type="float" office:value="2051732.75">
            <text:p>2051732,75</text:p>
          </table:table-cell>
          <table:table-cell table:formula="of:=([.F95]+[.H95]+[.J95]+[.L95])/4" office:value-type="float" office:value="2.05173275">
            <text:p>2,051732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1590">
            <text:p>2151590</text:p>
          </table:table-cell>
          <table:table-cell office:value-type="float" office:value="2.15159">
            <text:p>2,15159</text:p>
          </table:table-cell>
          <table:table-cell office:value-type="float" office:value="2154776">
            <text:p>2154776</text:p>
          </table:table-cell>
          <table:table-cell office:value-type="float" office:value="2.154776">
            <text:p>2,154776</text:p>
          </table:table-cell>
          <table:table-cell office:value-type="float" office:value="2150717">
            <text:p>2150717</text:p>
          </table:table-cell>
          <table:table-cell office:value-type="float" office:value="2.150717">
            <text:p>2,150717</text:p>
          </table:table-cell>
          <table:table-cell office:value-type="float" office:value="2153124">
            <text:p>2153124</text:p>
          </table:table-cell>
          <table:table-cell office:value-type="float" office:value="2.153124">
            <text:p>2,153124</text:p>
          </table:table-cell>
          <table:table-cell/>
          <table:table-cell table:formula="of:=([.E96]+[.G96]+[.I96]+[.K96])/4" office:value-type="float" office:value="2152551.75">
            <text:p>2152551,75</text:p>
          </table:table-cell>
          <table:table-cell table:formula="of:=([.F96]+[.H96]+[.J96]+[.L96])/4" office:value-type="float" office:value="2.15255175">
            <text:p>2,152551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59258">
            <text:p>2259258</text:p>
          </table:table-cell>
          <table:table-cell office:value-type="float" office:value="2.259258">
            <text:p>2,259258</text:p>
          </table:table-cell>
          <table:table-cell office:value-type="float" office:value="2262626">
            <text:p>2262626</text:p>
          </table:table-cell>
          <table:table-cell office:value-type="float" office:value="2.262626">
            <text:p>2,262626</text:p>
          </table:table-cell>
          <table:table-cell office:value-type="float" office:value="2262285">
            <text:p>2262285</text:p>
          </table:table-cell>
          <table:table-cell office:value-type="float" office:value="2.262285">
            <text:p>2,262285</text:p>
          </table:table-cell>
          <table:table-cell office:value-type="float" office:value="2265167">
            <text:p>2265167</text:p>
          </table:table-cell>
          <table:table-cell office:value-type="float" office:value="2.265167">
            <text:p>2,265167</text:p>
          </table:table-cell>
          <table:table-cell/>
          <table:table-cell table:formula="of:=([.E97]+[.G97]+[.I97]+[.K97])/4" office:value-type="float" office:value="2262334">
            <text:p>2262334</text:p>
          </table:table-cell>
          <table:table-cell table:formula="of:=([.F97]+[.H97]+[.J97]+[.L97])/4" office:value-type="float" office:value="2.262334">
            <text:p>2,26233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1143">
            <text:p>2391143</text:p>
          </table:table-cell>
          <table:table-cell office:value-type="float" office:value="2.391143">
            <text:p>2,391143</text:p>
          </table:table-cell>
          <table:table-cell office:value-type="float" office:value="2390949">
            <text:p>2390949</text:p>
          </table:table-cell>
          <table:table-cell office:value-type="float" office:value="2.390949">
            <text:p>2,390949</text:p>
          </table:table-cell>
          <table:table-cell office:value-type="float" office:value="2391223">
            <text:p>2391223</text:p>
          </table:table-cell>
          <table:table-cell office:value-type="float" office:value="2.391223">
            <text:p>2,391223</text:p>
          </table:table-cell>
          <table:table-cell office:value-type="float" office:value="2397383">
            <text:p>2397383</text:p>
          </table:table-cell>
          <table:table-cell office:value-type="float" office:value="2.397383">
            <text:p>2,397383</text:p>
          </table:table-cell>
          <table:table-cell/>
          <table:table-cell table:formula="of:=([.E98]+[.G98]+[.I98]+[.K98])/4" office:value-type="float" office:value="2392674.5">
            <text:p>2392674,5</text:p>
          </table:table-cell>
          <table:table-cell table:formula="of:=([.F98]+[.H98]+[.J98]+[.L98])/4" office:value-type="float" office:value="2.3926745">
            <text:p>2,392674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0482">
            <text:p>2520482</text:p>
          </table:table-cell>
          <table:table-cell office:value-type="float" office:value="2.520482">
            <text:p>2,520482</text:p>
          </table:table-cell>
          <table:table-cell office:value-type="float" office:value="2521087">
            <text:p>2521087</text:p>
          </table:table-cell>
          <table:table-cell office:value-type="float" office:value="2.521087">
            <text:p>2,521087</text:p>
          </table:table-cell>
          <table:table-cell office:value-type="float" office:value="2518322">
            <text:p>2518322</text:p>
          </table:table-cell>
          <table:table-cell office:value-type="float" office:value="2.518322">
            <text:p>2,518322</text:p>
          </table:table-cell>
          <table:table-cell office:value-type="float" office:value="2520024">
            <text:p>2520024</text:p>
          </table:table-cell>
          <table:table-cell office:value-type="float" office:value="2.520024">
            <text:p>2,520024</text:p>
          </table:table-cell>
          <table:table-cell/>
          <table:table-cell table:formula="of:=([.E99]+[.G99]+[.I99]+[.K99])/4" office:value-type="float" office:value="2519978.75">
            <text:p>2519978,75</text:p>
          </table:table-cell>
          <table:table-cell table:formula="of:=([.F99]+[.H99]+[.J99]+[.L99])/4" office:value-type="float" office:value="2.51997875">
            <text:p>2,5199787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4506">
            <text:p>2664506</text:p>
          </table:table-cell>
          <table:table-cell office:value-type="float" office:value="2.664506">
            <text:p>2,664506</text:p>
          </table:table-cell>
          <table:table-cell office:value-type="float" office:value="2664980">
            <text:p>2664980</text:p>
          </table:table-cell>
          <table:table-cell office:value-type="float" office:value="2.66498">
            <text:p>2,66498</text:p>
          </table:table-cell>
          <table:table-cell office:value-type="float" office:value="2661612">
            <text:p>2661612</text:p>
          </table:table-cell>
          <table:table-cell office:value-type="float" office:value="2.661612">
            <text:p>2,661612</text:p>
          </table:table-cell>
          <table:table-cell office:value-type="float" office:value="2668050">
            <text:p>2668050</text:p>
          </table:table-cell>
          <table:table-cell office:value-type="float" office:value="2.66805">
            <text:p>2,66805</text:p>
          </table:table-cell>
          <table:table-cell/>
          <table:table-cell table:formula="of:=([.E100]+[.G100]+[.I100]+[.K100])/4" office:value-type="float" office:value="2664787">
            <text:p>2664787</text:p>
          </table:table-cell>
          <table:table-cell table:formula="of:=([.F100]+[.H100]+[.J100]+[.L100])/4" office:value-type="float" office:value="2.664787">
            <text:p>2,66478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7144">
            <text:p>2807144</text:p>
          </table:table-cell>
          <table:table-cell office:value-type="float" office:value="2.807144">
            <text:p>2,807144</text:p>
          </table:table-cell>
          <table:table-cell office:value-type="float" office:value="2807606">
            <text:p>2807606</text:p>
          </table:table-cell>
          <table:table-cell office:value-type="float" office:value="2.807606">
            <text:p>2,807606</text:p>
          </table:table-cell>
          <table:table-cell office:value-type="float" office:value="2810506">
            <text:p>2810506</text:p>
          </table:table-cell>
          <table:table-cell office:value-type="float" office:value="2.810506">
            <text:p>2,810506</text:p>
          </table:table-cell>
          <table:table-cell office:value-type="float" office:value="2813846">
            <text:p>2813846</text:p>
          </table:table-cell>
          <table:table-cell office:value-type="float" office:value="2.813846">
            <text:p>2,813846</text:p>
          </table:table-cell>
          <table:table-cell/>
          <table:table-cell table:formula="of:=([.E101]+[.G101]+[.I101]+[.K101])/4" office:value-type="float" office:value="2809775.5">
            <text:p>2809775,5</text:p>
          </table:table-cell>
          <table:table-cell table:formula="of:=([.F101]+[.H101]+[.J101]+[.L101])/4" office:value-type="float" office:value="2.8097755">
            <text:p>2,809775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3398">
            <text:p>2953398</text:p>
          </table:table-cell>
          <table:table-cell office:value-type="float" office:value="2.953398">
            <text:p>2,953398</text:p>
          </table:table-cell>
          <table:table-cell office:value-type="float" office:value="2953568">
            <text:p>2953568</text:p>
          </table:table-cell>
          <table:table-cell office:value-type="float" office:value="2.953568">
            <text:p>2,953568</text:p>
          </table:table-cell>
          <table:table-cell office:value-type="float" office:value="2950999">
            <text:p>2950999</text:p>
          </table:table-cell>
          <table:table-cell office:value-type="float" office:value="2.950999">
            <text:p>2,950999</text:p>
          </table:table-cell>
          <table:table-cell office:value-type="float" office:value="2957219">
            <text:p>2957219</text:p>
          </table:table-cell>
          <table:table-cell office:value-type="float" office:value="2.957219">
            <text:p>2,957219</text:p>
          </table:table-cell>
          <table:table-cell/>
          <table:table-cell table:formula="of:=([.E102]+[.G102]+[.I102]+[.K102])/4" office:value-type="float" office:value="2953796">
            <text:p>2953796</text:p>
          </table:table-cell>
          <table:table-cell table:formula="of:=([.F102]+[.H102]+[.J102]+[.L102])/4" office:value-type="float" office:value="2.953796">
            <text:p>2,95379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2481">
            <text:p>732481</text:p>
          </table:table-cell>
          <table:table-cell office:value-type="float" office:value="0.732481">
            <text:p>0,732481</text:p>
          </table:table-cell>
          <table:table-cell office:value-type="float" office:value="732193">
            <text:p>732193</text:p>
          </table:table-cell>
          <table:table-cell office:value-type="float" office:value="0.732193">
            <text:p>0,732193</text:p>
          </table:table-cell>
          <table:table-cell office:value-type="float" office:value="732339">
            <text:p>732339</text:p>
          </table:table-cell>
          <table:table-cell office:value-type="float" office:value="0.732339">
            <text:p>0,732339</text:p>
          </table:table-cell>
          <table:table-cell office:value-type="float" office:value="738631">
            <text:p>738631</text:p>
          </table:table-cell>
          <table:table-cell office:value-type="float" office:value="0.738631">
            <text:p>0,738631</text:p>
          </table:table-cell>
          <table:table-cell/>
          <table:table-cell table:formula="of:=([.E103]+[.G103]+[.I103]+[.K103])/4" office:value-type="float" office:value="733911">
            <text:p>733911</text:p>
          </table:table-cell>
          <table:table-cell table:formula="of:=([.F103]+[.H103]+[.J103]+[.L103])/4" office:value-type="float" office:value="0.733911">
            <text:p>0,73391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0540">
            <text:p>1080540</text:p>
          </table:table-cell>
          <table:table-cell office:value-type="float" office:value="1.08054">
            <text:p>1,08054</text:p>
          </table:table-cell>
          <table:table-cell office:value-type="float" office:value="1083348">
            <text:p>1083348</text:p>
          </table:table-cell>
          <table:table-cell office:value-type="float" office:value="1.083348">
            <text:p>1,083348</text:p>
          </table:table-cell>
          <table:table-cell office:value-type="float" office:value="1080672">
            <text:p>1080672</text:p>
          </table:table-cell>
          <table:table-cell office:value-type="float" office:value="1.080672">
            <text:p>1,080672</text:p>
          </table:table-cell>
          <table:table-cell office:value-type="float" office:value="1083306">
            <text:p>1083306</text:p>
          </table:table-cell>
          <table:table-cell office:value-type="float" office:value="1.083306">
            <text:p>1,083306</text:p>
          </table:table-cell>
          <table:table-cell/>
          <table:table-cell table:formula="of:=([.E104]+[.G104]+[.I104]+[.K104])/4" office:value-type="float" office:value="1081966.5">
            <text:p>1081966,5</text:p>
          </table:table-cell>
          <table:table-cell table:formula="of:=([.F104]+[.H104]+[.J104]+[.L104])/4" office:value-type="float" office:value="1.0819665">
            <text:p>1,081966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2998">
            <text:p>1572998</text:p>
          </table:table-cell>
          <table:table-cell office:value-type="float" office:value="1.572998">
            <text:p>1,572998</text:p>
          </table:table-cell>
          <table:table-cell office:value-type="float" office:value="1570315">
            <text:p>1570315</text:p>
          </table:table-cell>
          <table:table-cell office:value-type="float" office:value="1.570315">
            <text:p>1,570315</text:p>
          </table:table-cell>
          <table:table-cell office:value-type="float" office:value="1573380">
            <text:p>1573380</text:p>
          </table:table-cell>
          <table:table-cell office:value-type="float" office:value="1.57338">
            <text:p>1,57338</text:p>
          </table:table-cell>
          <table:table-cell office:value-type="float" office:value="1576566">
            <text:p>1576566</text:p>
          </table:table-cell>
          <table:table-cell office:value-type="float" office:value="1.576566">
            <text:p>1,576566</text:p>
          </table:table-cell>
          <table:table-cell/>
          <table:table-cell table:formula="of:=([.E105]+[.G105]+[.I105]+[.K105])/4" office:value-type="float" office:value="1573314.75">
            <text:p>1573314,75</text:p>
          </table:table-cell>
          <table:table-cell table:formula="of:=([.F105]+[.H105]+[.J105]+[.L105])/4" office:value-type="float" office:value="1.57331475">
            <text:p>1,573314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99407">
            <text:p>1699407</text:p>
          </table:table-cell>
          <table:table-cell office:value-type="float" office:value="1.699407">
            <text:p>1,699407</text:p>
          </table:table-cell>
          <table:table-cell office:value-type="float" office:value="1699245">
            <text:p>1699245</text:p>
          </table:table-cell>
          <table:table-cell office:value-type="float" office:value="1.699245">
            <text:p>1,699245</text:p>
          </table:table-cell>
          <table:table-cell office:value-type="float" office:value="1702526">
            <text:p>1702526</text:p>
          </table:table-cell>
          <table:table-cell office:value-type="float" office:value="1.702526">
            <text:p>1,702526</text:p>
          </table:table-cell>
          <table:table-cell office:value-type="float" office:value="1705599">
            <text:p>1705599</text:p>
          </table:table-cell>
          <table:table-cell office:value-type="float" office:value="1.705599">
            <text:p>1,705599</text:p>
          </table:table-cell>
          <table:table-cell/>
          <table:table-cell table:formula="of:=([.E106]+[.G106]+[.I106]+[.K106])/4" office:value-type="float" office:value="1701694.25">
            <text:p>1701694,25</text:p>
          </table:table-cell>
          <table:table-cell table:formula="of:=([.F106]+[.H106]+[.J106]+[.L106])/4" office:value-type="float" office:value="1.70169425">
            <text:p>1,7016942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89805">
            <text:p>1789805</text:p>
          </table:table-cell>
          <table:table-cell office:value-type="float" office:value="1.789805">
            <text:p>1,789805</text:p>
          </table:table-cell>
          <table:table-cell office:value-type="float" office:value="1789496">
            <text:p>1789496</text:p>
          </table:table-cell>
          <table:table-cell office:value-type="float" office:value="1.789496">
            <text:p>1,789496</text:p>
          </table:table-cell>
          <table:table-cell office:value-type="float" office:value="1792323">
            <text:p>1792323</text:p>
          </table:table-cell>
          <table:table-cell office:value-type="float" office:value="1.792323">
            <text:p>1,792323</text:p>
          </table:table-cell>
          <table:table-cell office:value-type="float" office:value="1795984">
            <text:p>1795984</text:p>
          </table:table-cell>
          <table:table-cell office:value-type="float" office:value="1.795984">
            <text:p>1,795984</text:p>
          </table:table-cell>
          <table:table-cell/>
          <table:table-cell table:formula="of:=([.E107]+[.G107]+[.I107]+[.K107])/4" office:value-type="float" office:value="1791902">
            <text:p>1791902</text:p>
          </table:table-cell>
          <table:table-cell table:formula="of:=([.F107]+[.H107]+[.J107]+[.L107])/4" office:value-type="float" office:value="1.791902">
            <text:p>1,791902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5684">
            <text:p>1905684</text:p>
          </table:table-cell>
          <table:table-cell office:value-type="float" office:value="1.905684">
            <text:p>1,905684</text:p>
          </table:table-cell>
          <table:table-cell office:value-type="float" office:value="1905572">
            <text:p>1905572</text:p>
          </table:table-cell>
          <table:table-cell office:value-type="float" office:value="1.905572">
            <text:p>1,905572</text:p>
          </table:table-cell>
          <table:table-cell office:value-type="float" office:value="1905010">
            <text:p>1905010</text:p>
          </table:table-cell>
          <table:table-cell office:value-type="float" office:value="1.90501">
            <text:p>1,90501</text:p>
          </table:table-cell>
          <table:table-cell office:value-type="float" office:value="1904333">
            <text:p>1904333</text:p>
          </table:table-cell>
          <table:table-cell office:value-type="float" office:value="1.904333">
            <text:p>1,904333</text:p>
          </table:table-cell>
          <table:table-cell/>
          <table:table-cell table:formula="of:=([.E108]+[.G108]+[.I108]+[.K108])/4" office:value-type="float" office:value="1905149.75">
            <text:p>1905149,75</text:p>
          </table:table-cell>
          <table:table-cell table:formula="of:=([.F108]+[.H108]+[.J108]+[.L108])/4" office:value-type="float" office:value="1.90514975">
            <text:p>1,905149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3284">
            <text:p>2023284</text:p>
          </table:table-cell>
          <table:table-cell office:value-type="float" office:value="2.023284">
            <text:p>2,023284</text:p>
          </table:table-cell>
          <table:table-cell office:value-type="float" office:value="2023760">
            <text:p>2023760</text:p>
          </table:table-cell>
          <table:table-cell office:value-type="float" office:value="2.02376">
            <text:p>2,02376</text:p>
          </table:table-cell>
          <table:table-cell office:value-type="float" office:value="2026114">
            <text:p>2026114</text:p>
          </table:table-cell>
          <table:table-cell office:value-type="float" office:value="2.026114">
            <text:p>2,026114</text:p>
          </table:table-cell>
          <table:table-cell office:value-type="float" office:value="2029808">
            <text:p>2029808</text:p>
          </table:table-cell>
          <table:table-cell office:value-type="float" office:value="2.029808">
            <text:p>2,029808</text:p>
          </table:table-cell>
          <table:table-cell/>
          <table:table-cell table:formula="of:=([.E109]+[.G109]+[.I109]+[.K109])/4" office:value-type="float" office:value="2025741.5">
            <text:p>2025741,5</text:p>
          </table:table-cell>
          <table:table-cell table:formula="of:=([.F109]+[.H109]+[.J109]+[.L109])/4" office:value-type="float" office:value="2.0257415">
            <text:p>2,025741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0852">
            <text:p>2150852</text:p>
          </table:table-cell>
          <table:table-cell office:value-type="float" office:value="2.150852">
            <text:p>2,150852</text:p>
          </table:table-cell>
          <table:table-cell office:value-type="float" office:value="2150771">
            <text:p>2150771</text:p>
          </table:table-cell>
          <table:table-cell office:value-type="float" office:value="2.150771">
            <text:p>2,150771</text:p>
          </table:table-cell>
          <table:table-cell office:value-type="float" office:value="2153570">
            <text:p>2153570</text:p>
          </table:table-cell>
          <table:table-cell office:value-type="float" office:value="2.15357">
            <text:p>2,15357</text:p>
          </table:table-cell>
          <table:table-cell office:value-type="float" office:value="2148361">
            <text:p>2148361</text:p>
          </table:table-cell>
          <table:table-cell office:value-type="float" office:value="2.148361">
            <text:p>2,148361</text:p>
          </table:table-cell>
          <table:table-cell/>
          <table:table-cell table:formula="of:=([.E110]+[.G110]+[.I110]+[.K110])/4" office:value-type="float" office:value="2150888.5">
            <text:p>2150888,5</text:p>
          </table:table-cell>
          <table:table-cell table:formula="of:=([.F110]+[.H110]+[.J110]+[.L110])/4" office:value-type="float" office:value="2.1508885">
            <text:p>2,150888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4591">
            <text:p>2294591</text:p>
          </table:table-cell>
          <table:table-cell office:value-type="float" office:value="2.294591">
            <text:p>2,294591</text:p>
          </table:table-cell>
          <table:table-cell office:value-type="float" office:value="2297055">
            <text:p>2297055</text:p>
          </table:table-cell>
          <table:table-cell office:value-type="float" office:value="2.297055">
            <text:p>2,297055</text:p>
          </table:table-cell>
          <table:table-cell office:value-type="float" office:value="2291494">
            <text:p>2291494</text:p>
          </table:table-cell>
          <table:table-cell office:value-type="float" office:value="2.291494">
            <text:p>2,291494</text:p>
          </table:table-cell>
          <table:table-cell office:value-type="float" office:value="2298097">
            <text:p>2298097</text:p>
          </table:table-cell>
          <table:table-cell office:value-type="float" office:value="2.298097">
            <text:p>2,298097</text:p>
          </table:table-cell>
          <table:table-cell/>
          <table:table-cell table:formula="of:=([.E111]+[.G111]+[.I111]+[.K111])/4" office:value-type="float" office:value="2295309.25">
            <text:p>2295309,25</text:p>
          </table:table-cell>
          <table:table-cell table:formula="of:=([.F111]+[.H111]+[.J111]+[.L111])/4" office:value-type="float" office:value="2.29530925">
            <text:p>2,2953092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59450">
            <text:p>2459450</text:p>
          </table:table-cell>
          <table:table-cell office:value-type="float" office:value="2.45945">
            <text:p>2,45945</text:p>
          </table:table-cell>
          <table:table-cell office:value-type="float" office:value="2457187">
            <text:p>2457187</text:p>
          </table:table-cell>
          <table:table-cell office:value-type="float" office:value="2.457187">
            <text:p>2,457187</text:p>
          </table:table-cell>
          <table:table-cell office:value-type="float" office:value="2462363">
            <text:p>2462363</text:p>
          </table:table-cell>
          <table:table-cell office:value-type="float" office:value="2.462363">
            <text:p>2,462363</text:p>
          </table:table-cell>
          <table:table-cell office:value-type="float" office:value="2461594">
            <text:p>2461594</text:p>
          </table:table-cell>
          <table:table-cell office:value-type="float" office:value="2.461594">
            <text:p>2,461594</text:p>
          </table:table-cell>
          <table:table-cell/>
          <table:table-cell table:formula="of:=([.E112]+[.G112]+[.I112]+[.K112])/4" office:value-type="float" office:value="2460148.5">
            <text:p>2460148,5</text:p>
          </table:table-cell>
          <table:table-cell table:formula="of:=([.F112]+[.H112]+[.J112]+[.L112])/4" office:value-type="float" office:value="2.4601485">
            <text:p>2,460148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25653">
            <text:p>2625653</text:p>
          </table:table-cell>
          <table:table-cell office:value-type="float" office:value="2.625653">
            <text:p>2,625653</text:p>
          </table:table-cell>
          <table:table-cell office:value-type="float" office:value="2625846">
            <text:p>2625846</text:p>
          </table:table-cell>
          <table:table-cell office:value-type="float" office:value="2.625846">
            <text:p>2,625846</text:p>
          </table:table-cell>
          <table:table-cell office:value-type="float" office:value="2628598">
            <text:p>2628598</text:p>
          </table:table-cell>
          <table:table-cell office:value-type="float" office:value="2.628598">
            <text:p>2,628598</text:p>
          </table:table-cell>
          <table:table-cell office:value-type="float" office:value="2632218">
            <text:p>2632218</text:p>
          </table:table-cell>
          <table:table-cell office:value-type="float" office:value="2.632218">
            <text:p>2,632218</text:p>
          </table:table-cell>
          <table:table-cell/>
          <table:table-cell table:formula="of:=([.E113]+[.G113]+[.I113]+[.K113])/4" office:value-type="float" office:value="2628078.75">
            <text:p>2628078,75</text:p>
          </table:table-cell>
          <table:table-cell table:formula="of:=([.F113]+[.H113]+[.J113]+[.L113])/4" office:value-type="float" office:value="2.62807875">
            <text:p>2,62807875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8417">
            <text:p>2808417</text:p>
          </table:table-cell>
          <table:table-cell office:value-type="float" office:value="2.808417">
            <text:p>2,808417</text:p>
          </table:table-cell>
          <table:table-cell office:value-type="float" office:value="2808606">
            <text:p>2808606</text:p>
          </table:table-cell>
          <table:table-cell office:value-type="float" office:value="2.808606">
            <text:p>2,808606</text:p>
          </table:table-cell>
          <table:table-cell office:value-type="float" office:value="2810911">
            <text:p>2810911</text:p>
          </table:table-cell>
          <table:table-cell office:value-type="float" office:value="2.810911">
            <text:p>2,810911</text:p>
          </table:table-cell>
          <table:table-cell office:value-type="float" office:value="2805964">
            <text:p>2805964</text:p>
          </table:table-cell>
          <table:table-cell office:value-type="float" office:value="2.805964">
            <text:p>2,805964</text:p>
          </table:table-cell>
          <table:table-cell/>
          <table:table-cell table:formula="of:=([.E114]+[.G114]+[.I114]+[.K114])/4" office:value-type="float" office:value="2808474.5">
            <text:p>2808474,5</text:p>
          </table:table-cell>
          <table:table-cell table:formula="of:=([.F114]+[.H114]+[.J114]+[.L114])/4" office:value-type="float" office:value="2.8084745">
            <text:p>2,808474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4593">
            <text:p>774593</text:p>
          </table:table-cell>
          <table:table-cell office:value-type="float" office:value="0.774593">
            <text:p>0,774593</text:p>
          </table:table-cell>
          <table:table-cell office:value-type="float" office:value="774411">
            <text:p>774411</text:p>
          </table:table-cell>
          <table:table-cell office:value-type="float" office:value="0.774411">
            <text:p>0,774411</text:p>
          </table:table-cell>
          <table:table-cell office:value-type="float" office:value="775711">
            <text:p>775711</text:p>
          </table:table-cell>
          <table:table-cell office:value-type="float" office:value="0.775711">
            <text:p>0,775711</text:p>
          </table:table-cell>
          <table:table-cell office:value-type="float" office:value="781032">
            <text:p>781032</text:p>
          </table:table-cell>
          <table:table-cell office:value-type="float" office:value="0.781032">
            <text:p>0,781032</text:p>
          </table:table-cell>
          <table:table-cell/>
          <table:table-cell table:formula="of:=([.E115]+[.G115]+[.I115]+[.K115])/4" office:value-type="float" office:value="776436.75">
            <text:p>776436,75</text:p>
          </table:table-cell>
          <table:table-cell table:formula="of:=([.F115]+[.H115]+[.J115]+[.L115])/4" office:value-type="float" office:value="0.77643675">
            <text:p>0,776436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1440">
            <text:p>1271440</text:p>
          </table:table-cell>
          <table:table-cell office:value-type="float" office:value="1.27144">
            <text:p>1,27144</text:p>
          </table:table-cell>
          <table:table-cell office:value-type="float" office:value="1271266">
            <text:p>1271266</text:p>
          </table:table-cell>
          <table:table-cell office:value-type="float" office:value="1.271266">
            <text:p>1,271266</text:p>
          </table:table-cell>
          <table:table-cell office:value-type="float" office:value="1273495">
            <text:p>1273495</text:p>
          </table:table-cell>
          <table:table-cell office:value-type="float" office:value="1.273495">
            <text:p>1,273495</text:p>
          </table:table-cell>
          <table:table-cell office:value-type="float" office:value="1268813">
            <text:p>1268813</text:p>
          </table:table-cell>
          <table:table-cell office:value-type="float" office:value="1.268813">
            <text:p>1,268813</text:p>
          </table:table-cell>
          <table:table-cell/>
          <table:table-cell table:formula="of:=([.E116]+[.G116]+[.I116]+[.K116])/4" office:value-type="float" office:value="1271253.5">
            <text:p>1271253,5</text:p>
          </table:table-cell>
          <table:table-cell table:formula="of:=([.F116]+[.H116]+[.J116]+[.L116])/4" office:value-type="float" office:value="1.2712535">
            <text:p>1,271253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0017">
            <text:p>1670017</text:p>
          </table:table-cell>
          <table:table-cell office:value-type="float" office:value="1.670017">
            <text:p>1,670017</text:p>
          </table:table-cell>
          <table:table-cell office:value-type="float" office:value="1667364">
            <text:p>1667364</text:p>
          </table:table-cell>
          <table:table-cell office:value-type="float" office:value="1.667364">
            <text:p>1,667364</text:p>
          </table:table-cell>
          <table:table-cell office:value-type="float" office:value="1667605">
            <text:p>1667605</text:p>
          </table:table-cell>
          <table:table-cell office:value-type="float" office:value="1.667605">
            <text:p>1,667605</text:p>
          </table:table-cell>
          <table:table-cell office:value-type="float" office:value="1669437">
            <text:p>1669437</text:p>
          </table:table-cell>
          <table:table-cell office:value-type="float" office:value="1.669437">
            <text:p>1,669437</text:p>
          </table:table-cell>
          <table:table-cell/>
          <table:table-cell table:formula="of:=([.E117]+[.G117]+[.I117]+[.K117])/4" office:value-type="float" office:value="1668605.75">
            <text:p>1668605,75</text:p>
          </table:table-cell>
          <table:table-cell table:formula="of:=([.F117]+[.H117]+[.J117]+[.L117])/4" office:value-type="float" office:value="1.66860575">
            <text:p>1,668605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0687">
            <text:p>1770687</text:p>
          </table:table-cell>
          <table:table-cell office:value-type="float" office:value="1.770687">
            <text:p>1,770687</text:p>
          </table:table-cell>
          <table:table-cell office:value-type="float" office:value="1769474">
            <text:p>1769474</text:p>
          </table:table-cell>
          <table:table-cell office:value-type="float" office:value="1.769474">
            <text:p>1,769474</text:p>
          </table:table-cell>
          <table:table-cell office:value-type="float" office:value="1768249">
            <text:p>1768249</text:p>
          </table:table-cell>
          <table:table-cell office:value-type="float" office:value="1.768249">
            <text:p>1,768249</text:p>
          </table:table-cell>
          <table:table-cell office:value-type="float" office:value="1770263">
            <text:p>1770263</text:p>
          </table:table-cell>
          <table:table-cell office:value-type="float" office:value="1.770263">
            <text:p>1,770263</text:p>
          </table:table-cell>
          <table:table-cell/>
          <table:table-cell table:formula="of:=([.E118]+[.G118]+[.I118]+[.K118])/4" office:value-type="float" office:value="1769668.25">
            <text:p>1769668,25</text:p>
          </table:table-cell>
          <table:table-cell table:formula="of:=([.F118]+[.H118]+[.J118]+[.L118])/4" office:value-type="float" office:value="1.76966825">
            <text:p>1,769668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2065">
            <text:p>1902065</text:p>
          </table:table-cell>
          <table:table-cell office:value-type="float" office:value="1.902065">
            <text:p>1,902065</text:p>
          </table:table-cell>
          <table:table-cell office:value-type="float" office:value="1902428">
            <text:p>1902428</text:p>
          </table:table-cell>
          <table:table-cell office:value-type="float" office:value="1.902428">
            <text:p>1,902428</text:p>
          </table:table-cell>
          <table:table-cell office:value-type="float" office:value="1902576">
            <text:p>1902576</text:p>
          </table:table-cell>
          <table:table-cell office:value-type="float" office:value="1.902576">
            <text:p>1,902576</text:p>
          </table:table-cell>
          <table:table-cell office:value-type="float" office:value="1904288">
            <text:p>1904288</text:p>
          </table:table-cell>
          <table:table-cell office:value-type="float" office:value="1.904288">
            <text:p>1,904288</text:p>
          </table:table-cell>
          <table:table-cell/>
          <table:table-cell table:formula="of:=([.E119]+[.G119]+[.I119]+[.K119])/4" office:value-type="float" office:value="1902839.25">
            <text:p>1902839,25</text:p>
          </table:table-cell>
          <table:table-cell table:formula="of:=([.F119]+[.H119]+[.J119]+[.L119])/4" office:value-type="float" office:value="1.90283925">
            <text:p>1,902839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49620">
            <text:p>2049620</text:p>
          </table:table-cell>
          <table:table-cell office:value-type="float" office:value="2.04962">
            <text:p>2,04962</text:p>
          </table:table-cell>
          <table:table-cell office:value-type="float" office:value="2052149">
            <text:p>2052149</text:p>
          </table:table-cell>
          <table:table-cell office:value-type="float" office:value="2.052149">
            <text:p>2,052149</text:p>
          </table:table-cell>
          <table:table-cell office:value-type="float" office:value="2052188">
            <text:p>2052188</text:p>
          </table:table-cell>
          <table:table-cell office:value-type="float" office:value="2.052188">
            <text:p>2,052188</text:p>
          </table:table-cell>
          <table:table-cell office:value-type="float" office:value="2055779">
            <text:p>2055779</text:p>
          </table:table-cell>
          <table:table-cell office:value-type="float" office:value="2.055779">
            <text:p>2,055779</text:p>
          </table:table-cell>
          <table:table-cell/>
          <table:table-cell table:formula="of:=([.E120]+[.G120]+[.I120]+[.K120])/4" office:value-type="float" office:value="2052434">
            <text:p>2052434</text:p>
          </table:table-cell>
          <table:table-cell table:formula="of:=([.F120]+[.H120]+[.J120]+[.L120])/4" office:value-type="float" office:value="2.052434">
            <text:p>2,05243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3385">
            <text:p>2203385</text:p>
          </table:table-cell>
          <table:table-cell office:value-type="float" office:value="2.203385">
            <text:p>2,203385</text:p>
          </table:table-cell>
          <table:table-cell office:value-type="float" office:value="2200429">
            <text:p>2200429</text:p>
          </table:table-cell>
          <table:table-cell office:value-type="float" office:value="2.200429">
            <text:p>2,200429</text:p>
          </table:table-cell>
          <table:table-cell office:value-type="float" office:value="2200612">
            <text:p>2200612</text:p>
          </table:table-cell>
          <table:table-cell office:value-type="float" office:value="2.200612">
            <text:p>2,200612</text:p>
          </table:table-cell>
          <table:table-cell office:value-type="float" office:value="2207526">
            <text:p>2207526</text:p>
          </table:table-cell>
          <table:table-cell office:value-type="float" office:value="2.207526">
            <text:p>2,207526</text:p>
          </table:table-cell>
          <table:table-cell/>
          <table:table-cell table:formula="of:=([.E121]+[.G121]+[.I121]+[.K121])/4" office:value-type="float" office:value="2202988">
            <text:p>2202988</text:p>
          </table:table-cell>
          <table:table-cell table:formula="of:=([.F121]+[.H121]+[.J121]+[.L121])/4" office:value-type="float" office:value="2.202988">
            <text:p>2,202988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4852">
            <text:p>2394852</text:p>
          </table:table-cell>
          <table:table-cell office:value-type="float" office:value="2.394852">
            <text:p>2,394852</text:p>
          </table:table-cell>
          <table:table-cell office:value-type="float" office:value="2391152">
            <text:p>2391152</text:p>
          </table:table-cell>
          <table:table-cell office:value-type="float" office:value="2.391152">
            <text:p>2,391152</text:p>
          </table:table-cell>
          <table:table-cell office:value-type="float" office:value="2392058">
            <text:p>2392058</text:p>
          </table:table-cell>
          <table:table-cell office:value-type="float" office:value="2.392058">
            <text:p>2,392058</text:p>
          </table:table-cell>
          <table:table-cell office:value-type="float" office:value="2389704">
            <text:p>2389704</text:p>
          </table:table-cell>
          <table:table-cell office:value-type="float" office:value="2.389704">
            <text:p>2,389704</text:p>
          </table:table-cell>
          <table:table-cell/>
          <table:table-cell table:formula="of:=([.E122]+[.G122]+[.I122]+[.K122])/4" office:value-type="float" office:value="2391941.5">
            <text:p>2391941,5</text:p>
          </table:table-cell>
          <table:table-cell table:formula="of:=([.F122]+[.H122]+[.J122]+[.L122])/4" office:value-type="float" office:value="2.3919415">
            <text:p>2,391941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0516">
            <text:p>2590516</text:p>
          </table:table-cell>
          <table:table-cell office:value-type="float" office:value="2.590516">
            <text:p>2,590516</text:p>
          </table:table-cell>
          <table:table-cell office:value-type="float" office:value="2594062">
            <text:p>2594062</text:p>
          </table:table-cell>
          <table:table-cell office:value-type="float" office:value="2.594062">
            <text:p>2,594062</text:p>
          </table:table-cell>
          <table:table-cell office:value-type="float" office:value="2593036">
            <text:p>2593036</text:p>
          </table:table-cell>
          <table:table-cell office:value-type="float" office:value="2.593036">
            <text:p>2,593036</text:p>
          </table:table-cell>
          <table:table-cell office:value-type="float" office:value="2596628">
            <text:p>2596628</text:p>
          </table:table-cell>
          <table:table-cell office:value-type="float" office:value="2.596628">
            <text:p>2,596628</text:p>
          </table:table-cell>
          <table:table-cell/>
          <table:table-cell table:formula="of:=([.E123]+[.G123]+[.I123]+[.K123])/4" office:value-type="float" office:value="2593560.5">
            <text:p>2593560,5</text:p>
          </table:table-cell>
          <table:table-cell table:formula="of:=([.F123]+[.H123]+[.J123]+[.L123])/4" office:value-type="float" office:value="2.5935605">
            <text:p>2,593560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972">
            <text:p>2809972</text:p>
          </table:table-cell>
          <table:table-cell office:value-type="float" office:value="2.809972">
            <text:p>2,809972</text:p>
          </table:table-cell>
          <table:table-cell office:value-type="float" office:value="2815618">
            <text:p>2815618</text:p>
          </table:table-cell>
          <table:table-cell office:value-type="float" office:value="2.815618">
            <text:p>2,815618</text:p>
          </table:table-cell>
          <table:table-cell office:value-type="float" office:value="2813010">
            <text:p>2813010</text:p>
          </table:table-cell>
          <table:table-cell office:value-type="float" office:value="2.81301">
            <text:p>2,81301</text:p>
          </table:table-cell>
          <table:table-cell office:value-type="float" office:value="2816315">
            <text:p>2816315</text:p>
          </table:table-cell>
          <table:table-cell office:value-type="float" office:value="2.816315">
            <text:p>2,816315</text:p>
          </table:table-cell>
          <table:table-cell/>
          <table:table-cell table:formula="of:=([.E124]+[.G124]+[.I124]+[.K124])/4" office:value-type="float" office:value="2813728.75">
            <text:p>2813728,75</text:p>
          </table:table-cell>
          <table:table-cell table:formula="of:=([.F124]+[.H124]+[.J124]+[.L124])/4" office:value-type="float" office:value="2.81372875">
            <text:p>2,813728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34175">
            <text:p>834175</text:p>
          </table:table-cell>
          <table:table-cell office:value-type="float" office:value="0.834175">
            <text:p>0,834175</text:p>
          </table:table-cell>
          <table:table-cell office:value-type="float" office:value="836990">
            <text:p>836990</text:p>
          </table:table-cell>
          <table:table-cell office:value-type="float" office:value="0.83699">
            <text:p>0,83699</text:p>
          </table:table-cell>
          <table:table-cell office:value-type="float" office:value="833355">
            <text:p>833355</text:p>
          </table:table-cell>
          <table:table-cell office:value-type="float" office:value="0.833355">
            <text:p>0,833355</text:p>
          </table:table-cell>
          <table:table-cell office:value-type="float" office:value="840211">
            <text:p>840211</text:p>
          </table:table-cell>
          <table:table-cell office:value-type="float" office:value="0.840211">
            <text:p>0,840211</text:p>
          </table:table-cell>
          <table:table-cell/>
          <table:table-cell table:formula="of:=([.E125]+[.G125]+[.I125]+[.K125])/4" office:value-type="float" office:value="836182.75">
            <text:p>836182,75</text:p>
          </table:table-cell>
          <table:table-cell table:formula="of:=([.F125]+[.H125]+[.J125]+[.L125])/4" office:value-type="float" office:value="0.83618275">
            <text:p>0,836182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6389">
            <text:p>1436389</text:p>
          </table:table-cell>
          <table:table-cell office:value-type="float" office:value="1.436389">
            <text:p>1,436389</text:p>
          </table:table-cell>
          <table:table-cell office:value-type="float" office:value="1436212">
            <text:p>1436212</text:p>
          </table:table-cell>
          <table:table-cell office:value-type="float" office:value="1.436212">
            <text:p>1,436212</text:p>
          </table:table-cell>
          <table:table-cell office:value-type="float" office:value="1436725">
            <text:p>1436725</text:p>
          </table:table-cell>
          <table:table-cell office:value-type="float" office:value="1.436725">
            <text:p>1,436725</text:p>
          </table:table-cell>
          <table:table-cell office:value-type="float" office:value="1430768">
            <text:p>1430768</text:p>
          </table:table-cell>
          <table:table-cell office:value-type="float" office:value="1.430768">
            <text:p>1,430768</text:p>
          </table:table-cell>
          <table:table-cell/>
          <table:table-cell table:formula="of:=([.E126]+[.G126]+[.I126]+[.K126])/4" office:value-type="float" office:value="1435023.5">
            <text:p>1435023,5</text:p>
          </table:table-cell>
          <table:table-cell table:formula="of:=([.F126]+[.H126]+[.J126]+[.L126])/4" office:value-type="float" office:value="1.4350235">
            <text:p>1,435023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2872">
            <text:p>1712872</text:p>
          </table:table-cell>
          <table:table-cell office:value-type="float" office:value="1.712872">
            <text:p>1,712872</text:p>
          </table:table-cell>
          <table:table-cell office:value-type="float" office:value="1712591">
            <text:p>1712591</text:p>
          </table:table-cell>
          <table:table-cell office:value-type="float" office:value="1.712591">
            <text:p>1,712591</text:p>
          </table:table-cell>
          <table:table-cell office:value-type="float" office:value="1709979">
            <text:p>1709979</text:p>
          </table:table-cell>
          <table:table-cell office:value-type="float" office:value="1.709979">
            <text:p>1,709979</text:p>
          </table:table-cell>
          <table:table-cell office:value-type="float" office:value="1715597">
            <text:p>1715597</text:p>
          </table:table-cell>
          <table:table-cell office:value-type="float" office:value="1.715597">
            <text:p>1,715597</text:p>
          </table:table-cell>
          <table:table-cell/>
          <table:table-cell table:formula="of:=([.E127]+[.G127]+[.I127]+[.K127])/4" office:value-type="float" office:value="1712759.75">
            <text:p>1712759,75</text:p>
          </table:table-cell>
          <table:table-cell table:formula="of:=([.F127]+[.H127]+[.J127]+[.L127])/4" office:value-type="float" office:value="1.71275975">
            <text:p>1,712759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5957">
            <text:p>1855957</text:p>
          </table:table-cell>
          <table:table-cell office:value-type="float" office:value="1.855957">
            <text:p>1,855957</text:p>
          </table:table-cell>
          <table:table-cell office:value-type="float" office:value="1853628">
            <text:p>1853628</text:p>
          </table:table-cell>
          <table:table-cell office:value-type="float" office:value="1.853628">
            <text:p>1,853628</text:p>
          </table:table-cell>
          <table:table-cell office:value-type="float" office:value="1853704">
            <text:p>1853704</text:p>
          </table:table-cell>
          <table:table-cell office:value-type="float" office:value="1.853704">
            <text:p>1,853704</text:p>
          </table:table-cell>
          <table:table-cell office:value-type="float" office:value="1855529">
            <text:p>1855529</text:p>
          </table:table-cell>
          <table:table-cell office:value-type="float" office:value="1.855529">
            <text:p>1,855529</text:p>
          </table:table-cell>
          <table:table-cell/>
          <table:table-cell table:formula="of:=([.E128]+[.G128]+[.I128]+[.K128])/4" office:value-type="float" office:value="1854704.5">
            <text:p>1854704,5</text:p>
          </table:table-cell>
          <table:table-cell table:formula="of:=([.F128]+[.H128]+[.J128]+[.L128])/4" office:value-type="float" office:value="1.8547045">
            <text:p>1,854704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6068">
            <text:p>2026068</text:p>
          </table:table-cell>
          <table:table-cell office:value-type="float" office:value="2.026068">
            <text:p>2,026068</text:p>
          </table:table-cell>
          <table:table-cell office:value-type="float" office:value="2026178">
            <text:p>2026178</text:p>
          </table:table-cell>
          <table:table-cell office:value-type="float" office:value="2.026178">
            <text:p>2,026178</text:p>
          </table:table-cell>
          <table:table-cell office:value-type="float" office:value="2026233">
            <text:p>2026233</text:p>
          </table:table-cell>
          <table:table-cell office:value-type="float" office:value="2.026233">
            <text:p>2,026233</text:p>
          </table:table-cell>
          <table:table-cell office:value-type="float" office:value="2024949">
            <text:p>2024949</text:p>
          </table:table-cell>
          <table:table-cell office:value-type="float" office:value="2.024949">
            <text:p>2,024949</text:p>
          </table:table-cell>
          <table:table-cell/>
          <table:table-cell table:formula="of:=([.E129]+[.G129]+[.I129]+[.K129])/4" office:value-type="float" office:value="2025857">
            <text:p>2025857</text:p>
          </table:table-cell>
          <table:table-cell table:formula="of:=([.F129]+[.H129]+[.J129]+[.L129])/4" office:value-type="float" office:value="2.025857">
            <text:p>2,025857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99677">
            <text:p>2199677</text:p>
          </table:table-cell>
          <table:table-cell office:value-type="float" office:value="2.199677">
            <text:p>2,199677</text:p>
          </table:table-cell>
          <table:table-cell office:value-type="float" office:value="2200672">
            <text:p>2200672</text:p>
          </table:table-cell>
          <table:table-cell office:value-type="float" office:value="2.200672">
            <text:p>2,200672</text:p>
          </table:table-cell>
          <table:table-cell office:value-type="float" office:value="2203741">
            <text:p>2203741</text:p>
          </table:table-cell>
          <table:table-cell office:value-type="float" office:value="2.203741">
            <text:p>2,203741</text:p>
          </table:table-cell>
          <table:table-cell office:value-type="float" office:value="2207132">
            <text:p>2207132</text:p>
          </table:table-cell>
          <table:table-cell office:value-type="float" office:value="2.207132">
            <text:p>2,207132</text:p>
          </table:table-cell>
          <table:table-cell/>
          <table:table-cell table:formula="of:=([.E130]+[.G130]+[.I130]+[.K130])/4" office:value-type="float" office:value="2202805.5">
            <text:p>2202805,5</text:p>
          </table:table-cell>
          <table:table-cell table:formula="of:=([.F130]+[.H130]+[.J130]+[.L130])/4" office:value-type="float" office:value="2.2028055">
            <text:p>2,202805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22649">
            <text:p>2422649</text:p>
          </table:table-cell>
          <table:table-cell office:value-type="float" office:value="2.422649">
            <text:p>2,422649</text:p>
          </table:table-cell>
          <table:table-cell office:value-type="float" office:value="2425820">
            <text:p>2425820</text:p>
          </table:table-cell>
          <table:table-cell office:value-type="float" office:value="2.42582">
            <text:p>2,42582</text:p>
          </table:table-cell>
          <table:table-cell office:value-type="float" office:value="2422890">
            <text:p>2422890</text:p>
          </table:table-cell>
          <table:table-cell office:value-type="float" office:value="2.42289">
            <text:p>2,42289</text:p>
          </table:table-cell>
          <table:table-cell office:value-type="float" office:value="2417664">
            <text:p>2417664</text:p>
          </table:table-cell>
          <table:table-cell office:value-type="float" office:value="2.417664">
            <text:p>2,417664</text:p>
          </table:table-cell>
          <table:table-cell/>
          <table:table-cell table:formula="of:=([.E131]+[.G131]+[.I131]+[.K131])/4" office:value-type="float" office:value="2422255.75">
            <text:p>2422255,75</text:p>
          </table:table-cell>
          <table:table-cell table:formula="of:=([.F131]+[.H131]+[.J131]+[.L131])/4" office:value-type="float" office:value="2.42225575">
            <text:p>2,4222557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4471">
            <text:p>2664471</text:p>
          </table:table-cell>
          <table:table-cell office:value-type="float" office:value="2.664471">
            <text:p>2,664471</text:p>
          </table:table-cell>
          <table:table-cell office:value-type="float" office:value="2662148">
            <text:p>2662148</text:p>
          </table:table-cell>
          <table:table-cell office:value-type="float" office:value="2.662148">
            <text:p>2,662148</text:p>
          </table:table-cell>
          <table:table-cell office:value-type="float" office:value="2667303">
            <text:p>2667303</text:p>
          </table:table-cell>
          <table:table-cell office:value-type="float" office:value="2.667303">
            <text:p>2,667303</text:p>
          </table:table-cell>
          <table:table-cell office:value-type="float" office:value="2670746">
            <text:p>2670746</text:p>
          </table:table-cell>
          <table:table-cell office:value-type="float" office:value="2.670746">
            <text:p>2,670746</text:p>
          </table:table-cell>
          <table:table-cell/>
          <table:table-cell table:formula="of:=([.E132]+[.G132]+[.I132]+[.K132])/4" office:value-type="float" office:value="2666167">
            <text:p>2666167</text:p>
          </table:table-cell>
          <table:table-cell table:formula="of:=([.F132]+[.H132]+[.J132]+[.L132])/4" office:value-type="float" office:value="2.666167">
            <text:p>2,666167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3972">
            <text:p>2923972</text:p>
          </table:table-cell>
          <table:table-cell office:value-type="float" office:value="2.923972">
            <text:p>2,923972</text:p>
          </table:table-cell>
          <table:table-cell office:value-type="float" office:value="2921542">
            <text:p>2921542</text:p>
          </table:table-cell>
          <table:table-cell office:value-type="float" office:value="2.921542">
            <text:p>2,921542</text:p>
          </table:table-cell>
          <table:table-cell office:value-type="float" office:value="2920797">
            <text:p>2920797</text:p>
          </table:table-cell>
          <table:table-cell office:value-type="float" office:value="2.920797">
            <text:p>2,920797</text:p>
          </table:table-cell>
          <table:table-cell office:value-type="float" office:value="2927522">
            <text:p>2927522</text:p>
          </table:table-cell>
          <table:table-cell office:value-type="float" office:value="2.927522">
            <text:p>2,927522</text:p>
          </table:table-cell>
          <table:table-cell/>
          <table:table-cell table:formula="of:=([.E133]+[.G133]+[.I133]+[.K133])/4" office:value-type="float" office:value="2923458.25">
            <text:p>2923458,25</text:p>
          </table:table-cell>
          <table:table-cell table:formula="of:=([.F133]+[.H133]+[.J133]+[.L133])/4" office:value-type="float" office:value="2.92345825">
            <text:p>2,923458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4617">
            <text:p>924617</text:p>
          </table:table-cell>
          <table:table-cell office:value-type="float" office:value="0.924617">
            <text:p>0,924617</text:p>
          </table:table-cell>
          <table:table-cell office:value-type="float" office:value="921605">
            <text:p>921605</text:p>
          </table:table-cell>
          <table:table-cell office:value-type="float" office:value="0.921605">
            <text:p>0,921605</text:p>
          </table:table-cell>
          <table:table-cell office:value-type="float" office:value="922020">
            <text:p>922020</text:p>
          </table:table-cell>
          <table:table-cell office:value-type="float" office:value="0.92202">
            <text:p>0,92202</text:p>
          </table:table-cell>
          <table:table-cell office:value-type="float" office:value="927851">
            <text:p>927851</text:p>
          </table:table-cell>
          <table:table-cell office:value-type="float" office:value="0.927851">
            <text:p>0,927851</text:p>
          </table:table-cell>
          <table:table-cell/>
          <table:table-cell table:formula="of:=([.E134]+[.G134]+[.I134]+[.K134])/4" office:value-type="float" office:value="924023.25">
            <text:p>924023,25</text:p>
          </table:table-cell>
          <table:table-cell table:formula="of:=([.F134]+[.H134]+[.J134]+[.L134])/4" office:value-type="float" office:value="0.92402325">
            <text:p>0,924023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0605">
            <text:p>1630605</text:p>
          </table:table-cell>
          <table:table-cell office:value-type="float" office:value="1.630605">
            <text:p>1,630605</text:p>
          </table:table-cell>
          <table:table-cell office:value-type="float" office:value="1633399">
            <text:p>1633399</text:p>
          </table:table-cell>
          <table:table-cell office:value-type="float" office:value="1.633399">
            <text:p>1,633399</text:p>
          </table:table-cell>
          <table:table-cell office:value-type="float" office:value="1633515">
            <text:p>1633515</text:p>
          </table:table-cell>
          <table:table-cell office:value-type="float" office:value="1.633515">
            <text:p>1,633515</text:p>
          </table:table-cell>
          <table:table-cell office:value-type="float" office:value="1628174">
            <text:p>1628174</text:p>
          </table:table-cell>
          <table:table-cell office:value-type="float" office:value="1.628174">
            <text:p>1,628174</text:p>
          </table:table-cell>
          <table:table-cell/>
          <table:table-cell table:formula="of:=([.E135]+[.G135]+[.I135]+[.K135])/4" office:value-type="float" office:value="1631423.25">
            <text:p>1631423,25</text:p>
          </table:table-cell>
          <table:table-cell table:formula="of:=([.F135]+[.H135]+[.J135]+[.L135])/4" office:value-type="float" office:value="1.63142325">
            <text:p>1,631423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0806">
            <text:p>1770806</text:p>
          </table:table-cell>
          <table:table-cell office:value-type="float" office:value="1.770806">
            <text:p>1,770806</text:p>
          </table:table-cell>
          <table:table-cell office:value-type="float" office:value="1768227">
            <text:p>1768227</text:p>
          </table:table-cell>
          <table:table-cell office:value-type="float" office:value="1.768227">
            <text:p>1,768227</text:p>
          </table:table-cell>
          <table:table-cell office:value-type="float" office:value="1768025">
            <text:p>1768025</text:p>
          </table:table-cell>
          <table:table-cell office:value-type="float" office:value="1.768025">
            <text:p>1,768025</text:p>
          </table:table-cell>
          <table:table-cell office:value-type="float" office:value="1774368">
            <text:p>1774368</text:p>
          </table:table-cell>
          <table:table-cell office:value-type="float" office:value="1.774368">
            <text:p>1,774368</text:p>
          </table:table-cell>
          <table:table-cell/>
          <table:table-cell table:formula="of:=([.E136]+[.G136]+[.I136]+[.K136])/4" office:value-type="float" office:value="1770356.5">
            <text:p>1770356,5</text:p>
          </table:table-cell>
          <table:table-cell table:formula="of:=([.F136]+[.H136]+[.J136]+[.L136])/4" office:value-type="float" office:value="1.7703565">
            <text:p>1,770356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0195">
            <text:p>1940195</text:p>
          </table:table-cell>
          <table:table-cell office:value-type="float" office:value="1.940195">
            <text:p>1,940195</text:p>
          </table:table-cell>
          <table:table-cell office:value-type="float" office:value="1940204">
            <text:p>1940204</text:p>
          </table:table-cell>
          <table:table-cell office:value-type="float" office:value="1.940204">
            <text:p>1,940204</text:p>
          </table:table-cell>
          <table:table-cell office:value-type="float" office:value="1940553">
            <text:p>1940553</text:p>
          </table:table-cell>
          <table:table-cell office:value-type="float" office:value="1.940553">
            <text:p>1,940553</text:p>
          </table:table-cell>
          <table:table-cell office:value-type="float" office:value="1946593">
            <text:p>1946593</text:p>
          </table:table-cell>
          <table:table-cell office:value-type="float" office:value="1.946593">
            <text:p>1,946593</text:p>
          </table:table-cell>
          <table:table-cell/>
          <table:table-cell table:formula="of:=([.E137]+[.G137]+[.I137]+[.K137])/4" office:value-type="float" office:value="1941886.25">
            <text:p>1941886,25</text:p>
          </table:table-cell>
          <table:table-cell table:formula="of:=([.F137]+[.H137]+[.J137]+[.L137])/4" office:value-type="float" office:value="1.94188625">
            <text:p>1,941886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3930">
            <text:p>2153930</text:p>
          </table:table-cell>
          <table:table-cell office:value-type="float" office:value="2.15393">
            <text:p>2,15393</text:p>
          </table:table-cell>
          <table:table-cell office:value-type="float" office:value="2151033">
            <text:p>2151033</text:p>
          </table:table-cell>
          <table:table-cell office:value-type="float" office:value="2.151033">
            <text:p>2,151033</text:p>
          </table:table-cell>
          <table:table-cell office:value-type="float" office:value="2153828">
            <text:p>2153828</text:p>
          </table:table-cell>
          <table:table-cell office:value-type="float" office:value="2.153828">
            <text:p>2,153828</text:p>
          </table:table-cell>
          <table:table-cell office:value-type="float" office:value="2148377">
            <text:p>2148377</text:p>
          </table:table-cell>
          <table:table-cell office:value-type="float" office:value="2.148377">
            <text:p>2,148377</text:p>
          </table:table-cell>
          <table:table-cell/>
          <table:table-cell table:formula="of:=([.E138]+[.G138]+[.I138]+[.K138])/4" office:value-type="float" office:value="2151792">
            <text:p>2151792</text:p>
          </table:table-cell>
          <table:table-cell table:formula="of:=([.F138]+[.H138]+[.J138]+[.L138])/4" office:value-type="float" office:value="2.151792">
            <text:p>2,15179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4284">
            <text:p>2394284</text:p>
          </table:table-cell>
          <table:table-cell office:value-type="float" office:value="2.394284">
            <text:p>2,394284</text:p>
          </table:table-cell>
          <table:table-cell office:value-type="float" office:value="2394077">
            <text:p>2394077</text:p>
          </table:table-cell>
          <table:table-cell office:value-type="float" office:value="2.394077">
            <text:p>2,394077</text:p>
          </table:table-cell>
          <table:table-cell office:value-type="float" office:value="2394518">
            <text:p>2394518</text:p>
          </table:table-cell>
          <table:table-cell office:value-type="float" office:value="2.394518">
            <text:p>2,394518</text:p>
          </table:table-cell>
          <table:table-cell office:value-type="float" office:value="2398274">
            <text:p>2398274</text:p>
          </table:table-cell>
          <table:table-cell office:value-type="float" office:value="2.398274">
            <text:p>2,398274</text:p>
          </table:table-cell>
          <table:table-cell/>
          <table:table-cell table:formula="of:=([.E139]+[.G139]+[.I139]+[.K139])/4" office:value-type="float" office:value="2395288.25">
            <text:p>2395288,25</text:p>
          </table:table-cell>
          <table:table-cell table:formula="of:=([.F139]+[.H139]+[.J139]+[.L139])/4" office:value-type="float" office:value="2.39528825">
            <text:p>2,3952882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6403">
            <text:p>2666403</text:p>
          </table:table-cell>
          <table:table-cell office:value-type="float" office:value="2.666403">
            <text:p>2,666403</text:p>
          </table:table-cell>
          <table:table-cell office:value-type="float" office:value="2666729">
            <text:p>2666729</text:p>
          </table:table-cell>
          <table:table-cell office:value-type="float" office:value="2.666729">
            <text:p>2,666729</text:p>
          </table:table-cell>
          <table:table-cell office:value-type="float" office:value="2663634">
            <text:p>2663634</text:p>
          </table:table-cell>
          <table:table-cell office:value-type="float" office:value="2.663634">
            <text:p>2,663634</text:p>
          </table:table-cell>
          <table:table-cell office:value-type="float" office:value="2670133">
            <text:p>2670133</text:p>
          </table:table-cell>
          <table:table-cell office:value-type="float" office:value="2.670133">
            <text:p>2,670133</text:p>
          </table:table-cell>
          <table:table-cell/>
          <table:table-cell table:formula="of:=([.E140]+[.G140]+[.I140]+[.K140])/4" office:value-type="float" office:value="2666724.75">
            <text:p>2666724,75</text:p>
          </table:table-cell>
          <table:table-cell table:formula="of:=([.F140]+[.H140]+[.J140]+[.L140])/4" office:value-type="float" office:value="2.66672475">
            <text:p>2,6667247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5462">
            <text:p>2955462</text:p>
          </table:table-cell>
          <table:table-cell office:value-type="float" office:value="2.955462">
            <text:p>2,955462</text:p>
          </table:table-cell>
          <table:table-cell office:value-type="float" office:value="2952151">
            <text:p>2952151</text:p>
          </table:table-cell>
          <table:table-cell office:value-type="float" office:value="2.952151">
            <text:p>2,952151</text:p>
          </table:table-cell>
          <table:table-cell office:value-type="float" office:value="2955542">
            <text:p>2955542</text:p>
          </table:table-cell>
          <table:table-cell office:value-type="float" office:value="2.955542">
            <text:p>2,955542</text:p>
          </table:table-cell>
          <table:table-cell office:value-type="float" office:value="2954643">
            <text:p>2954643</text:p>
          </table:table-cell>
          <table:table-cell office:value-type="float" office:value="2.954643">
            <text:p>2,954643</text:p>
          </table:table-cell>
          <table:table-cell/>
          <table:table-cell table:formula="of:=([.E141]+[.G141]+[.I141]+[.K141])/4" office:value-type="float" office:value="2954449.5">
            <text:p>2954449,5</text:p>
          </table:table-cell>
          <table:table-cell table:formula="of:=([.F141]+[.H141]+[.J141]+[.L141])/4" office:value-type="float" office:value="2.9544495">
            <text:p>2,954449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2108">
            <text:p>1012108</text:p>
          </table:table-cell>
          <table:table-cell office:value-type="float" office:value="1.012108">
            <text:p>1,012108</text:p>
          </table:table-cell>
          <table:table-cell office:value-type="float" office:value="1012407">
            <text:p>1012407</text:p>
          </table:table-cell>
          <table:table-cell office:value-type="float" office:value="1.012407">
            <text:p>1,012407</text:p>
          </table:table-cell>
          <table:table-cell office:value-type="float" office:value="1015312">
            <text:p>1015312</text:p>
          </table:table-cell>
          <table:table-cell office:value-type="float" office:value="1.015312">
            <text:p>1,015312</text:p>
          </table:table-cell>
          <table:table-cell office:value-type="float" office:value="1019153">
            <text:p>1019153</text:p>
          </table:table-cell>
          <table:table-cell office:value-type="float" office:value="1.019153">
            <text:p>1,019153</text:p>
          </table:table-cell>
          <table:table-cell/>
          <table:table-cell table:formula="of:=([.E142]+[.G142]+[.I142]+[.K142])/4" office:value-type="float" office:value="1014745">
            <text:p>1014745</text:p>
          </table:table-cell>
          <table:table-cell table:formula="of:=([.F142]+[.H142]+[.J142]+[.L142])/4" office:value-type="float" office:value="1.014745">
            <text:p>1,01474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3848">
            <text:p>1673848</text:p>
          </table:table-cell>
          <table:table-cell office:value-type="float" office:value="1.673848">
            <text:p>1,673848</text:p>
          </table:table-cell>
          <table:table-cell office:value-type="float" office:value="1670582">
            <text:p>1670582</text:p>
          </table:table-cell>
          <table:table-cell office:value-type="float" office:value="1.670582">
            <text:p>1,670582</text:p>
          </table:table-cell>
          <table:table-cell office:value-type="float" office:value="1672924">
            <text:p>1672924</text:p>
          </table:table-cell>
          <table:table-cell office:value-type="float" office:value="1.672924">
            <text:p>1,672924</text:p>
          </table:table-cell>
          <table:table-cell office:value-type="float" office:value="1664976">
            <text:p>1664976</text:p>
          </table:table-cell>
          <table:table-cell office:value-type="float" office:value="1.664976">
            <text:p>1,664976</text:p>
          </table:table-cell>
          <table:table-cell/>
          <table:table-cell table:formula="of:=([.E143]+[.G143]+[.I143]+[.K143])/4" office:value-type="float" office:value="1670582.5">
            <text:p>1670582,5</text:p>
          </table:table-cell>
          <table:table-cell table:formula="of:=([.F143]+[.H143]+[.J143]+[.L143])/4" office:value-type="float" office:value="1.6705825">
            <text:p>1,67058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3890">
            <text:p>1823890</text:p>
          </table:table-cell>
          <table:table-cell office:value-type="float" office:value="1.82389">
            <text:p>1,82389</text:p>
          </table:table-cell>
          <table:table-cell office:value-type="float" office:value="1826995">
            <text:p>1826995</text:p>
          </table:table-cell>
          <table:table-cell office:value-type="float" office:value="1.826995">
            <text:p>1,826995</text:p>
          </table:table-cell>
          <table:table-cell office:value-type="float" office:value="1827092">
            <text:p>1827092</text:p>
          </table:table-cell>
          <table:table-cell office:value-type="float" office:value="1.827092">
            <text:p>1,827092</text:p>
          </table:table-cell>
          <table:table-cell office:value-type="float" office:value="1833667">
            <text:p>1833667</text:p>
          </table:table-cell>
          <table:table-cell office:value-type="float" office:value="1.833667">
            <text:p>1,833667</text:p>
          </table:table-cell>
          <table:table-cell/>
          <table:table-cell table:formula="of:=([.E144]+[.G144]+[.I144]+[.K144])/4" office:value-type="float" office:value="1827911">
            <text:p>1827911</text:p>
          </table:table-cell>
          <table:table-cell table:formula="of:=([.F144]+[.H144]+[.J144]+[.L144])/4" office:value-type="float" office:value="1.827911">
            <text:p>1,82791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1735">
            <text:p>2051735</text:p>
          </table:table-cell>
          <table:table-cell office:value-type="float" office:value="2.051735">
            <text:p>2,051735</text:p>
          </table:table-cell>
          <table:table-cell office:value-type="float" office:value="2049414">
            <text:p>2049414</text:p>
          </table:table-cell>
          <table:table-cell office:value-type="float" office:value="2.049414">
            <text:p>2,049414</text:p>
          </table:table-cell>
          <table:table-cell office:value-type="float" office:value="2049056">
            <text:p>2049056</text:p>
          </table:table-cell>
          <table:table-cell office:value-type="float" office:value="2.049056">
            <text:p>2,049056</text:p>
          </table:table-cell>
          <table:table-cell office:value-type="float" office:value="2047154">
            <text:p>2047154</text:p>
          </table:table-cell>
          <table:table-cell office:value-type="float" office:value="2.047154">
            <text:p>2,047154</text:p>
          </table:table-cell>
          <table:table-cell/>
          <table:table-cell table:formula="of:=([.E145]+[.G145]+[.I145]+[.K145])/4" office:value-type="float" office:value="2049339.75">
            <text:p>2049339,75</text:p>
          </table:table-cell>
          <table:table-cell table:formula="of:=([.F145]+[.H145]+[.J145]+[.L145])/4" office:value-type="float" office:value="2.04933975">
            <text:p>2,049339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2062">
            <text:p>2292062</text:p>
          </table:table-cell>
          <table:table-cell office:value-type="float" office:value="2.292062">
            <text:p>2,292062</text:p>
          </table:table-cell>
          <table:table-cell office:value-type="float" office:value="2291620">
            <text:p>2291620</text:p>
          </table:table-cell>
          <table:table-cell office:value-type="float" office:value="2.29162">
            <text:p>2,29162</text:p>
          </table:table-cell>
          <table:table-cell office:value-type="float" office:value="2291712">
            <text:p>2291712</text:p>
          </table:table-cell>
          <table:table-cell office:value-type="float" office:value="2.291712">
            <text:p>2,291712</text:p>
          </table:table-cell>
          <table:table-cell office:value-type="float" office:value="2298186">
            <text:p>2298186</text:p>
          </table:table-cell>
          <table:table-cell office:value-type="float" office:value="2.298186">
            <text:p>2,298186</text:p>
          </table:table-cell>
          <table:table-cell/>
          <table:table-cell table:formula="of:=([.E146]+[.G146]+[.I146]+[.K146])/4" office:value-type="float" office:value="2293395">
            <text:p>2293395</text:p>
          </table:table-cell>
          <table:table-cell table:formula="of:=([.F146]+[.H146]+[.J146]+[.L146])/4" office:value-type="float" office:value="2.293395">
            <text:p>2,29339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2978">
            <text:p>2592978</text:p>
          </table:table-cell>
          <table:table-cell office:value-type="float" office:value="2.592978">
            <text:p>2,592978</text:p>
          </table:table-cell>
          <table:table-cell office:value-type="float" office:value="2590311">
            <text:p>2590311</text:p>
          </table:table-cell>
          <table:table-cell office:value-type="float" office:value="2.590311">
            <text:p>2,590311</text:p>
          </table:table-cell>
          <table:table-cell office:value-type="float" office:value="2590089">
            <text:p>2590089</text:p>
          </table:table-cell>
          <table:table-cell office:value-type="float" office:value="2.590089">
            <text:p>2,590089</text:p>
          </table:table-cell>
          <table:table-cell office:value-type="float" office:value="2596179">
            <text:p>2596179</text:p>
          </table:table-cell>
          <table:table-cell office:value-type="float" office:value="2.596179">
            <text:p>2,596179</text:p>
          </table:table-cell>
          <table:table-cell/>
          <table:table-cell table:formula="of:=([.E147]+[.G147]+[.I147]+[.K147])/4" office:value-type="float" office:value="2592389.25">
            <text:p>2592389,25</text:p>
          </table:table-cell>
          <table:table-cell table:formula="of:=([.F147]+[.H147]+[.J147]+[.L147])/4" office:value-type="float" office:value="2.59238925">
            <text:p>2,592389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0309">
            <text:p>2920309</text:p>
          </table:table-cell>
          <table:table-cell office:value-type="float" office:value="2.920309">
            <text:p>2,920309</text:p>
          </table:table-cell>
          <table:table-cell office:value-type="float" office:value="2920081">
            <text:p>2920081</text:p>
          </table:table-cell>
          <table:table-cell office:value-type="float" office:value="2.920081">
            <text:p>2,920081</text:p>
          </table:table-cell>
          <table:table-cell office:value-type="float" office:value="2920491">
            <text:p>2920491</text:p>
          </table:table-cell>
          <table:table-cell office:value-type="float" office:value="2.920491">
            <text:p>2,920491</text:p>
          </table:table-cell>
          <table:table-cell office:value-type="float" office:value="2927036">
            <text:p>2927036</text:p>
          </table:table-cell>
          <table:table-cell office:value-type="float" office:value="2.927036">
            <text:p>2,927036</text:p>
          </table:table-cell>
          <table:table-cell/>
          <table:table-cell table:formula="of:=([.E148]+[.G148]+[.I148]+[.K148])/4" office:value-type="float" office:value="2921979.25">
            <text:p>2921979,25</text:p>
          </table:table-cell>
          <table:table-cell table:formula="of:=([.F148]+[.H148]+[.J148]+[.L148])/4" office:value-type="float" office:value="2.92197925">
            <text:p>2,9219792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6367">
            <text:p>1086367</text:p>
          </table:table-cell>
          <table:table-cell office:value-type="float" office:value="1.086367">
            <text:p>1,086367</text:p>
          </table:table-cell>
          <table:table-cell office:value-type="float" office:value="1083657">
            <text:p>1083657</text:p>
          </table:table-cell>
          <table:table-cell office:value-type="float" office:value="1.083657">
            <text:p>1,083657</text:p>
          </table:table-cell>
          <table:table-cell office:value-type="float" office:value="1083280">
            <text:p>1083280</text:p>
          </table:table-cell>
          <table:table-cell office:value-type="float" office:value="1.08328">
            <text:p>1,08328</text:p>
          </table:table-cell>
          <table:table-cell office:value-type="float" office:value="1078139">
            <text:p>1078139</text:p>
          </table:table-cell>
          <table:table-cell office:value-type="float" office:value="1.078139">
            <text:p>1,078139</text:p>
          </table:table-cell>
          <table:table-cell/>
          <table:table-cell table:formula="of:=([.E149]+[.G149]+[.I149]+[.K149])/4" office:value-type="float" office:value="1082860.75">
            <text:p>1082860,75</text:p>
          </table:table-cell>
          <table:table-cell table:formula="of:=([.F149]+[.H149]+[.J149]+[.L149])/4" office:value-type="float" office:value="1.08286075">
            <text:p>1,0828607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2188">
            <text:p>1702188</text:p>
          </table:table-cell>
          <table:table-cell office:value-type="float" office:value="1.702188">
            <text:p>1,702188</text:p>
          </table:table-cell>
          <table:table-cell office:value-type="float" office:value="1699353">
            <text:p>1699353</text:p>
          </table:table-cell>
          <table:table-cell office:value-type="float" office:value="1.699353">
            <text:p>1,699353</text:p>
          </table:table-cell>
          <table:table-cell office:value-type="float" office:value="1702012">
            <text:p>1702012</text:p>
          </table:table-cell>
          <table:table-cell office:value-type="float" office:value="1.702012">
            <text:p>1,702012</text:p>
          </table:table-cell>
          <table:table-cell office:value-type="float" office:value="1705785">
            <text:p>1705785</text:p>
          </table:table-cell>
          <table:table-cell office:value-type="float" office:value="1.705785">
            <text:p>1,705785</text:p>
          </table:table-cell>
          <table:table-cell/>
          <table:table-cell table:formula="of:=([.E150]+[.G150]+[.I150]+[.K150])/4" office:value-type="float" office:value="1702334.5">
            <text:p>1702334,5</text:p>
          </table:table-cell>
          <table:table-cell table:formula="of:=([.F150]+[.H150]+[.J150]+[.L150])/4" office:value-type="float" office:value="1.7023345">
            <text:p>1,702334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2566">
            <text:p>1902566</text:p>
          </table:table-cell>
          <table:table-cell office:value-type="float" office:value="1.902566">
            <text:p>1,902566</text:p>
          </table:table-cell>
          <table:table-cell office:value-type="float" office:value="1902523">
            <text:p>1902523</text:p>
          </table:table-cell>
          <table:table-cell office:value-type="float" office:value="1.902523">
            <text:p>1,902523</text:p>
          </table:table-cell>
          <table:table-cell office:value-type="float" office:value="1902576">
            <text:p>1902576</text:p>
          </table:table-cell>
          <table:table-cell office:value-type="float" office:value="1.902576">
            <text:p>1,902576</text:p>
          </table:table-cell>
          <table:table-cell office:value-type="float" office:value="1904301">
            <text:p>1904301</text:p>
          </table:table-cell>
          <table:table-cell office:value-type="float" office:value="1.904301">
            <text:p>1,904301</text:p>
          </table:table-cell>
          <table:table-cell/>
          <table:table-cell table:formula="of:=([.E151]+[.G151]+[.I151]+[.K151])/4" office:value-type="float" office:value="1902991.5">
            <text:p>1902991,5</text:p>
          </table:table-cell>
          <table:table-cell table:formula="of:=([.F151]+[.H151]+[.J151]+[.L151])/4" office:value-type="float" office:value="1.9029915">
            <text:p>1,902991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1717">
            <text:p>2151717</text:p>
          </table:table-cell>
          <table:table-cell office:value-type="float" office:value="2.151717">
            <text:p>2,151717</text:p>
          </table:table-cell>
          <table:table-cell office:value-type="float" office:value="2150480">
            <text:p>2150480</text:p>
          </table:table-cell>
          <table:table-cell office:value-type="float" office:value="2.15048">
            <text:p>2,15048</text:p>
          </table:table-cell>
          <table:table-cell office:value-type="float" office:value="2151433">
            <text:p>2151433</text:p>
          </table:table-cell>
          <table:table-cell office:value-type="float" office:value="2.151433">
            <text:p>2,151433</text:p>
          </table:table-cell>
          <table:table-cell office:value-type="float" office:value="2157862">
            <text:p>2157862</text:p>
          </table:table-cell>
          <table:table-cell office:value-type="float" office:value="2.157862">
            <text:p>2,157862</text:p>
          </table:table-cell>
          <table:table-cell/>
          <table:table-cell table:formula="of:=([.E152]+[.G152]+[.I152]+[.K152])/4" office:value-type="float" office:value="2152873">
            <text:p>2152873</text:p>
          </table:table-cell>
          <table:table-cell table:formula="of:=([.F152]+[.H152]+[.J152]+[.L152])/4" office:value-type="float" office:value="2.152873">
            <text:p>2,15287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1507">
            <text:p>2461507</text:p>
          </table:table-cell>
          <table:table-cell office:value-type="float" office:value="2.461507">
            <text:p>2,461507</text:p>
          </table:table-cell>
          <table:table-cell office:value-type="float" office:value="2462479">
            <text:p>2462479</text:p>
          </table:table-cell>
          <table:table-cell office:value-type="float" office:value="2.462479">
            <text:p>2,462479</text:p>
          </table:table-cell>
          <table:table-cell office:value-type="float" office:value="2464206">
            <text:p>2464206</text:p>
          </table:table-cell>
          <table:table-cell office:value-type="float" office:value="2.464206">
            <text:p>2,464206</text:p>
          </table:table-cell>
          <table:table-cell office:value-type="float" office:value="2456225">
            <text:p>2456225</text:p>
          </table:table-cell>
          <table:table-cell office:value-type="float" office:value="2.456225">
            <text:p>2,456225</text:p>
          </table:table-cell>
          <table:table-cell/>
          <table:table-cell table:formula="of:=([.E153]+[.G153]+[.I153]+[.K153])/4" office:value-type="float" office:value="2461104.25">
            <text:p>2461104,25</text:p>
          </table:table-cell>
          <table:table-cell table:formula="of:=([.F153]+[.H153]+[.J153]+[.L153])/4" office:value-type="float" office:value="2.46110425">
            <text:p>2,4611042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393">
            <text:p>2809393</text:p>
          </table:table-cell>
          <table:table-cell office:value-type="float" office:value="2.809393">
            <text:p>2,809393</text:p>
          </table:table-cell>
          <table:table-cell office:value-type="float" office:value="2808390">
            <text:p>2808390</text:p>
          </table:table-cell>
          <table:table-cell office:value-type="float" office:value="2.80839">
            <text:p>2,80839</text:p>
          </table:table-cell>
          <table:table-cell office:value-type="float" office:value="2806121">
            <text:p>2806121</text:p>
          </table:table-cell>
          <table:table-cell office:value-type="float" office:value="2.806121">
            <text:p>2,806121</text:p>
          </table:table-cell>
          <table:table-cell office:value-type="float" office:value="2815293">
            <text:p>2815293</text:p>
          </table:table-cell>
          <table:table-cell office:value-type="float" office:value="2.815293">
            <text:p>2,815293</text:p>
          </table:table-cell>
          <table:table-cell/>
          <table:table-cell table:formula="of:=([.E154]+[.G154]+[.I154]+[.K154])/4" office:value-type="float" office:value="2809799.25">
            <text:p>2809799,25</text:p>
          </table:table-cell>
          <table:table-cell table:formula="of:=([.F154]+[.H154]+[.J154]+[.L154])/4" office:value-type="float" office:value="2.80979925">
            <text:p>2,809799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3550">
            <text:p>1173550</text:p>
          </table:table-cell>
          <table:table-cell office:value-type="float" office:value="1.17355">
            <text:p>1,17355</text:p>
          </table:table-cell>
          <table:table-cell office:value-type="float" office:value="1177971">
            <text:p>1177971</text:p>
          </table:table-cell>
          <table:table-cell office:value-type="float" office:value="1.177971">
            <text:p>1,177971</text:p>
          </table:table-cell>
          <table:table-cell office:value-type="float" office:value="1173652">
            <text:p>1173652</text:p>
          </table:table-cell>
          <table:table-cell office:value-type="float" office:value="1.173652">
            <text:p>1,173652</text:p>
          </table:table-cell>
          <table:table-cell office:value-type="float" office:value="1175295">
            <text:p>1175295</text:p>
          </table:table-cell>
          <table:table-cell office:value-type="float" office:value="1.175295">
            <text:p>1,175295</text:p>
          </table:table-cell>
          <table:table-cell/>
          <table:table-cell table:formula="of:=([.E155]+[.G155]+[.I155]+[.K155])/4" office:value-type="float" office:value="1175117">
            <text:p>1175117</text:p>
          </table:table-cell>
          <table:table-cell table:formula="of:=([.F155]+[.H155]+[.J155]+[.L155])/4" office:value-type="float" office:value="1.175117">
            <text:p>1,175117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29770">
            <text:p>1729770</text:p>
          </table:table-cell>
          <table:table-cell office:value-type="float" office:value="1.72977">
            <text:p>1,72977</text:p>
          </table:table-cell>
          <table:table-cell office:value-type="float" office:value="1726704">
            <text:p>1726704</text:p>
          </table:table-cell>
          <table:table-cell office:value-type="float" office:value="1.726704">
            <text:p>1,726704</text:p>
          </table:table-cell>
          <table:table-cell office:value-type="float" office:value="1732790">
            <text:p>1732790</text:p>
          </table:table-cell>
          <table:table-cell office:value-type="float" office:value="1.73279">
            <text:p>1,73279</text:p>
          </table:table-cell>
          <table:table-cell office:value-type="float" office:value="1735395">
            <text:p>1735395</text:p>
          </table:table-cell>
          <table:table-cell office:value-type="float" office:value="1.735395">
            <text:p>1,735395</text:p>
          </table:table-cell>
          <table:table-cell/>
          <table:table-cell table:formula="of:=([.E156]+[.G156]+[.I156]+[.K156])/4" office:value-type="float" office:value="1731164.75">
            <text:p>1731164,75</text:p>
          </table:table-cell>
          <table:table-cell table:formula="of:=([.F156]+[.H156]+[.J156]+[.L156])/4" office:value-type="float" office:value="1.73116475">
            <text:p>1,7311647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1629">
            <text:p>1961629</text:p>
          </table:table-cell>
          <table:table-cell office:value-type="float" office:value="1.961629">
            <text:p>1,961629</text:p>
          </table:table-cell>
          <table:table-cell office:value-type="float" office:value="1962371">
            <text:p>1962371</text:p>
          </table:table-cell>
          <table:table-cell office:value-type="float" office:value="1.962371">
            <text:p>1,962371</text:p>
          </table:table-cell>
          <table:table-cell office:value-type="float" office:value="1964312">
            <text:p>1964312</text:p>
          </table:table-cell>
          <table:table-cell office:value-type="float" office:value="1.964312">
            <text:p>1,964312</text:p>
          </table:table-cell>
          <table:table-cell office:value-type="float" office:value="1958881">
            <text:p>1958881</text:p>
          </table:table-cell>
          <table:table-cell office:value-type="float" office:value="1.958881">
            <text:p>1,958881</text:p>
          </table:table-cell>
          <table:table-cell/>
          <table:table-cell table:formula="of:=([.E157]+[.G157]+[.I157]+[.K157])/4" office:value-type="float" office:value="1961798.25">
            <text:p>1961798,25</text:p>
          </table:table-cell>
          <table:table-cell table:formula="of:=([.F157]+[.H157]+[.J157]+[.L157])/4" office:value-type="float" office:value="1.96179825">
            <text:p>1,961798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4428">
            <text:p>2264428</text:p>
          </table:table-cell>
          <table:table-cell office:value-type="float" office:value="2.264428">
            <text:p>2,264428</text:p>
          </table:table-cell>
          <table:table-cell office:value-type="float" office:value="2268249">
            <text:p>2268249</text:p>
          </table:table-cell>
          <table:table-cell office:value-type="float" office:value="2.268249">
            <text:p>2,268249</text:p>
          </table:table-cell>
          <table:table-cell office:value-type="float" office:value="2264561">
            <text:p>2264561</text:p>
          </table:table-cell>
          <table:table-cell office:value-type="float" office:value="2.264561">
            <text:p>2,264561</text:p>
          </table:table-cell>
          <table:table-cell office:value-type="float" office:value="2267995">
            <text:p>2267995</text:p>
          </table:table-cell>
          <table:table-cell office:value-type="float" office:value="2.267995">
            <text:p>2,267995</text:p>
          </table:table-cell>
          <table:table-cell/>
          <table:table-cell table:formula="of:=([.E158]+[.G158]+[.I158]+[.K158])/4" office:value-type="float" office:value="2266308.25">
            <text:p>2266308,25</text:p>
          </table:table-cell>
          <table:table-cell table:formula="of:=([.F158]+[.H158]+[.J158]+[.L158])/4" office:value-type="float" office:value="2.26630825">
            <text:p>2,26630825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27247">
            <text:p>2627247</text:p>
          </table:table-cell>
          <table:table-cell office:value-type="float" office:value="2.627247">
            <text:p>2,627247</text:p>
          </table:table-cell>
          <table:table-cell office:value-type="float" office:value="2628289">
            <text:p>2628289</text:p>
          </table:table-cell>
          <table:table-cell office:value-type="float" office:value="2.628289">
            <text:p>2,628289</text:p>
          </table:table-cell>
          <table:table-cell office:value-type="float" office:value="2627530">
            <text:p>2627530</text:p>
          </table:table-cell>
          <table:table-cell office:value-type="float" office:value="2.62753">
            <text:p>2,62753</text:p>
          </table:table-cell>
          <table:table-cell office:value-type="float" office:value="2633532">
            <text:p>2633532</text:p>
          </table:table-cell>
          <table:table-cell office:value-type="float" office:value="2.633532">
            <text:p>2,633532</text:p>
          </table:table-cell>
          <table:table-cell/>
          <table:table-cell table:formula="of:=([.E159]+[.G159]+[.I159]+[.K159])/4" office:value-type="float" office:value="2629149.5">
            <text:p>2629149,5</text:p>
          </table:table-cell>
          <table:table-cell table:formula="of:=([.F159]+[.H159]+[.J159]+[.L159])/4" office:value-type="float" office:value="2.6291495">
            <text:p>2,629149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4354">
            <text:p>1274354</text:p>
          </table:table-cell>
          <table:table-cell office:value-type="float" office:value="1.274354">
            <text:p>1,274354</text:p>
          </table:table-cell>
          <table:table-cell office:value-type="float" office:value="1271384">
            <text:p>1271384</text:p>
          </table:table-cell>
          <table:table-cell office:value-type="float" office:value="1.271384">
            <text:p>1,271384</text:p>
          </table:table-cell>
          <table:table-cell office:value-type="float" office:value="1271059">
            <text:p>1271059</text:p>
          </table:table-cell>
          <table:table-cell office:value-type="float" office:value="1.271059">
            <text:p>1,271059</text:p>
          </table:table-cell>
          <table:table-cell office:value-type="float" office:value="1273089">
            <text:p>1273089</text:p>
          </table:table-cell>
          <table:table-cell office:value-type="float" office:value="1.273089">
            <text:p>1,273089</text:p>
          </table:table-cell>
          <table:table-cell/>
          <table:table-cell table:formula="of:=([.E160]+[.G160]+[.I160]+[.K160])/4" office:value-type="float" office:value="1272471.5">
            <text:p>1272471,5</text:p>
          </table:table-cell>
          <table:table-cell table:formula="of:=([.F160]+[.H160]+[.J160]+[.L160])/4" office:value-type="float" office:value="1.2724715">
            <text:p>1,272471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8245">
            <text:p>1768245</text:p>
          </table:table-cell>
          <table:table-cell office:value-type="float" office:value="1.768245">
            <text:p>1,768245</text:p>
          </table:table-cell>
          <table:table-cell office:value-type="float" office:value="1769143">
            <text:p>1769143</text:p>
          </table:table-cell>
          <table:table-cell office:value-type="float" office:value="1.769143">
            <text:p>1,769143</text:p>
          </table:table-cell>
          <table:table-cell office:value-type="float" office:value="1768010">
            <text:p>1768010</text:p>
          </table:table-cell>
          <table:table-cell office:value-type="float" office:value="1.76801">
            <text:p>1,76801</text:p>
          </table:table-cell>
          <table:table-cell office:value-type="float" office:value="1774619">
            <text:p>1774619</text:p>
          </table:table-cell>
          <table:table-cell office:value-type="float" office:value="1.774619">
            <text:p>1,774619</text:p>
          </table:table-cell>
          <table:table-cell/>
          <table:table-cell table:formula="of:=([.E161]+[.G161]+[.I161]+[.K161])/4" office:value-type="float" office:value="1770004.25">
            <text:p>1770004,25</text:p>
          </table:table-cell>
          <table:table-cell table:formula="of:=([.F161]+[.H161]+[.J161]+[.L161])/4" office:value-type="float" office:value="1.77000425">
            <text:p>1,770004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1528">
            <text:p>2051528</text:p>
          </table:table-cell>
          <table:table-cell office:value-type="float" office:value="2.051528">
            <text:p>2,051528</text:p>
          </table:table-cell>
          <table:table-cell office:value-type="float" office:value="2048790">
            <text:p>2048790</text:p>
          </table:table-cell>
          <table:table-cell office:value-type="float" office:value="2.04879">
            <text:p>2,04879</text:p>
          </table:table-cell>
          <table:table-cell office:value-type="float" office:value="2052064">
            <text:p>2052064</text:p>
          </table:table-cell>
          <table:table-cell office:value-type="float" office:value="2.052064">
            <text:p>2,052064</text:p>
          </table:table-cell>
          <table:table-cell office:value-type="float" office:value="2046297">
            <text:p>2046297</text:p>
          </table:table-cell>
          <table:table-cell office:value-type="float" office:value="2.046297">
            <text:p>2,046297</text:p>
          </table:table-cell>
          <table:table-cell/>
          <table:table-cell table:formula="of:=([.E162]+[.G162]+[.I162]+[.K162])/4" office:value-type="float" office:value="2049669.75">
            <text:p>2049669,75</text:p>
          </table:table-cell>
          <table:table-cell table:formula="of:=([.F162]+[.H162]+[.J162]+[.L162])/4" office:value-type="float" office:value="2.04966975">
            <text:p>2,0496697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2876">
            <text:p>2392876</text:p>
          </table:table-cell>
          <table:table-cell office:value-type="float" office:value="2.392876">
            <text:p>2,392876</text:p>
          </table:table-cell>
          <table:table-cell office:value-type="float" office:value="2392320">
            <text:p>2392320</text:p>
          </table:table-cell>
          <table:table-cell office:value-type="float" office:value="2.39232">
            <text:p>2,39232</text:p>
          </table:table-cell>
          <table:table-cell office:value-type="float" office:value="2395326">
            <text:p>2395326</text:p>
          </table:table-cell>
          <table:table-cell office:value-type="float" office:value="2.395326">
            <text:p>2,395326</text:p>
          </table:table-cell>
          <table:table-cell office:value-type="float" office:value="2399135">
            <text:p>2399135</text:p>
          </table:table-cell>
          <table:table-cell office:value-type="float" office:value="2.399135">
            <text:p>2,399135</text:p>
          </table:table-cell>
          <table:table-cell/>
          <table:table-cell table:formula="of:=([.E163]+[.G163]+[.I163]+[.K163])/4" office:value-type="float" office:value="2394914.25">
            <text:p>2394914,25</text:p>
          </table:table-cell>
          <table:table-cell table:formula="of:=([.F163]+[.H163]+[.J163]+[.L163])/4" office:value-type="float" office:value="2.39491425">
            <text:p>2,394914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267">
            <text:p>2809267</text:p>
          </table:table-cell>
          <table:table-cell office:value-type="float" office:value="2.809267">
            <text:p>2,809267</text:p>
          </table:table-cell>
          <table:table-cell office:value-type="float" office:value="2811994">
            <text:p>2811994</text:p>
          </table:table-cell>
          <table:table-cell office:value-type="float" office:value="2.811994">
            <text:p>2,811994</text:p>
          </table:table-cell>
          <table:table-cell office:value-type="float" office:value="2811900">
            <text:p>2811900</text:p>
          </table:table-cell>
          <table:table-cell office:value-type="float" office:value="2.8119">
            <text:p>2,8119</text:p>
          </table:table-cell>
          <table:table-cell office:value-type="float" office:value="2807079">
            <text:p>2807079</text:p>
          </table:table-cell>
          <table:table-cell office:value-type="float" office:value="2.807079">
            <text:p>2,807079</text:p>
          </table:table-cell>
          <table:table-cell/>
          <table:table-cell table:formula="of:=([.E164]+[.G164]+[.I164]+[.K164])/4" office:value-type="float" office:value="2810060">
            <text:p>2810060</text:p>
          </table:table-cell>
          <table:table-cell table:formula="of:=([.F164]+[.H164]+[.J164]+[.L164])/4" office:value-type="float" office:value="2.81006">
            <text:p>2,8100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4726">
            <text:p>1364726</text:p>
          </table:table-cell>
          <table:table-cell office:value-type="float" office:value="1.364726">
            <text:p>1,364726</text:p>
          </table:table-cell>
          <table:table-cell office:value-type="float" office:value="1361886">
            <text:p>1361886</text:p>
          </table:table-cell>
          <table:table-cell office:value-type="float" office:value="1.361886">
            <text:p>1,361886</text:p>
          </table:table-cell>
          <table:table-cell office:value-type="float" office:value="1364588">
            <text:p>1364588</text:p>
          </table:table-cell>
          <table:table-cell office:value-type="float" office:value="1.364588">
            <text:p>1,364588</text:p>
          </table:table-cell>
          <table:table-cell office:value-type="float" office:value="1363672">
            <text:p>1363672</text:p>
          </table:table-cell>
          <table:table-cell office:value-type="float" office:value="1.363672">
            <text:p>1,363672</text:p>
          </table:table-cell>
          <table:table-cell/>
          <table:table-cell table:formula="of:=([.E165]+[.G165]+[.I165]+[.K165])/4" office:value-type="float" office:value="1363718">
            <text:p>1363718</text:p>
          </table:table-cell>
          <table:table-cell table:formula="of:=([.F165]+[.H165]+[.J165]+[.L165])/4" office:value-type="float" office:value="1.363718">
            <text:p>1,363718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12799">
            <text:p>1812799</text:p>
          </table:table-cell>
          <table:table-cell office:value-type="float" office:value="1.812799">
            <text:p>1,812799</text:p>
          </table:table-cell>
          <table:table-cell office:value-type="float" office:value="1812745">
            <text:p>1812745</text:p>
          </table:table-cell>
          <table:table-cell office:value-type="float" office:value="1.812745">
            <text:p>1,812745</text:p>
          </table:table-cell>
          <table:table-cell office:value-type="float" office:value="1812941">
            <text:p>1812941</text:p>
          </table:table-cell>
          <table:table-cell office:value-type="float" office:value="1.812941">
            <text:p>1,812941</text:p>
          </table:table-cell>
          <table:table-cell office:value-type="float" office:value="1816094">
            <text:p>1816094</text:p>
          </table:table-cell>
          <table:table-cell office:value-type="float" office:value="1.816094">
            <text:p>1,816094</text:p>
          </table:table-cell>
          <table:table-cell/>
          <table:table-cell table:formula="of:=([.E166]+[.G166]+[.I166]+[.K166])/4" office:value-type="float" office:value="1813644.75">
            <text:p>1813644,75</text:p>
          </table:table-cell>
          <table:table-cell table:formula="of:=([.F166]+[.H166]+[.J166]+[.L166])/4" office:value-type="float" office:value="1.81364475">
            <text:p>1,8136447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2378">
            <text:p>2122378</text:p>
          </table:table-cell>
          <table:table-cell office:value-type="float" office:value="2.122378">
            <text:p>2,122378</text:p>
          </table:table-cell>
          <table:table-cell office:value-type="float" office:value="2124587">
            <text:p>2124587</text:p>
          </table:table-cell>
          <table:table-cell office:value-type="float" office:value="2.124587">
            <text:p>2,124587</text:p>
          </table:table-cell>
          <table:table-cell office:value-type="float" office:value="2124777">
            <text:p>2124777</text:p>
          </table:table-cell>
          <table:table-cell office:value-type="float" office:value="2.124777">
            <text:p>2,124777</text:p>
          </table:table-cell>
          <table:table-cell office:value-type="float" office:value="2119911">
            <text:p>2119911</text:p>
          </table:table-cell>
          <table:table-cell office:value-type="float" office:value="2.119911">
            <text:p>2,119911</text:p>
          </table:table-cell>
          <table:table-cell/>
          <table:table-cell table:formula="of:=([.E167]+[.G167]+[.I167]+[.K167])/4" office:value-type="float" office:value="2122913.25">
            <text:p>2122913,25</text:p>
          </table:table-cell>
          <table:table-cell table:formula="of:=([.F167]+[.H167]+[.J167]+[.L167])/4" office:value-type="float" office:value="2.12291325">
            <text:p>2,122913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2198">
            <text:p>2522198</text:p>
          </table:table-cell>
          <table:table-cell office:value-type="float" office:value="2.522198">
            <text:p>2,522198</text:p>
          </table:table-cell>
          <table:table-cell office:value-type="float" office:value="2519779">
            <text:p>2519779</text:p>
          </table:table-cell>
          <table:table-cell office:value-type="float" office:value="2.519779">
            <text:p>2,519779</text:p>
          </table:table-cell>
          <table:table-cell office:value-type="float" office:value="2522450">
            <text:p>2522450</text:p>
          </table:table-cell>
          <table:table-cell office:value-type="float" office:value="2.52245">
            <text:p>2,52245</text:p>
          </table:table-cell>
          <table:table-cell office:value-type="float" office:value="2525986">
            <text:p>2525986</text:p>
          </table:table-cell>
          <table:table-cell office:value-type="float" office:value="2.525986">
            <text:p>2,525986</text:p>
          </table:table-cell>
          <table:table-cell/>
          <table:table-cell table:formula="of:=([.E168]+[.G168]+[.I168]+[.K168])/4" office:value-type="float" office:value="2522603.25">
            <text:p>2522603,25</text:p>
          </table:table-cell>
          <table:table-cell table:formula="of:=([.F168]+[.H168]+[.J168]+[.L168])/4" office:value-type="float" office:value="2.52260325">
            <text:p>2,52260325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3327">
            <text:p>1433327</text:p>
          </table:table-cell>
          <table:table-cell office:value-type="float" office:value="1.433327">
            <text:p>1,433327</text:p>
          </table:table-cell>
          <table:table-cell office:value-type="float" office:value="1433306">
            <text:p>1433306</text:p>
          </table:table-cell>
          <table:table-cell office:value-type="float" office:value="1.433306">
            <text:p>1,433306</text:p>
          </table:table-cell>
          <table:table-cell office:value-type="float" office:value="1433075">
            <text:p>1433075</text:p>
          </table:table-cell>
          <table:table-cell office:value-type="float" office:value="1.433075">
            <text:p>1,433075</text:p>
          </table:table-cell>
          <table:table-cell office:value-type="float" office:value="1430732">
            <text:p>1430732</text:p>
          </table:table-cell>
          <table:table-cell office:value-type="float" office:value="1.430732">
            <text:p>1,430732</text:p>
          </table:table-cell>
          <table:table-cell/>
          <table:table-cell table:formula="of:=([.E169]+[.G169]+[.I169]+[.K169])/4" office:value-type="float" office:value="1432610">
            <text:p>1432610</text:p>
          </table:table-cell>
          <table:table-cell table:formula="of:=([.F169]+[.H169]+[.J169]+[.L169])/4" office:value-type="float" office:value="1.43261">
            <text:p>1,43261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5679">
            <text:p>1855679</text:p>
          </table:table-cell>
          <table:table-cell office:value-type="float" office:value="1.855679">
            <text:p>1,855679</text:p>
          </table:table-cell>
          <table:table-cell office:value-type="float" office:value="1853466">
            <text:p>1853466</text:p>
          </table:table-cell>
          <table:table-cell office:value-type="float" office:value="1.853466">
            <text:p>1,853466</text:p>
          </table:table-cell>
          <table:table-cell office:value-type="float" office:value="1853074">
            <text:p>1853074</text:p>
          </table:table-cell>
          <table:table-cell office:value-type="float" office:value="1.853074">
            <text:p>1,853074</text:p>
          </table:table-cell>
          <table:table-cell office:value-type="float" office:value="1860218">
            <text:p>1860218</text:p>
          </table:table-cell>
          <table:table-cell office:value-type="float" office:value="1.860218">
            <text:p>1,860218</text:p>
          </table:table-cell>
          <table:table-cell/>
          <table:table-cell table:formula="of:=([.E170]+[.G170]+[.I170]+[.K170])/4" office:value-type="float" office:value="1855609.25">
            <text:p>1855609,25</text:p>
          </table:table-cell>
          <table:table-cell table:formula="of:=([.F170]+[.H170]+[.J170]+[.L170])/4" office:value-type="float" office:value="1.85560925">
            <text:p>1,85560925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0917">
            <text:p>2200917</text:p>
          </table:table-cell>
          <table:table-cell office:value-type="float" office:value="2.200917">
            <text:p>2,200917</text:p>
          </table:table-cell>
          <table:table-cell office:value-type="float" office:value="2200715">
            <text:p>2200715</text:p>
          </table:table-cell>
          <table:table-cell office:value-type="float" office:value="2.200715">
            <text:p>2,200715</text:p>
          </table:table-cell>
          <table:table-cell office:value-type="float" office:value="2203398">
            <text:p>2203398</text:p>
          </table:table-cell>
          <table:table-cell office:value-type="float" office:value="2.203398">
            <text:p>2,203398</text:p>
          </table:table-cell>
          <table:table-cell office:value-type="float" office:value="2206682">
            <text:p>2206682</text:p>
          </table:table-cell>
          <table:table-cell office:value-type="float" office:value="2.206682">
            <text:p>2,206682</text:p>
          </table:table-cell>
          <table:table-cell/>
          <table:table-cell table:formula="of:=([.E171]+[.G171]+[.I171]+[.K171])/4" office:value-type="float" office:value="2202928">
            <text:p>2202928</text:p>
          </table:table-cell>
          <table:table-cell table:formula="of:=([.F171]+[.H171]+[.J171]+[.L171])/4" office:value-type="float" office:value="2.202928">
            <text:p>2,20292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70147">
            <text:p>2670147</text:p>
          </table:table-cell>
          <table:table-cell office:value-type="float" office:value="2.670147">
            <text:p>2,670147</text:p>
          </table:table-cell>
          <table:table-cell office:value-type="float" office:value="2664318">
            <text:p>2664318</text:p>
          </table:table-cell>
          <table:table-cell office:value-type="float" office:value="2.664318">
            <text:p>2,664318</text:p>
          </table:table-cell>
          <table:table-cell office:value-type="float" office:value="2670631">
            <text:p>2670631</text:p>
          </table:table-cell>
          <table:table-cell office:value-type="float" office:value="2.670631">
            <text:p>2,670631</text:p>
          </table:table-cell>
          <table:table-cell office:value-type="float" office:value="2662391">
            <text:p>2662391</text:p>
          </table:table-cell>
          <table:table-cell office:value-type="float" office:value="2.662391">
            <text:p>2,662391</text:p>
          </table:table-cell>
          <table:table-cell/>
          <table:table-cell table:formula="of:=([.E172]+[.G172]+[.I172]+[.K172])/4" office:value-type="float" office:value="2666871.75">
            <text:p>2666871,75</text:p>
          </table:table-cell>
          <table:table-cell table:formula="of:=([.F172]+[.H172]+[.J172]+[.L172])/4" office:value-type="float" office:value="2.66687175">
            <text:p>2,6668717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68280">
            <text:p>1568280</text:p>
          </table:table-cell>
          <table:table-cell office:value-type="float" office:value="1.56828">
            <text:p>1,56828</text:p>
          </table:table-cell>
          <table:table-cell office:value-type="float" office:value="1570718">
            <text:p>1570718</text:p>
          </table:table-cell>
          <table:table-cell office:value-type="float" office:value="1.570718">
            <text:p>1,570718</text:p>
          </table:table-cell>
          <table:table-cell office:value-type="float" office:value="1570756">
            <text:p>1570756</text:p>
          </table:table-cell>
          <table:table-cell office:value-type="float" office:value="1.570756">
            <text:p>1,570756</text:p>
          </table:table-cell>
          <table:table-cell office:value-type="float" office:value="1572633">
            <text:p>1572633</text:p>
          </table:table-cell>
          <table:table-cell office:value-type="float" office:value="1.572633">
            <text:p>1,572633</text:p>
          </table:table-cell>
          <table:table-cell/>
          <table:table-cell table:formula="of:=([.E173]+[.G173]+[.I173]+[.K173])/4" office:value-type="float" office:value="1570596.75">
            <text:p>1570596,75</text:p>
          </table:table-cell>
          <table:table-cell table:formula="of:=([.F173]+[.H173]+[.J173]+[.L173])/4" office:value-type="float" office:value="1.57059675">
            <text:p>1,5705967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3152">
            <text:p>1903152</text:p>
          </table:table-cell>
          <table:table-cell office:value-type="float" office:value="1.903152">
            <text:p>1,903152</text:p>
          </table:table-cell>
          <table:table-cell office:value-type="float" office:value="1904271">
            <text:p>1904271</text:p>
          </table:table-cell>
          <table:table-cell office:value-type="float" office:value="1.904271">
            <text:p>1,904271</text:p>
          </table:table-cell>
          <table:table-cell office:value-type="float" office:value="1902815">
            <text:p>1902815</text:p>
          </table:table-cell>
          <table:table-cell office:value-type="float" office:value="1.902815">
            <text:p>1,902815</text:p>
          </table:table-cell>
          <table:table-cell office:value-type="float" office:value="1909411">
            <text:p>1909411</text:p>
          </table:table-cell>
          <table:table-cell office:value-type="float" office:value="1.909411">
            <text:p>1,909411</text:p>
          </table:table-cell>
          <table:table-cell/>
          <table:table-cell table:formula="of:=([.E174]+[.G174]+[.I174]+[.K174])/4" office:value-type="float" office:value="1904912.25">
            <text:p>1904912,25</text:p>
          </table:table-cell>
          <table:table-cell table:formula="of:=([.F174]+[.H174]+[.J174]+[.L174])/4" office:value-type="float" office:value="1.90491225">
            <text:p>1,9049122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3957">
            <text:p>2293957</text:p>
          </table:table-cell>
          <table:table-cell office:value-type="float" office:value="2.293957">
            <text:p>2,293957</text:p>
          </table:table-cell>
          <table:table-cell office:value-type="float" office:value="2295808">
            <text:p>2295808</text:p>
          </table:table-cell>
          <table:table-cell office:value-type="float" office:value="2.295808">
            <text:p>2,295808</text:p>
          </table:table-cell>
          <table:table-cell office:value-type="float" office:value="2290836">
            <text:p>2290836</text:p>
          </table:table-cell>
          <table:table-cell office:value-type="float" office:value="2.290836">
            <text:p>2,290836</text:p>
          </table:table-cell>
          <table:table-cell office:value-type="float" office:value="2297283">
            <text:p>2297283</text:p>
          </table:table-cell>
          <table:table-cell office:value-type="float" office:value="2.297283">
            <text:p>2,297283</text:p>
          </table:table-cell>
          <table:table-cell/>
          <table:table-cell table:formula="of:=([.E175]+[.G175]+[.I175]+[.K175])/4" office:value-type="float" office:value="2294471">
            <text:p>2294471</text:p>
          </table:table-cell>
          <table:table-cell table:formula="of:=([.F175]+[.H175]+[.J175]+[.L175])/4" office:value-type="float" office:value="2.294471">
            <text:p>2,29447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786">
            <text:p>2809786</text:p>
          </table:table-cell>
          <table:table-cell office:value-type="float" office:value="2.809786">
            <text:p>2,809786</text:p>
          </table:table-cell>
          <table:table-cell office:value-type="float" office:value="2813619">
            <text:p>2813619</text:p>
          </table:table-cell>
          <table:table-cell office:value-type="float" office:value="2.813619">
            <text:p>2,813619</text:p>
          </table:table-cell>
          <table:table-cell office:value-type="float" office:value="2812931">
            <text:p>2812931</text:p>
          </table:table-cell>
          <table:table-cell office:value-type="float" office:value="2.812931">
            <text:p>2,812931</text:p>
          </table:table-cell>
          <table:table-cell office:value-type="float" office:value="2807411">
            <text:p>2807411</text:p>
          </table:table-cell>
          <table:table-cell office:value-type="float" office:value="2.807411">
            <text:p>2,807411</text:p>
          </table:table-cell>
          <table:table-cell/>
          <table:table-cell table:formula="of:=([.E176]+[.G176]+[.I176]+[.K176])/4" office:value-type="float" office:value="2810936.75">
            <text:p>2810936,75</text:p>
          </table:table-cell>
          <table:table-cell table:formula="of:=([.F176]+[.H176]+[.J176]+[.L176])/4" office:value-type="float" office:value="2.81093675">
            <text:p>2,8109367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3742">
            <text:p>1633742</text:p>
          </table:table-cell>
          <table:table-cell office:value-type="float" office:value="1.633742">
            <text:p>1,633742</text:p>
          </table:table-cell>
          <table:table-cell office:value-type="float" office:value="1631114">
            <text:p>1631114</text:p>
          </table:table-cell>
          <table:table-cell office:value-type="float" office:value="1.631114">
            <text:p>1,631114</text:p>
          </table:table-cell>
          <table:table-cell office:value-type="float" office:value="1633222">
            <text:p>1633222</text:p>
          </table:table-cell>
          <table:table-cell office:value-type="float" office:value="1.633222">
            <text:p>1,633222</text:p>
          </table:table-cell>
          <table:table-cell office:value-type="float" office:value="1637022">
            <text:p>1637022</text:p>
          </table:table-cell>
          <table:table-cell office:value-type="float" office:value="1.637022">
            <text:p>1,637022</text:p>
          </table:table-cell>
          <table:table-cell/>
          <table:table-cell table:formula="of:=([.E177]+[.G177]+[.I177]+[.K177])/4" office:value-type="float" office:value="1633775">
            <text:p>1633775</text:p>
          </table:table-cell>
          <table:table-cell table:formula="of:=([.F177]+[.H177]+[.J177]+[.L177])/4" office:value-type="float" office:value="1.633775">
            <text:p>1,63377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0674">
            <text:p>1940674</text:p>
          </table:table-cell>
          <table:table-cell office:value-type="float" office:value="1.940674">
            <text:p>1,940674</text:p>
          </table:table-cell>
          <table:table-cell office:value-type="float" office:value="1938019">
            <text:p>1938019</text:p>
          </table:table-cell>
          <table:table-cell office:value-type="float" office:value="1.938019">
            <text:p>1,938019</text:p>
          </table:table-cell>
          <table:table-cell office:value-type="float" office:value="1940340">
            <text:p>1940340</text:p>
          </table:table-cell>
          <table:table-cell office:value-type="float" office:value="1.94034">
            <text:p>1,94034</text:p>
          </table:table-cell>
          <table:table-cell office:value-type="float" office:value="1938126">
            <text:p>1938126</text:p>
          </table:table-cell>
          <table:table-cell office:value-type="float" office:value="1.938126">
            <text:p>1,938126</text:p>
          </table:table-cell>
          <table:table-cell/>
          <table:table-cell table:formula="of:=([.E178]+[.G178]+[.I178]+[.K178])/4" office:value-type="float" office:value="1939289.75">
            <text:p>1939289,75</text:p>
          </table:table-cell>
          <table:table-cell table:formula="of:=([.F178]+[.H178]+[.J178]+[.L178])/4" office:value-type="float" office:value="1.93928975">
            <text:p>1,9392897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3410">
            <text:p>2393410</text:p>
          </table:table-cell>
          <table:table-cell office:value-type="float" office:value="2.39341">
            <text:p>2,39341</text:p>
          </table:table-cell>
          <table:table-cell office:value-type="float" office:value="2397392">
            <text:p>2397392</text:p>
          </table:table-cell>
          <table:table-cell office:value-type="float" office:value="2.397392">
            <text:p>2,397392</text:p>
          </table:table-cell>
          <table:table-cell office:value-type="float" office:value="2391167">
            <text:p>2391167</text:p>
          </table:table-cell>
          <table:table-cell office:value-type="float" office:value="2.391167">
            <text:p>2,391167</text:p>
          </table:table-cell>
          <table:table-cell office:value-type="float" office:value="2397908">
            <text:p>2397908</text:p>
          </table:table-cell>
          <table:table-cell office:value-type="float" office:value="2.397908">
            <text:p>2,397908</text:p>
          </table:table-cell>
          <table:table-cell/>
          <table:table-cell table:formula="of:=([.E179]+[.G179]+[.I179]+[.K179])/4" office:value-type="float" office:value="2394969.25">
            <text:p>2394969,25</text:p>
          </table:table-cell>
          <table:table-cell table:formula="of:=([.F179]+[.H179]+[.J179]+[.L179])/4" office:value-type="float" office:value="2.39496925">
            <text:p>2,3949692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6246">
            <text:p>2956246</text:p>
          </table:table-cell>
          <table:table-cell office:value-type="float" office:value="2.956246">
            <text:p>2,956246</text:p>
          </table:table-cell>
          <table:table-cell office:value-type="float" office:value="2958845">
            <text:p>2958845</text:p>
          </table:table-cell>
          <table:table-cell office:value-type="float" office:value="2.958845">
            <text:p>2,958845</text:p>
          </table:table-cell>
          <table:table-cell office:value-type="float" office:value="2955972">
            <text:p>2955972</text:p>
          </table:table-cell>
          <table:table-cell office:value-type="float" office:value="2.955972">
            <text:p>2,955972</text:p>
          </table:table-cell>
          <table:table-cell office:value-type="float" office:value="2955326">
            <text:p>2955326</text:p>
          </table:table-cell>
          <table:table-cell office:value-type="float" office:value="2.955326">
            <text:p>2,955326</text:p>
          </table:table-cell>
          <table:table-cell/>
          <table:table-cell table:formula="of:=([.E180]+[.G180]+[.I180]+[.K180])/4" office:value-type="float" office:value="2956597.25">
            <text:p>2956597,25</text:p>
          </table:table-cell>
          <table:table-cell table:formula="of:=([.F180]+[.H180]+[.J180]+[.L180])/4" office:value-type="float" office:value="2.95659725">
            <text:p>2,9565972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49530">
            <text:p>1649530</text:p>
          </table:table-cell>
          <table:table-cell office:value-type="float" office:value="1.64953">
            <text:p>1,64953</text:p>
          </table:table-cell>
          <table:table-cell office:value-type="float" office:value="1654133">
            <text:p>1654133</text:p>
          </table:table-cell>
          <table:table-cell office:value-type="float" office:value="1.654133">
            <text:p>1,654133</text:p>
          </table:table-cell>
          <table:table-cell office:value-type="float" office:value="1650472">
            <text:p>1650472</text:p>
          </table:table-cell>
          <table:table-cell office:value-type="float" office:value="1.650472">
            <text:p>1,650472</text:p>
          </table:table-cell>
          <table:table-cell office:value-type="float" office:value="1656859">
            <text:p>1656859</text:p>
          </table:table-cell>
          <table:table-cell office:value-type="float" office:value="1.656859">
            <text:p>1,656859</text:p>
          </table:table-cell>
          <table:table-cell/>
          <table:table-cell table:formula="of:=([.E181]+[.G181]+[.I181]+[.K181])/4" office:value-type="float" office:value="1652748.5">
            <text:p>1652748,5</text:p>
          </table:table-cell>
          <table:table-cell table:formula="of:=([.F181]+[.H181]+[.J181]+[.L181])/4" office:value-type="float" office:value="1.6527485">
            <text:p>1,652748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1362">
            <text:p>1991362</text:p>
          </table:table-cell>
          <table:table-cell office:value-type="float" office:value="1.991362">
            <text:p>1,991362</text:p>
          </table:table-cell>
          <table:table-cell office:value-type="float" office:value="1992961">
            <text:p>1992961</text:p>
          </table:table-cell>
          <table:table-cell office:value-type="float" office:value="1.992961">
            <text:p>1,992961</text:p>
          </table:table-cell>
          <table:table-cell office:value-type="float" office:value="1994105">
            <text:p>1994105</text:p>
          </table:table-cell>
          <table:table-cell office:value-type="float" office:value="1.994105">
            <text:p>1,994105</text:p>
          </table:table-cell>
          <table:table-cell office:value-type="float" office:value="1998146">
            <text:p>1998146</text:p>
          </table:table-cell>
          <table:table-cell office:value-type="float" office:value="1.998146">
            <text:p>1,998146</text:p>
          </table:table-cell>
          <table:table-cell/>
          <table:table-cell table:formula="of:=([.E182]+[.G182]+[.I182]+[.K182])/4" office:value-type="float" office:value="1994143.5">
            <text:p>1994143,5</text:p>
          </table:table-cell>
          <table:table-cell table:formula="of:=([.F182]+[.H182]+[.J182]+[.L182])/4" office:value-type="float" office:value="1.9941435">
            <text:p>1,9941435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88694">
            <text:p>2488694</text:p>
          </table:table-cell>
          <table:table-cell office:value-type="float" office:value="2.488694">
            <text:p>2,488694</text:p>
          </table:table-cell>
          <table:table-cell office:value-type="float" office:value="2487871">
            <text:p>2487871</text:p>
          </table:table-cell>
          <table:table-cell office:value-type="float" office:value="2.487871">
            <text:p>2,487871</text:p>
          </table:table-cell>
          <table:table-cell office:value-type="float" office:value="2490469">
            <text:p>2490469</text:p>
          </table:table-cell>
          <table:table-cell office:value-type="float" office:value="2.490469">
            <text:p>2,490469</text:p>
          </table:table-cell>
          <table:table-cell office:value-type="float" office:value="2485678">
            <text:p>2485678</text:p>
          </table:table-cell>
          <table:table-cell office:value-type="float" office:value="2.485678">
            <text:p>2,485678</text:p>
          </table:table-cell>
          <table:table-cell/>
          <table:table-cell table:formula="of:=([.E183]+[.G183]+[.I183]+[.K183])/4" office:value-type="float" office:value="2488178">
            <text:p>2488178</text:p>
          </table:table-cell>
          <table:table-cell table:formula="of:=([.F183]+[.H183]+[.J183]+[.L183])/4" office:value-type="float" office:value="2.488178">
            <text:p>2,488178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66606">
            <text:p>1666606</text:p>
          </table:table-cell>
          <table:table-cell office:value-type="float" office:value="1.666606">
            <text:p>1,666606</text:p>
          </table:table-cell>
          <table:table-cell office:value-type="float" office:value="1670158">
            <text:p>1670158</text:p>
          </table:table-cell>
          <table:table-cell office:value-type="float" office:value="1.670158">
            <text:p>1,670158</text:p>
          </table:table-cell>
          <table:table-cell office:value-type="float" office:value="1670052">
            <text:p>1670052</text:p>
          </table:table-cell>
          <table:table-cell office:value-type="float" office:value="1.670052">
            <text:p>1,670052</text:p>
          </table:table-cell>
          <table:table-cell office:value-type="float" office:value="1669482">
            <text:p>1669482</text:p>
          </table:table-cell>
          <table:table-cell office:value-type="float" office:value="1.669482">
            <text:p>1,669482</text:p>
          </table:table-cell>
          <table:table-cell/>
          <table:table-cell table:formula="of:=([.E184]+[.G184]+[.I184]+[.K184])/4" office:value-type="float" office:value="1669074.5">
            <text:p>1669074,5</text:p>
          </table:table-cell>
          <table:table-cell table:formula="of:=([.F184]+[.H184]+[.J184]+[.L184])/4" office:value-type="float" office:value="1.6690745">
            <text:p>1,669074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4700">
            <text:p>2054700</text:p>
          </table:table-cell>
          <table:table-cell office:value-type="float" office:value="2.0547">
            <text:p>2,0547</text:p>
          </table:table-cell>
          <table:table-cell office:value-type="float" office:value="2048671">
            <text:p>2048671</text:p>
          </table:table-cell>
          <table:table-cell office:value-type="float" office:value="2.048671">
            <text:p>2,048671</text:p>
          </table:table-cell>
          <table:table-cell office:value-type="float" office:value="2048505">
            <text:p>2048505</text:p>
          </table:table-cell>
          <table:table-cell office:value-type="float" office:value="2.048505">
            <text:p>2,048505</text:p>
          </table:table-cell>
          <table:table-cell office:value-type="float" office:value="2054199">
            <text:p>2054199</text:p>
          </table:table-cell>
          <table:table-cell office:value-type="float" office:value="2.054199">
            <text:p>2,054199</text:p>
          </table:table-cell>
          <table:table-cell/>
          <table:table-cell table:formula="of:=([.E185]+[.G185]+[.I185]+[.K185])/4" office:value-type="float" office:value="2051518.75">
            <text:p>2051518,75</text:p>
          </table:table-cell>
          <table:table-cell table:formula="of:=([.F185]+[.H185]+[.J185]+[.L185])/4" office:value-type="float" office:value="2.05151875">
            <text:p>2,0515187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89429">
            <text:p>2589429</text:p>
          </table:table-cell>
          <table:table-cell office:value-type="float" office:value="2.589429">
            <text:p>2,589429</text:p>
          </table:table-cell>
          <table:table-cell office:value-type="float" office:value="2589991">
            <text:p>2589991</text:p>
          </table:table-cell>
          <table:table-cell office:value-type="float" office:value="2.589991">
            <text:p>2,589991</text:p>
          </table:table-cell>
          <table:table-cell office:value-type="float" office:value="2592993">
            <text:p>2592993</text:p>
          </table:table-cell>
          <table:table-cell office:value-type="float" office:value="2.592993">
            <text:p>2,592993</text:p>
          </table:table-cell>
          <table:table-cell office:value-type="float" office:value="2587305">
            <text:p>2587305</text:p>
          </table:table-cell>
          <table:table-cell office:value-type="float" office:value="2.587305">
            <text:p>2,587305</text:p>
          </table:table-cell>
          <table:table-cell/>
          <table:table-cell table:formula="of:=([.E186]+[.G186]+[.I186]+[.K186])/4" office:value-type="float" office:value="2589929.5">
            <text:p>2589929,5</text:p>
          </table:table-cell>
          <table:table-cell table:formula="of:=([.F186]+[.H186]+[.J186]+[.L186])/4" office:value-type="float" office:value="2.5899295">
            <text:p>2,5899295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5467">
            <text:p>1685467</text:p>
          </table:table-cell>
          <table:table-cell office:value-type="float" office:value="1.685467">
            <text:p>1,685467</text:p>
          </table:table-cell>
          <table:table-cell office:value-type="float" office:value="1681034">
            <text:p>1681034</text:p>
          </table:table-cell>
          <table:table-cell office:value-type="float" office:value="1.681034">
            <text:p>1,681034</text:p>
          </table:table-cell>
          <table:table-cell office:value-type="float" office:value="1681297">
            <text:p>1681297</text:p>
          </table:table-cell>
          <table:table-cell office:value-type="float" office:value="1.681297">
            <text:p>1,681297</text:p>
          </table:table-cell>
          <table:table-cell office:value-type="float" office:value="1682774">
            <text:p>1682774</text:p>
          </table:table-cell>
          <table:table-cell office:value-type="float" office:value="1.682774">
            <text:p>1,682774</text:p>
          </table:table-cell>
          <table:table-cell/>
          <table:table-cell table:formula="of:=([.E187]+[.G187]+[.I187]+[.K187])/4" office:value-type="float" office:value="1682643">
            <text:p>1682643</text:p>
          </table:table-cell>
          <table:table-cell table:formula="of:=([.F187]+[.H187]+[.J187]+[.L187])/4" office:value-type="float" office:value="1.682643">
            <text:p>1,682643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93397">
            <text:p>2093397</text:p>
          </table:table-cell>
          <table:table-cell office:value-type="float" office:value="2.093397">
            <text:p>2,093397</text:p>
          </table:table-cell>
          <table:table-cell office:value-type="float" office:value="2100804">
            <text:p>2100804</text:p>
          </table:table-cell>
          <table:table-cell office:value-type="float" office:value="2.100804">
            <text:p>2,100804</text:p>
          </table:table-cell>
          <table:table-cell office:value-type="float" office:value="2100698">
            <text:p>2100698</text:p>
          </table:table-cell>
          <table:table-cell office:value-type="float" office:value="2.100698">
            <text:p>2,100698</text:p>
          </table:table-cell>
          <table:table-cell office:value-type="float" office:value="2103973">
            <text:p>2103973</text:p>
          </table:table-cell>
          <table:table-cell office:value-type="float" office:value="2.103973">
            <text:p>2,103973</text:p>
          </table:table-cell>
          <table:table-cell/>
          <table:table-cell table:formula="of:=([.E188]+[.G188]+[.I188]+[.K188])/4" office:value-type="float" office:value="2099718">
            <text:p>2099718</text:p>
          </table:table-cell>
          <table:table-cell table:formula="of:=([.F188]+[.H188]+[.J188]+[.L188])/4" office:value-type="float" office:value="2.099718">
            <text:p>2,09971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5761">
            <text:p>2705761</text:p>
          </table:table-cell>
          <table:table-cell office:value-type="float" office:value="2.705761">
            <text:p>2,705761</text:p>
          </table:table-cell>
          <table:table-cell office:value-type="float" office:value="2701318">
            <text:p>2701318</text:p>
          </table:table-cell>
          <table:table-cell office:value-type="float" office:value="2.701318">
            <text:p>2,701318</text:p>
          </table:table-cell>
          <table:table-cell office:value-type="float" office:value="2704247">
            <text:p>2704247</text:p>
          </table:table-cell>
          <table:table-cell office:value-type="float" office:value="2.704247">
            <text:p>2,704247</text:p>
          </table:table-cell>
          <table:table-cell office:value-type="float" office:value="2703759">
            <text:p>2703759</text:p>
          </table:table-cell>
          <table:table-cell office:value-type="float" office:value="2.703759">
            <text:p>2,703759</text:p>
          </table:table-cell>
          <table:table-cell/>
          <table:table-cell table:formula="of:=([.E189]+[.G189]+[.I189]+[.K189])/4" office:value-type="float" office:value="2703771.25">
            <text:p>2703771,25</text:p>
          </table:table-cell>
          <table:table-cell table:formula="of:=([.F189]+[.H189]+[.J189]+[.L189])/4" office:value-type="float" office:value="2.70377125">
            <text:p>2,7037712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02095">
            <text:p>1702095</text:p>
          </table:table-cell>
          <table:table-cell office:value-type="float" office:value="1.702095">
            <text:p>1,702095</text:p>
          </table:table-cell>
          <table:table-cell office:value-type="float" office:value="1699162">
            <text:p>1699162</text:p>
          </table:table-cell>
          <table:table-cell office:value-type="float" office:value="1.699162">
            <text:p>1,699162</text:p>
          </table:table-cell>
          <table:table-cell office:value-type="float" office:value="1699546">
            <text:p>1699546</text:p>
          </table:table-cell>
          <table:table-cell office:value-type="float" office:value="1.699546">
            <text:p>1,699546</text:p>
          </table:table-cell>
          <table:table-cell office:value-type="float" office:value="1705854">
            <text:p>1705854</text:p>
          </table:table-cell>
          <table:table-cell office:value-type="float" office:value="1.705854">
            <text:p>1,705854</text:p>
          </table:table-cell>
          <table:table-cell/>
          <table:table-cell table:formula="of:=([.E190]+[.G190]+[.I190]+[.K190])/4" office:value-type="float" office:value="1701664.25">
            <text:p>1701664,25</text:p>
          </table:table-cell>
          <table:table-cell table:formula="of:=([.F190]+[.H190]+[.J190]+[.L190])/4" office:value-type="float" office:value="1.70166425">
            <text:p>1,70166425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48630">
            <text:p>2148630</text:p>
          </table:table-cell>
          <table:table-cell office:value-type="float" office:value="2.14863">
            <text:p>2,14863</text:p>
          </table:table-cell>
          <table:table-cell office:value-type="float" office:value="2152789">
            <text:p>2152789</text:p>
          </table:table-cell>
          <table:table-cell office:value-type="float" office:value="2.152789">
            <text:p>2,152789</text:p>
          </table:table-cell>
          <table:table-cell office:value-type="float" office:value="2152110">
            <text:p>2152110</text:p>
          </table:table-cell>
          <table:table-cell office:value-type="float" office:value="2.15211">
            <text:p>2,15211</text:p>
          </table:table-cell>
          <table:table-cell office:value-type="float" office:value="2155403">
            <text:p>2155403</text:p>
          </table:table-cell>
          <table:table-cell office:value-type="float" office:value="2.155403">
            <text:p>2,155403</text:p>
          </table:table-cell>
          <table:table-cell/>
          <table:table-cell table:formula="of:=([.E191]+[.G191]+[.I191]+[.K191])/4" office:value-type="float" office:value="2152233">
            <text:p>2152233</text:p>
          </table:table-cell>
          <table:table-cell table:formula="of:=([.F191]+[.H191]+[.J191]+[.L191])/4" office:value-type="float" office:value="2.152233">
            <text:p>2,152233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09955">
            <text:p>2809955</text:p>
          </table:table-cell>
          <table:table-cell office:value-type="float" office:value="2.809955">
            <text:p>2,809955</text:p>
          </table:table-cell>
          <table:table-cell office:value-type="float" office:value="2812049">
            <text:p>2812049</text:p>
          </table:table-cell>
          <table:table-cell office:value-type="float" office:value="2.812049">
            <text:p>2,812049</text:p>
          </table:table-cell>
          <table:table-cell office:value-type="float" office:value="2811392">
            <text:p>2811392</text:p>
          </table:table-cell>
          <table:table-cell office:value-type="float" office:value="2.811392">
            <text:p>2,811392</text:p>
          </table:table-cell>
          <table:table-cell office:value-type="float" office:value="2814424">
            <text:p>2814424</text:p>
          </table:table-cell>
          <table:table-cell office:value-type="float" office:value="2.814424">
            <text:p>2,814424</text:p>
          </table:table-cell>
          <table:table-cell/>
          <table:table-cell table:formula="of:=([.E192]+[.G192]+[.I192]+[.K192])/4" office:value-type="float" office:value="2811955">
            <text:p>2811955</text:p>
          </table:table-cell>
          <table:table-cell table:formula="of:=([.F192]+[.H192]+[.J192]+[.L192])/4" office:value-type="float" office:value="2.811955">
            <text:p>2,81195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0524">
            <text:p>1710524</text:p>
          </table:table-cell>
          <table:table-cell office:value-type="float" office:value="1.710524">
            <text:p>1,710524</text:p>
          </table:table-cell>
          <table:table-cell office:value-type="float" office:value="1709965">
            <text:p>1709965</text:p>
          </table:table-cell>
          <table:table-cell office:value-type="float" office:value="1.709965">
            <text:p>1,709965</text:p>
          </table:table-cell>
          <table:table-cell office:value-type="float" office:value="1709892">
            <text:p>1709892</text:p>
          </table:table-cell>
          <table:table-cell office:value-type="float" office:value="1.709892">
            <text:p>1,709892</text:p>
          </table:table-cell>
          <table:table-cell office:value-type="float" office:value="1715770">
            <text:p>1715770</text:p>
          </table:table-cell>
          <table:table-cell office:value-type="float" office:value="1.71577">
            <text:p>1,71577</text:p>
          </table:table-cell>
          <table:table-cell/>
          <table:table-cell table:formula="of:=([.E193]+[.G193]+[.I193]+[.K193])/4" office:value-type="float" office:value="1711537.75">
            <text:p>1711537,75</text:p>
          </table:table-cell>
          <table:table-cell table:formula="of:=([.F193]+[.H193]+[.J193]+[.L193])/4" office:value-type="float" office:value="1.71153775">
            <text:p>1,7115377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3263">
            <text:p>2203263</text:p>
          </table:table-cell>
          <table:table-cell office:value-type="float" office:value="2.203263">
            <text:p>2,203263</text:p>
          </table:table-cell>
          <table:table-cell office:value-type="float" office:value="2202154">
            <text:p>2202154</text:p>
          </table:table-cell>
          <table:table-cell office:value-type="float" office:value="2.202154">
            <text:p>2,202154</text:p>
          </table:table-cell>
          <table:table-cell office:value-type="float" office:value="2199966">
            <text:p>2199966</text:p>
          </table:table-cell>
          <table:table-cell office:value-type="float" office:value="2.199966">
            <text:p>2,199966</text:p>
          </table:table-cell>
          <table:table-cell office:value-type="float" office:value="2197211">
            <text:p>2197211</text:p>
          </table:table-cell>
          <table:table-cell office:value-type="float" office:value="2.197211">
            <text:p>2,197211</text:p>
          </table:table-cell>
          <table:table-cell/>
          <table:table-cell table:formula="of:=([.E194]+[.G194]+[.I194]+[.K194])/4" office:value-type="float" office:value="2200648.5">
            <text:p>2200648,5</text:p>
          </table:table-cell>
          <table:table-cell table:formula="of:=([.F194]+[.H194]+[.J194]+[.L194])/4" office:value-type="float" office:value="2.2006485">
            <text:p>2,200648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0550">
            <text:p>2920550</text:p>
          </table:table-cell>
          <table:table-cell office:value-type="float" office:value="2.92055">
            <text:p>2,92055</text:p>
          </table:table-cell>
          <table:table-cell office:value-type="float" office:value="2920311">
            <text:p>2920311</text:p>
          </table:table-cell>
          <table:table-cell office:value-type="float" office:value="2.920311">
            <text:p>2,920311</text:p>
          </table:table-cell>
          <table:table-cell office:value-type="float" office:value="2921138">
            <text:p>2921138</text:p>
          </table:table-cell>
          <table:table-cell office:value-type="float" office:value="2.921138">
            <text:p>2,921138</text:p>
          </table:table-cell>
          <table:table-cell office:value-type="float" office:value="2922541">
            <text:p>2922541</text:p>
          </table:table-cell>
          <table:table-cell office:value-type="float" office:value="2.922541">
            <text:p>2,922541</text:p>
          </table:table-cell>
          <table:table-cell/>
          <table:table-cell table:formula="of:=([.E195]+[.G195]+[.I195]+[.K195])/4" office:value-type="float" office:value="2921135">
            <text:p>2921135</text:p>
          </table:table-cell>
          <table:table-cell table:formula="of:=([.F195]+[.H195]+[.J195]+[.L195])/4" office:value-type="float" office:value="2.921135">
            <text:p>2,921135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2006">
            <text:p>1732006</text:p>
          </table:table-cell>
          <table:table-cell office:value-type="float" office:value="1.732006">
            <text:p>1,732006</text:p>
          </table:table-cell>
          <table:table-cell office:value-type="float" office:value="1729167">
            <text:p>1729167</text:p>
          </table:table-cell>
          <table:table-cell office:value-type="float" office:value="1.729167">
            <text:p>1,729167</text:p>
          </table:table-cell>
          <table:table-cell office:value-type="float" office:value="1731891">
            <text:p>1731891</text:p>
          </table:table-cell>
          <table:table-cell office:value-type="float" office:value="1.731891">
            <text:p>1,731891</text:p>
          </table:table-cell>
          <table:table-cell office:value-type="float" office:value="1735357">
            <text:p>1735357</text:p>
          </table:table-cell>
          <table:table-cell office:value-type="float" office:value="1.735357">
            <text:p>1,735357</text:p>
          </table:table-cell>
          <table:table-cell/>
          <table:table-cell table:formula="of:=([.E196]+[.G196]+[.I196]+[.K196])/4" office:value-type="float" office:value="1732105.25">
            <text:p>1732105,25</text:p>
          </table:table-cell>
          <table:table-cell table:formula="of:=([.F196]+[.H196]+[.J196]+[.L196])/4" office:value-type="float" office:value="1.73210525">
            <text:p>1,73210525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0214">
            <text:p>2260214</text:p>
          </table:table-cell>
          <table:table-cell office:value-type="float" office:value="2.260214">
            <text:p>2,260214</text:p>
          </table:table-cell>
          <table:table-cell office:value-type="float" office:value="2263118">
            <text:p>2263118</text:p>
          </table:table-cell>
          <table:table-cell office:value-type="float" office:value="2.263118">
            <text:p>2,263118</text:p>
          </table:table-cell>
          <table:table-cell office:value-type="float" office:value="2262165">
            <text:p>2262165</text:p>
          </table:table-cell>
          <table:table-cell office:value-type="float" office:value="2.262165">
            <text:p>2,262165</text:p>
          </table:table-cell>
          <table:table-cell office:value-type="float" office:value="2257423">
            <text:p>2257423</text:p>
          </table:table-cell>
          <table:table-cell office:value-type="float" office:value="2.257423">
            <text:p>2,257423</text:p>
          </table:table-cell>
          <table:table-cell/>
          <table:table-cell table:formula="of:=([.E197]+[.G197]+[.I197]+[.K197])/4" office:value-type="float" office:value="2260730">
            <text:p>2260730</text:p>
          </table:table-cell>
          <table:table-cell table:formula="of:=([.F197]+[.H197]+[.J197]+[.L197])/4" office:value-type="float" office:value="2.26073">
            <text:p>2,26073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49683">
            <text:p>1749683</text:p>
          </table:table-cell>
          <table:table-cell office:value-type="float" office:value="1.749683">
            <text:p>1,749683</text:p>
          </table:table-cell>
          <table:table-cell office:value-type="float" office:value="1747149">
            <text:p>1747149</text:p>
          </table:table-cell>
          <table:table-cell office:value-type="float" office:value="1.747149">
            <text:p>1,747149</text:p>
          </table:table-cell>
          <table:table-cell office:value-type="float" office:value="1747225">
            <text:p>1747225</text:p>
          </table:table-cell>
          <table:table-cell office:value-type="float" office:value="1.747225">
            <text:p>1,747225</text:p>
          </table:table-cell>
          <table:table-cell office:value-type="float" office:value="1753617">
            <text:p>1753617</text:p>
          </table:table-cell>
          <table:table-cell office:value-type="float" office:value="1.753617">
            <text:p>1,753617</text:p>
          </table:table-cell>
          <table:table-cell/>
          <table:table-cell table:formula="of:=([.E198]+[.G198]+[.I198]+[.K198])/4" office:value-type="float" office:value="1749418.5">
            <text:p>1749418,5</text:p>
          </table:table-cell>
          <table:table-cell table:formula="of:=([.F198]+[.H198]+[.J198]+[.L198])/4" office:value-type="float" office:value="1.7494185">
            <text:p>1,749418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23871">
            <text:p>2323871</text:p>
          </table:table-cell>
          <table:table-cell office:value-type="float" office:value="2.323871">
            <text:p>2,323871</text:p>
          </table:table-cell>
          <table:table-cell office:value-type="float" office:value="2317718">
            <text:p>2317718</text:p>
          </table:table-cell>
          <table:table-cell office:value-type="float" office:value="2.317718">
            <text:p>2,317718</text:p>
          </table:table-cell>
          <table:table-cell office:value-type="float" office:value="2318248">
            <text:p>2318248</text:p>
          </table:table-cell>
          <table:table-cell office:value-type="float" office:value="2.318248">
            <text:p>2,318248</text:p>
          </table:table-cell>
          <table:table-cell office:value-type="float" office:value="2324893">
            <text:p>2324893</text:p>
          </table:table-cell>
          <table:table-cell office:value-type="float" office:value="2.324893">
            <text:p>2,324893</text:p>
          </table:table-cell>
          <table:table-cell/>
          <table:table-cell table:formula="of:=([.E199]+[.G199]+[.I199]+[.K199])/4" office:value-type="float" office:value="2321182.5">
            <text:p>2321182,5</text:p>
          </table:table-cell>
          <table:table-cell table:formula="of:=([.F199]+[.H199]+[.J199]+[.L199])/4" office:value-type="float" office:value="2.3211825">
            <text:p>2,321182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5506">
            <text:p>1765506</text:p>
          </table:table-cell>
          <table:table-cell office:value-type="float" office:value="1.765506">
            <text:p>1,765506</text:p>
          </table:table-cell>
          <table:table-cell office:value-type="float" office:value="1768200">
            <text:p>1768200</text:p>
          </table:table-cell>
          <table:table-cell office:value-type="float" office:value="1.7682">
            <text:p>1,7682</text:p>
          </table:table-cell>
          <table:table-cell office:value-type="float" office:value="1768137">
            <text:p>1768137</text:p>
          </table:table-cell>
          <table:table-cell office:value-type="float" office:value="1.768137">
            <text:p>1,768137</text:p>
          </table:table-cell>
          <table:table-cell office:value-type="float" office:value="1765427">
            <text:p>1765427</text:p>
          </table:table-cell>
          <table:table-cell office:value-type="float" office:value="1.765427">
            <text:p>1,765427</text:p>
          </table:table-cell>
          <table:table-cell/>
          <table:table-cell table:formula="of:=([.E200]+[.G200]+[.I200]+[.K200])/4" office:value-type="float" office:value="1766817.5">
            <text:p>1766817,5</text:p>
          </table:table-cell>
          <table:table-cell table:formula="of:=([.F200]+[.H200]+[.J200]+[.L200])/4" office:value-type="float" office:value="1.7668175">
            <text:p>1,766817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3294">
            <text:p>2393294</text:p>
          </table:table-cell>
          <table:table-cell office:value-type="float" office:value="2.393294">
            <text:p>2,393294</text:p>
          </table:table-cell>
          <table:table-cell office:value-type="float" office:value="2390752">
            <text:p>2390752</text:p>
          </table:table-cell>
          <table:table-cell office:value-type="float" office:value="2.390752">
            <text:p>2,390752</text:p>
          </table:table-cell>
          <table:table-cell office:value-type="float" office:value="2393607">
            <text:p>2393607</text:p>
          </table:table-cell>
          <table:table-cell office:value-type="float" office:value="2.393607">
            <text:p>2,393607</text:p>
          </table:table-cell>
          <table:table-cell office:value-type="float" office:value="2393109">
            <text:p>2393109</text:p>
          </table:table-cell>
          <table:table-cell office:value-type="float" office:value="2.393109">
            <text:p>2,393109</text:p>
          </table:table-cell>
          <table:table-cell/>
          <table:table-cell table:formula="of:=([.E201]+[.G201]+[.I201]+[.K201])/4" office:value-type="float" office:value="2392690.5">
            <text:p>2392690,5</text:p>
          </table:table-cell>
          <table:table-cell table:formula="of:=([.F201]+[.H201]+[.J201]+[.L201])/4" office:value-type="float" office:value="2.3926905">
            <text:p>2,3926905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2118">
            <text:p>1792118</text:p>
          </table:table-cell>
          <table:table-cell office:value-type="float" office:value="1.792118">
            <text:p>1,792118</text:p>
          </table:table-cell>
          <table:table-cell office:value-type="float" office:value="1792243">
            <text:p>1792243</text:p>
          </table:table-cell>
          <table:table-cell office:value-type="float" office:value="1.792243">
            <text:p>1,792243</text:p>
          </table:table-cell>
          <table:table-cell office:value-type="float" office:value="1789301">
            <text:p>1789301</text:p>
          </table:table-cell>
          <table:table-cell office:value-type="float" office:value="1.789301">
            <text:p>1,789301</text:p>
          </table:table-cell>
          <table:table-cell office:value-type="float" office:value="1791914">
            <text:p>1791914</text:p>
          </table:table-cell>
          <table:table-cell office:value-type="float" office:value="1.791914">
            <text:p>1,791914</text:p>
          </table:table-cell>
          <table:table-cell/>
          <table:table-cell table:formula="of:=([.E202]+[.G202]+[.I202]+[.K202])/4" office:value-type="float" office:value="1791394">
            <text:p>1791394</text:p>
          </table:table-cell>
          <table:table-cell table:formula="of:=([.F202]+[.H202]+[.J202]+[.L202])/4" office:value-type="float" office:value="1.791394">
            <text:p>1,79139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0634">
            <text:p>2460634</text:p>
          </table:table-cell>
          <table:table-cell office:value-type="float" office:value="2.460634">
            <text:p>2,460634</text:p>
          </table:table-cell>
          <table:table-cell office:value-type="float" office:value="2460265">
            <text:p>2460265</text:p>
          </table:table-cell>
          <table:table-cell office:value-type="float" office:value="2.460265">
            <text:p>2,460265</text:p>
          </table:table-cell>
          <table:table-cell office:value-type="float" office:value="2460690">
            <text:p>2460690</text:p>
          </table:table-cell>
          <table:table-cell office:value-type="float" office:value="2.46069">
            <text:p>2,46069</text:p>
          </table:table-cell>
          <table:table-cell office:value-type="float" office:value="2463459">
            <text:p>2463459</text:p>
          </table:table-cell>
          <table:table-cell office:value-type="float" office:value="2.463459">
            <text:p>2,463459</text:p>
          </table:table-cell>
          <table:table-cell/>
          <table:table-cell table:formula="of:=([.E203]+[.G203]+[.I203]+[.K203])/4" office:value-type="float" office:value="2461262">
            <text:p>2461262</text:p>
          </table:table-cell>
          <table:table-cell table:formula="of:=([.F203]+[.H203]+[.J203]+[.L203])/4" office:value-type="float" office:value="2.461262">
            <text:p>2,461262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06584">
            <text:p>1806584</text:p>
          </table:table-cell>
          <table:table-cell office:value-type="float" office:value="1.806584">
            <text:p>1,806584</text:p>
          </table:table-cell>
          <table:table-cell office:value-type="float" office:value="1809038">
            <text:p>1809038</text:p>
          </table:table-cell>
          <table:table-cell office:value-type="float" office:value="1.809038">
            <text:p>1,809038</text:p>
          </table:table-cell>
          <table:table-cell office:value-type="float" office:value="1808879">
            <text:p>1808879</text:p>
          </table:table-cell>
          <table:table-cell office:value-type="float" office:value="1.808879">
            <text:p>1,808879</text:p>
          </table:table-cell>
          <table:table-cell office:value-type="float" office:value="1815359">
            <text:p>1815359</text:p>
          </table:table-cell>
          <table:table-cell office:value-type="float" office:value="1.815359">
            <text:p>1,815359</text:p>
          </table:table-cell>
          <table:table-cell/>
          <table:table-cell table:formula="of:=([.E204]+[.G204]+[.I204]+[.K204])/4" office:value-type="float" office:value="1809965">
            <text:p>1809965</text:p>
          </table:table-cell>
          <table:table-cell table:formula="of:=([.F204]+[.H204]+[.J204]+[.L204])/4" office:value-type="float" office:value="1.809965">
            <text:p>1,809965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2029">
            <text:p>2522029</text:p>
          </table:table-cell>
          <table:table-cell office:value-type="float" office:value="2.522029">
            <text:p>2,522029</text:p>
          </table:table-cell>
          <table:table-cell office:value-type="float" office:value="2518328">
            <text:p>2518328</text:p>
          </table:table-cell>
          <table:table-cell office:value-type="float" office:value="2.518328">
            <text:p>2,518328</text:p>
          </table:table-cell>
          <table:table-cell office:value-type="float" office:value="2518221">
            <text:p>2518221</text:p>
          </table:table-cell>
          <table:table-cell office:value-type="float" office:value="2.518221">
            <text:p>2,518221</text:p>
          </table:table-cell>
          <table:table-cell office:value-type="float" office:value="2515607">
            <text:p>2515607</text:p>
          </table:table-cell>
          <table:table-cell office:value-type="float" office:value="2.515607">
            <text:p>2,515607</text:p>
          </table:table-cell>
          <table:table-cell/>
          <table:table-cell table:formula="of:=([.E205]+[.G205]+[.I205]+[.K205])/4" office:value-type="float" office:value="2518546.25">
            <text:p>2518546,25</text:p>
          </table:table-cell>
          <table:table-cell table:formula="of:=([.F205]+[.H205]+[.J205]+[.L205])/4" office:value-type="float" office:value="2.51854625">
            <text:p>2,5185462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6858">
            <text:p>1826858</text:p>
          </table:table-cell>
          <table:table-cell office:value-type="float" office:value="1.826858">
            <text:p>1,826858</text:p>
          </table:table-cell>
          <table:table-cell office:value-type="float" office:value="1829836">
            <text:p>1829836</text:p>
          </table:table-cell>
          <table:table-cell office:value-type="float" office:value="1.829836">
            <text:p>1,829836</text:p>
          </table:table-cell>
          <table:table-cell office:value-type="float" office:value="1826922">
            <text:p>1826922</text:p>
          </table:table-cell>
          <table:table-cell office:value-type="float" office:value="1.826922">
            <text:p>1,826922</text:p>
          </table:table-cell>
          <table:table-cell office:value-type="float" office:value="1833364">
            <text:p>1833364</text:p>
          </table:table-cell>
          <table:table-cell office:value-type="float" office:value="1.833364">
            <text:p>1,833364</text:p>
          </table:table-cell>
          <table:table-cell/>
          <table:table-cell table:formula="of:=([.E206]+[.G206]+[.I206]+[.K206])/4" office:value-type="float" office:value="1829245">
            <text:p>1829245</text:p>
          </table:table-cell>
          <table:table-cell table:formula="of:=([.F206]+[.H206]+[.J206]+[.L206])/4" office:value-type="float" office:value="1.829245">
            <text:p>1,82924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0058">
            <text:p>2590058</text:p>
          </table:table-cell>
          <table:table-cell office:value-type="float" office:value="2.590058">
            <text:p>2,590058</text:p>
          </table:table-cell>
          <table:table-cell office:value-type="float" office:value="2589630">
            <text:p>2589630</text:p>
          </table:table-cell>
          <table:table-cell office:value-type="float" office:value="2.58963">
            <text:p>2,58963</text:p>
          </table:table-cell>
          <table:table-cell office:value-type="float" office:value="2592663">
            <text:p>2592663</text:p>
          </table:table-cell>
          <table:table-cell office:value-type="float" office:value="2.592663">
            <text:p>2,592663</text:p>
          </table:table-cell>
          <table:table-cell office:value-type="float" office:value="2586781">
            <text:p>2586781</text:p>
          </table:table-cell>
          <table:table-cell office:value-type="float" office:value="2.586781">
            <text:p>2,586781</text:p>
          </table:table-cell>
          <table:table-cell/>
          <table:table-cell table:formula="of:=([.E207]+[.G207]+[.I207]+[.K207])/4" office:value-type="float" office:value="2589783">
            <text:p>2589783</text:p>
          </table:table-cell>
          <table:table-cell table:formula="of:=([.F207]+[.H207]+[.J207]+[.L207])/4" office:value-type="float" office:value="2.589783">
            <text:p>2,589783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57434">
            <text:p>1857434</text:p>
          </table:table-cell>
          <table:table-cell office:value-type="float" office:value="1.857434">
            <text:p>1,857434</text:p>
          </table:table-cell>
          <table:table-cell office:value-type="float" office:value="1855580">
            <text:p>1855580</text:p>
          </table:table-cell>
          <table:table-cell office:value-type="float" office:value="1.85558">
            <text:p>1,85558</text:p>
          </table:table-cell>
          <table:table-cell office:value-type="float" office:value="1855707">
            <text:p>1855707</text:p>
          </table:table-cell>
          <table:table-cell office:value-type="float" office:value="1.855707">
            <text:p>1,855707</text:p>
          </table:table-cell>
          <table:table-cell office:value-type="float" office:value="1859521">
            <text:p>1859521</text:p>
          </table:table-cell>
          <table:table-cell office:value-type="float" office:value="1.859521">
            <text:p>1,859521</text:p>
          </table:table-cell>
          <table:table-cell/>
          <table:table-cell table:formula="of:=([.E208]+[.G208]+[.I208]+[.K208])/4" office:value-type="float" office:value="1857060.5">
            <text:p>1857060,5</text:p>
          </table:table-cell>
          <table:table-cell table:formula="of:=([.F208]+[.H208]+[.J208]+[.L208])/4" office:value-type="float" office:value="1.8570605">
            <text:p>1,857060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03426">
            <text:p>2003426</text:p>
          </table:table-cell>
          <table:table-cell office:value-type="float" office:value="2.003426">
            <text:p>2,003426</text:p>
          </table:table-cell>
          <table:table-cell office:value-type="float" office:value="2663529">
            <text:p>2663529</text:p>
          </table:table-cell>
          <table:table-cell office:value-type="float" office:value="2.663529">
            <text:p>2,663529</text:p>
          </table:table-cell>
          <table:table-cell office:value-type="float" office:value="2666180">
            <text:p>2666180</text:p>
          </table:table-cell>
          <table:table-cell office:value-type="float" office:value="2.66618">
            <text:p>2,66618</text:p>
          </table:table-cell>
          <table:table-cell office:value-type="float" office:value="2669346">
            <text:p>2669346</text:p>
          </table:table-cell>
          <table:table-cell office:value-type="float" office:value="2.669346">
            <text:p>2,669346</text:p>
          </table:table-cell>
          <table:table-cell/>
          <table:table-cell table:formula="of:=([.E209]+[.G209]+[.I209]+[.K209])/4" office:value-type="float" office:value="2500620.25">
            <text:p>2500620,25</text:p>
          </table:table-cell>
          <table:table-cell table:formula="of:=([.F209]+[.H209]+[.J209]+[.L209])/4" office:value-type="float" office:value="2.50062025">
            <text:p>2,50062025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76566">
            <text:p>1876566</text:p>
          </table:table-cell>
          <table:table-cell office:value-type="float" office:value="1.876566">
            <text:p>1,876566</text:p>
          </table:table-cell>
          <table:table-cell office:value-type="float" office:value="1877371">
            <text:p>1877371</text:p>
          </table:table-cell>
          <table:table-cell office:value-type="float" office:value="1.877371">
            <text:p>1,877371</text:p>
          </table:table-cell>
          <table:table-cell office:value-type="float" office:value="1876846">
            <text:p>1876846</text:p>
          </table:table-cell>
          <table:table-cell office:value-type="float" office:value="1.876846">
            <text:p>1,876846</text:p>
          </table:table-cell>
          <table:table-cell office:value-type="float" office:value="1880414">
            <text:p>1880414</text:p>
          </table:table-cell>
          <table:table-cell office:value-type="float" office:value="1.880414">
            <text:p>1,880414</text:p>
          </table:table-cell>
          <table:table-cell/>
          <table:table-cell table:formula="of:=([.E210]+[.G210]+[.I210]+[.K210])/4" office:value-type="float" office:value="1877799.25">
            <text:p>1877799,25</text:p>
          </table:table-cell>
          <table:table-cell table:formula="of:=([.F210]+[.H210]+[.J210]+[.L210])/4" office:value-type="float" office:value="1.87779925">
            <text:p>1,87779925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09140">
            <text:p>1009140</text:p>
          </table:table-cell>
          <table:table-cell office:value-type="float" office:value="1.00914">
            <text:p>1,00914</text:p>
          </table:table-cell>
          <table:table-cell office:value-type="float" office:value="2737355">
            <text:p>2737355</text:p>
          </table:table-cell>
          <table:table-cell office:value-type="float" office:value="2.737355">
            <text:p>2,737355</text:p>
          </table:table-cell>
          <table:table-cell office:value-type="float" office:value="2737749">
            <text:p>2737749</text:p>
          </table:table-cell>
          <table:table-cell office:value-type="float" office:value="2.737749">
            <text:p>2,737749</text:p>
          </table:table-cell>
          <table:table-cell office:value-type="float" office:value="2740960">
            <text:p>2740960</text:p>
          </table:table-cell>
          <table:table-cell office:value-type="float" office:value="2.74096">
            <text:p>2,74096</text:p>
          </table:table-cell>
          <table:table-cell/>
          <table:table-cell table:formula="of:=([.E211]+[.G211]+[.I211]+[.K211])/4" office:value-type="float" office:value="2306301">
            <text:p>2306301</text:p>
          </table:table-cell>
          <table:table-cell table:formula="of:=([.F211]+[.H211]+[.J211]+[.L211])/4" office:value-type="float" office:value="2.306301">
            <text:p>2,306301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99617">
            <text:p>1899617</text:p>
          </table:table-cell>
          <table:table-cell office:value-type="float" office:value="1.899617">
            <text:p>1,899617</text:p>
          </table:table-cell>
          <table:table-cell office:value-type="float" office:value="1904407">
            <text:p>1904407</text:p>
          </table:table-cell>
          <table:table-cell office:value-type="float" office:value="1.904407">
            <text:p>1,904407</text:p>
          </table:table-cell>
          <table:table-cell office:value-type="float" office:value="1904428">
            <text:p>1904428</text:p>
          </table:table-cell>
          <table:table-cell office:value-type="float" office:value="1.904428">
            <text:p>1,904428</text:p>
          </table:table-cell>
          <table:table-cell office:value-type="float" office:value="1907547">
            <text:p>1907547</text:p>
          </table:table-cell>
          <table:table-cell office:value-type="float" office:value="1.907547">
            <text:p>1,907547</text:p>
          </table:table-cell>
          <table:table-cell/>
          <table:table-cell table:formula="of:=([.E212]+[.G212]+[.I212]+[.K212])/4" office:value-type="float" office:value="1903999.75">
            <text:p>1903999,75</text:p>
          </table:table-cell>
          <table:table-cell table:formula="of:=([.F212]+[.H212]+[.J212]+[.L212])/4" office:value-type="float" office:value="1.90399975">
            <text:p>1,9039997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5525">
            <text:p>2815525</text:p>
          </table:table-cell>
          <table:table-cell office:value-type="float" office:value="2.815525">
            <text:p>2,815525</text:p>
          </table:table-cell>
          <table:table-cell office:value-type="float" office:value="2811519">
            <text:p>2811519</text:p>
          </table:table-cell>
          <table:table-cell office:value-type="float" office:value="2.811519">
            <text:p>2,811519</text:p>
          </table:table-cell>
          <table:table-cell office:value-type="float" office:value="2808369">
            <text:p>2808369</text:p>
          </table:table-cell>
          <table:table-cell office:value-type="float" office:value="2.808369">
            <text:p>2,808369</text:p>
          </table:table-cell>
          <table:table-cell office:value-type="float" office:value="2814401">
            <text:p>2814401</text:p>
          </table:table-cell>
          <table:table-cell office:value-type="float" office:value="2.814401">
            <text:p>2,814401</text:p>
          </table:table-cell>
          <table:table-cell/>
          <table:table-cell table:formula="of:=([.E213]+[.G213]+[.I213]+[.K213])/4" office:value-type="float" office:value="2812453.5">
            <text:p>2812453,5</text:p>
          </table:table-cell>
          <table:table-cell table:formula="of:=([.F213]+[.H213]+[.J213]+[.L213])/4" office:value-type="float" office:value="2.8124535">
            <text:p>2,8124535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19751">
            <text:p>1919751</text:p>
          </table:table-cell>
          <table:table-cell office:value-type="float" office:value="1.919751">
            <text:p>1,919751</text:p>
          </table:table-cell>
          <table:table-cell office:value-type="float" office:value="1918934">
            <text:p>1918934</text:p>
          </table:table-cell>
          <table:table-cell office:value-type="float" office:value="1.918934">
            <text:p>1,918934</text:p>
          </table:table-cell>
          <table:table-cell office:value-type="float" office:value="1918956">
            <text:p>1918956</text:p>
          </table:table-cell>
          <table:table-cell office:value-type="float" office:value="1.918956">
            <text:p>1,918956</text:p>
          </table:table-cell>
          <table:table-cell office:value-type="float" office:value="1916088">
            <text:p>1916088</text:p>
          </table:table-cell>
          <table:table-cell office:value-type="float" office:value="1.916088">
            <text:p>1,916088</text:p>
          </table:table-cell>
          <table:table-cell/>
          <table:table-cell table:formula="of:=([.E214]+[.G214]+[.I214]+[.K214])/4" office:value-type="float" office:value="1918432.25">
            <text:p>1918432,25</text:p>
          </table:table-cell>
          <table:table-cell table:formula="of:=([.F214]+[.H214]+[.J214]+[.L214])/4" office:value-type="float" office:value="1.91843225">
            <text:p>1,91843225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2121">
            <text:p>2882121</text:p>
          </table:table-cell>
          <table:table-cell office:value-type="float" office:value="2.882121">
            <text:p>2,882121</text:p>
          </table:table-cell>
          <table:table-cell office:value-type="float" office:value="2883410">
            <text:p>2883410</text:p>
          </table:table-cell>
          <table:table-cell office:value-type="float" office:value="2.88341">
            <text:p>2,88341</text:p>
          </table:table-cell>
          <table:table-cell office:value-type="float" office:value="2881866">
            <text:p>2881866</text:p>
          </table:table-cell>
          <table:table-cell office:value-type="float" office:value="2.881866">
            <text:p>2,881866</text:p>
          </table:table-cell>
          <table:table-cell office:value-type="float" office:value="2885911">
            <text:p>2885911</text:p>
          </table:table-cell>
          <table:table-cell office:value-type="float" office:value="2.885911">
            <text:p>2,885911</text:p>
          </table:table-cell>
          <table:table-cell/>
          <table:table-cell table:formula="of:=([.E215]+[.G215]+[.I215]+[.K215])/4" office:value-type="float" office:value="2883327">
            <text:p>2883327</text:p>
          </table:table-cell>
          <table:table-cell table:formula="of:=([.F215]+[.H215]+[.J215]+[.L215])/4" office:value-type="float" office:value="2.883327">
            <text:p>2,883327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46088">
            <text:p>1946088</text:p>
          </table:table-cell>
          <table:table-cell office:value-type="float" office:value="1.946088">
            <text:p>1,946088</text:p>
          </table:table-cell>
          <table:table-cell office:value-type="float" office:value="1940421">
            <text:p>1940421</text:p>
          </table:table-cell>
          <table:table-cell office:value-type="float" office:value="1.940421">
            <text:p>1,940421</text:p>
          </table:table-cell>
          <table:table-cell office:value-type="float" office:value="1939076">
            <text:p>1939076</text:p>
          </table:table-cell>
          <table:table-cell office:value-type="float" office:value="1.939076">
            <text:p>1,939076</text:p>
          </table:table-cell>
          <table:table-cell office:value-type="float" office:value="1936548">
            <text:p>1936548</text:p>
          </table:table-cell>
          <table:table-cell office:value-type="float" office:value="1.936548">
            <text:p>1,936548</text:p>
          </table:table-cell>
          <table:table-cell/>
          <table:table-cell table:formula="of:=([.E216]+[.G216]+[.I216]+[.K216])/4" office:value-type="float" office:value="1940533.25">
            <text:p>1940533,25</text:p>
          </table:table-cell>
          <table:table-cell table:formula="of:=([.F216]+[.H216]+[.J216]+[.L216])/4" office:value-type="float" office:value="1.94053325">
            <text:p>1,9405332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8316">
            <text:p>2958316</text:p>
          </table:table-cell>
          <table:table-cell office:value-type="float" office:value="2.958316">
            <text:p>2,958316</text:p>
          </table:table-cell>
          <table:table-cell office:value-type="float" office:value="2954071">
            <text:p>2954071</text:p>
          </table:table-cell>
          <table:table-cell office:value-type="float" office:value="2.954071">
            <text:p>2,954071</text:p>
          </table:table-cell>
          <table:table-cell office:value-type="float" office:value="2954454">
            <text:p>2954454</text:p>
          </table:table-cell>
          <table:table-cell office:value-type="float" office:value="2.954454">
            <text:p>2,954454</text:p>
          </table:table-cell>
          <table:table-cell office:value-type="float" office:value="2958372">
            <text:p>2958372</text:p>
          </table:table-cell>
          <table:table-cell office:value-type="float" office:value="2.958372">
            <text:p>2,958372</text:p>
          </table:table-cell>
          <table:table-cell/>
          <table:table-cell table:formula="of:=([.E217]+[.G217]+[.I217]+[.K217])/4" office:value-type="float" office:value="2956303.25">
            <text:p>2956303,25</text:p>
          </table:table-cell>
          <table:table-cell table:formula="of:=([.F217]+[.H217]+[.J217]+[.L217])/4" office:value-type="float" office:value="2.95630325">
            <text:p>2,9563032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69061">
            <text:p>1969061</text:p>
          </table:table-cell>
          <table:table-cell office:value-type="float" office:value="1.969061">
            <text:p>1,969061</text:p>
          </table:table-cell>
          <table:table-cell office:value-type="float" office:value="1960280">
            <text:p>1960280</text:p>
          </table:table-cell>
          <table:table-cell office:value-type="float" office:value="1.96028">
            <text:p>1,96028</text:p>
          </table:table-cell>
          <table:table-cell office:value-type="float" office:value="1962513">
            <text:p>1962513</text:p>
          </table:table-cell>
          <table:table-cell office:value-type="float" office:value="1.962513">
            <text:p>1,962513</text:p>
          </table:table-cell>
          <table:table-cell office:value-type="float" office:value="1957238">
            <text:p>1957238</text:p>
          </table:table-cell>
          <table:table-cell office:value-type="float" office:value="1.957238">
            <text:p>1,957238</text:p>
          </table:table-cell>
          <table:table-cell/>
          <table:table-cell table:formula="of:=([.E218]+[.G218]+[.I218]+[.K218])/4" office:value-type="float" office:value="1962273">
            <text:p>1962273</text:p>
          </table:table-cell>
          <table:table-cell table:formula="of:=([.F218]+[.H218]+[.J218]+[.L218])/4" office:value-type="float" office:value="1.962273">
            <text:p>1,962273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97440">
            <text:p>1997440</text:p>
          </table:table-cell>
          <table:table-cell office:value-type="float" office:value="1.99744">
            <text:p>1,99744</text:p>
          </table:table-cell>
          <table:table-cell office:value-type="float" office:value="1993903">
            <text:p>1993903</text:p>
          </table:table-cell>
          <table:table-cell office:value-type="float" office:value="1.993903">
            <text:p>1,993903</text:p>
          </table:table-cell>
          <table:table-cell office:value-type="float" office:value="1990407">
            <text:p>1990407</text:p>
          </table:table-cell>
          <table:table-cell office:value-type="float" office:value="1.990407">
            <text:p>1,990407</text:p>
          </table:table-cell>
          <table:table-cell office:value-type="float" office:value="1996902">
            <text:p>1996902</text:p>
          </table:table-cell>
          <table:table-cell office:value-type="float" office:value="1.996902">
            <text:p>1,996902</text:p>
          </table:table-cell>
          <table:table-cell/>
          <table:table-cell table:formula="of:=([.E219]+[.G219]+[.I219]+[.K219])/4" office:value-type="float" office:value="1994663">
            <text:p>1994663</text:p>
          </table:table-cell>
          <table:table-cell table:formula="of:=([.F219]+[.H219]+[.J219]+[.L219])/4" office:value-type="float" office:value="1.994663">
            <text:p>1,994663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26973">
            <text:p>2026973</text:p>
          </table:table-cell>
          <table:table-cell office:value-type="float" office:value="2.026973">
            <text:p>2,026973</text:p>
          </table:table-cell>
          <table:table-cell office:value-type="float" office:value="2024935">
            <text:p>2024935</text:p>
          </table:table-cell>
          <table:table-cell office:value-type="float" office:value="2.024935">
            <text:p>2,024935</text:p>
          </table:table-cell>
          <table:table-cell office:value-type="float" office:value="2021288">
            <text:p>2021288</text:p>
          </table:table-cell>
          <table:table-cell office:value-type="float" office:value="2.021288">
            <text:p>2,021288</text:p>
          </table:table-cell>
          <table:table-cell office:value-type="float" office:value="2018946">
            <text:p>2018946</text:p>
          </table:table-cell>
          <table:table-cell office:value-type="float" office:value="2.018946">
            <text:p>2,018946</text:p>
          </table:table-cell>
          <table:table-cell/>
          <table:table-cell table:formula="of:=([.E220]+[.G220]+[.I220]+[.K220])/4" office:value-type="float" office:value="2023035.5">
            <text:p>2023035,5</text:p>
          </table:table-cell>
          <table:table-cell table:formula="of:=([.F220]+[.H220]+[.J220]+[.L220])/4" office:value-type="float" office:value="2.0230355">
            <text:p>2,0230355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55482">
            <text:p>2055482</text:p>
          </table:table-cell>
          <table:table-cell office:value-type="float" office:value="2.055482">
            <text:p>2,055482</text:p>
          </table:table-cell>
          <table:table-cell office:value-type="float" office:value="2042267">
            <text:p>2042267</text:p>
          </table:table-cell>
          <table:table-cell office:value-type="float" office:value="2.042267">
            <text:p>2,042267</text:p>
          </table:table-cell>
          <table:table-cell office:value-type="float" office:value="2049712">
            <text:p>2049712</text:p>
          </table:table-cell>
          <table:table-cell office:value-type="float" office:value="2.049712">
            <text:p>2,049712</text:p>
          </table:table-cell>
          <table:table-cell office:value-type="float" office:value="2053581">
            <text:p>2053581</text:p>
          </table:table-cell>
          <table:table-cell office:value-type="float" office:value="2.053581">
            <text:p>2,053581</text:p>
          </table:table-cell>
          <table:table-cell/>
          <table:table-cell table:formula="of:=([.E221]+[.G221]+[.I221]+[.K221])/4" office:value-type="float" office:value="2050260.5">
            <text:p>2050260,5</text:p>
          </table:table-cell>
          <table:table-cell table:formula="of:=([.F221]+[.H221]+[.J221]+[.L221])/4" office:value-type="float" office:value="2.0502605">
            <text:p>2,0502605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082146">
            <text:p>2082146</text:p>
          </table:table-cell>
          <table:table-cell office:value-type="float" office:value="2.082146">
            <text:p>2,082146</text:p>
          </table:table-cell>
          <table:table-cell office:value-type="float" office:value="2076072">
            <text:p>2076072</text:p>
          </table:table-cell>
          <table:table-cell office:value-type="float" office:value="2.076072">
            <text:p>2,076072</text:p>
          </table:table-cell>
          <table:table-cell office:value-type="float" office:value="2075603">
            <text:p>2075603</text:p>
          </table:table-cell>
          <table:table-cell office:value-type="float" office:value="2.075603">
            <text:p>2,075603</text:p>
          </table:table-cell>
          <table:table-cell office:value-type="float" office:value="2070637">
            <text:p>2070637</text:p>
          </table:table-cell>
          <table:table-cell office:value-type="float" office:value="2.070637">
            <text:p>2,070637</text:p>
          </table:table-cell>
          <table:table-cell/>
          <table:table-cell table:formula="of:=([.E222]+[.G222]+[.I222]+[.K222])/4" office:value-type="float" office:value="2076114.5">
            <text:p>2076114,5</text:p>
          </table:table-cell>
          <table:table-cell table:formula="of:=([.F222]+[.H222]+[.J222]+[.L222])/4" office:value-type="float" office:value="2.0761145">
            <text:p>2,076114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03603">
            <text:p>2103603</text:p>
          </table:table-cell>
          <table:table-cell office:value-type="float" office:value="2.103603">
            <text:p>2,103603</text:p>
          </table:table-cell>
          <table:table-cell office:value-type="float" office:value="2098340">
            <text:p>2098340</text:p>
          </table:table-cell>
          <table:table-cell office:value-type="float" office:value="2.09834">
            <text:p>2,09834</text:p>
          </table:table-cell>
          <table:table-cell office:value-type="float" office:value="2096562">
            <text:p>2096562</text:p>
          </table:table-cell>
          <table:table-cell office:value-type="float" office:value="2.096562">
            <text:p>2,096562</text:p>
          </table:table-cell>
          <table:table-cell office:value-type="float" office:value="2098240">
            <text:p>2098240</text:p>
          </table:table-cell>
          <table:table-cell office:value-type="float" office:value="2.09824">
            <text:p>2,09824</text:p>
          </table:table-cell>
          <table:table-cell/>
          <table:table-cell table:formula="of:=([.E223]+[.G223]+[.I223]+[.K223])/4" office:value-type="float" office:value="2099186.25">
            <text:p>2099186,25</text:p>
          </table:table-cell>
          <table:table-cell table:formula="of:=([.F223]+[.H223]+[.J223]+[.L223])/4" office:value-type="float" office:value="2.09918625">
            <text:p>2,09918625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28128">
            <text:p>2128128</text:p>
          </table:table-cell>
          <table:table-cell office:value-type="float" office:value="2.128128">
            <text:p>2,128128</text:p>
          </table:table-cell>
          <table:table-cell office:value-type="float" office:value="2123297">
            <text:p>2123297</text:p>
          </table:table-cell>
          <table:table-cell office:value-type="float" office:value="2.123297">
            <text:p>2,123297</text:p>
          </table:table-cell>
          <table:table-cell office:value-type="float" office:value="2120170">
            <text:p>2120170</text:p>
          </table:table-cell>
          <table:table-cell office:value-type="float" office:value="2.12017">
            <text:p>2,12017</text:p>
          </table:table-cell>
          <table:table-cell office:value-type="float" office:value="2127423">
            <text:p>2127423</text:p>
          </table:table-cell>
          <table:table-cell office:value-type="float" office:value="2.127423">
            <text:p>2,127423</text:p>
          </table:table-cell>
          <table:table-cell/>
          <table:table-cell table:formula="of:=([.E224]+[.G224]+[.I224]+[.K224])/4" office:value-type="float" office:value="2124754.5">
            <text:p>2124754,5</text:p>
          </table:table-cell>
          <table:table-cell table:formula="of:=([.F224]+[.H224]+[.J224]+[.L224])/4" office:value-type="float" office:value="2.1247545">
            <text:p>2,1247545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57612">
            <text:p>2157612</text:p>
          </table:table-cell>
          <table:table-cell office:value-type="float" office:value="2.157612">
            <text:p>2,157612</text:p>
          </table:table-cell>
          <table:table-cell office:value-type="float" office:value="2148016">
            <text:p>2148016</text:p>
          </table:table-cell>
          <table:table-cell office:value-type="float" office:value="2.148016">
            <text:p>2,148016</text:p>
          </table:table-cell>
          <table:table-cell office:value-type="float" office:value="2148168">
            <text:p>2148168</text:p>
          </table:table-cell>
          <table:table-cell office:value-type="float" office:value="2.148168">
            <text:p>2,148168</text:p>
          </table:table-cell>
          <table:table-cell office:value-type="float" office:value="2151156">
            <text:p>2151156</text:p>
          </table:table-cell>
          <table:table-cell office:value-type="float" office:value="2.151156">
            <text:p>2,151156</text:p>
          </table:table-cell>
          <table:table-cell/>
          <table:table-cell table:formula="of:=([.E225]+[.G225]+[.I225]+[.K225])/4" office:value-type="float" office:value="2151238">
            <text:p>2151238</text:p>
          </table:table-cell>
          <table:table-cell table:formula="of:=([.F225]+[.H225]+[.J225]+[.L225])/4" office:value-type="float" office:value="2.151238">
            <text:p>2,151238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176261">
            <text:p>2176261</text:p>
          </table:table-cell>
          <table:table-cell office:value-type="float" office:value="2.176261">
            <text:p>2,176261</text:p>
          </table:table-cell>
          <table:table-cell office:value-type="float" office:value="2169503">
            <text:p>2169503</text:p>
          </table:table-cell>
          <table:table-cell office:value-type="float" office:value="2.169503">
            <text:p>2,169503</text:p>
          </table:table-cell>
          <table:table-cell office:value-type="float" office:value="2169572">
            <text:p>2169572</text:p>
          </table:table-cell>
          <table:table-cell office:value-type="float" office:value="2.169572">
            <text:p>2,169572</text:p>
          </table:table-cell>
          <table:table-cell office:value-type="float" office:value="2175848">
            <text:p>2175848</text:p>
          </table:table-cell>
          <table:table-cell office:value-type="float" office:value="2.175848">
            <text:p>2,175848</text:p>
          </table:table-cell>
          <table:table-cell/>
          <table:table-cell table:formula="of:=([.E226]+[.G226]+[.I226]+[.K226])/4" office:value-type="float" office:value="2172796">
            <text:p>2172796</text:p>
          </table:table-cell>
          <table:table-cell table:formula="of:=([.F226]+[.H226]+[.J226]+[.L226])/4" office:value-type="float" office:value="2.172796">
            <text:p>2,172796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05609">
            <text:p>2205609</text:p>
          </table:table-cell>
          <table:table-cell office:value-type="float" office:value="2.205609">
            <text:p>2,205609</text:p>
          </table:table-cell>
          <table:table-cell office:value-type="float" office:value="2198026">
            <text:p>2198026</text:p>
          </table:table-cell>
          <table:table-cell office:value-type="float" office:value="2.198026">
            <text:p>2,198026</text:p>
          </table:table-cell>
          <table:table-cell office:value-type="float" office:value="2201636">
            <text:p>2201636</text:p>
          </table:table-cell>
          <table:table-cell office:value-type="float" office:value="2.201636">
            <text:p>2,201636</text:p>
          </table:table-cell>
          <table:table-cell office:value-type="float" office:value="2196042">
            <text:p>2196042</text:p>
          </table:table-cell>
          <table:table-cell office:value-type="float" office:value="2.196042">
            <text:p>2,196042</text:p>
          </table:table-cell>
          <table:table-cell/>
          <table:table-cell table:formula="of:=([.E227]+[.G227]+[.I227]+[.K227])/4" office:value-type="float" office:value="2200328.25">
            <text:p>2200328,25</text:p>
          </table:table-cell>
          <table:table-cell table:formula="of:=([.F227]+[.H227]+[.J227]+[.L227])/4" office:value-type="float" office:value="2.20032825">
            <text:p>2,2003282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38323">
            <text:p>2238323</text:p>
          </table:table-cell>
          <table:table-cell office:value-type="float" office:value="2.238323">
            <text:p>2,238323</text:p>
          </table:table-cell>
          <table:table-cell office:value-type="float" office:value="2230740">
            <text:p>2230740</text:p>
          </table:table-cell>
          <table:table-cell office:value-type="float" office:value="2.23074">
            <text:p>2,23074</text:p>
          </table:table-cell>
          <table:table-cell office:value-type="float" office:value="2231165">
            <text:p>2231165</text:p>
          </table:table-cell>
          <table:table-cell office:value-type="float" office:value="2.231165">
            <text:p>2,231165</text:p>
          </table:table-cell>
          <table:table-cell office:value-type="float" office:value="2234602">
            <text:p>2234602</text:p>
          </table:table-cell>
          <table:table-cell office:value-type="float" office:value="2.234602">
            <text:p>2,234602</text:p>
          </table:table-cell>
          <table:table-cell/>
          <table:table-cell table:formula="of:=([.E228]+[.G228]+[.I228]+[.K228])/4" office:value-type="float" office:value="2233707.5">
            <text:p>2233707,5</text:p>
          </table:table-cell>
          <table:table-cell table:formula="of:=([.F228]+[.H228]+[.J228]+[.L228])/4" office:value-type="float" office:value="2.2337075">
            <text:p>2,2337075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63697">
            <text:p>2263697</text:p>
          </table:table-cell>
          <table:table-cell office:value-type="float" office:value="2.263697">
            <text:p>2,263697</text:p>
          </table:table-cell>
          <table:table-cell office:value-type="float" office:value="2258486">
            <text:p>2258486</text:p>
          </table:table-cell>
          <table:table-cell office:value-type="float" office:value="2.258486">
            <text:p>2,258486</text:p>
          </table:table-cell>
          <table:table-cell office:value-type="float" office:value="2261206">
            <text:p>2261206</text:p>
          </table:table-cell>
          <table:table-cell office:value-type="float" office:value="2.261206">
            <text:p>2,261206</text:p>
          </table:table-cell>
          <table:table-cell office:value-type="float" office:value="2255830">
            <text:p>2255830</text:p>
          </table:table-cell>
          <table:table-cell office:value-type="float" office:value="2.25583">
            <text:p>2,25583</text:p>
          </table:table-cell>
          <table:table-cell/>
          <table:table-cell table:formula="of:=([.E229]+[.G229]+[.I229]+[.K229])/4" office:value-type="float" office:value="2259804.75">
            <text:p>2259804,75</text:p>
          </table:table-cell>
          <table:table-cell table:formula="of:=([.F229]+[.H229]+[.J229]+[.L229])/4" office:value-type="float" office:value="2.25980475">
            <text:p>2,25980475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296800">
            <text:p>2296800</text:p>
          </table:table-cell>
          <table:table-cell office:value-type="float" office:value="2.2968">
            <text:p>2,2968</text:p>
          </table:table-cell>
          <table:table-cell office:value-type="float" office:value="2288988">
            <text:p>2288988</text:p>
          </table:table-cell>
          <table:table-cell office:value-type="float" office:value="2.288988">
            <text:p>2,288988</text:p>
          </table:table-cell>
          <table:table-cell office:value-type="float" office:value="2291578">
            <text:p>2291578</text:p>
          </table:table-cell>
          <table:table-cell office:value-type="float" office:value="2.291578">
            <text:p>2,291578</text:p>
          </table:table-cell>
          <table:table-cell office:value-type="float" office:value="2290976">
            <text:p>2290976</text:p>
          </table:table-cell>
          <table:table-cell office:value-type="float" office:value="2.290976">
            <text:p>2,290976</text:p>
          </table:table-cell>
          <table:table-cell/>
          <table:table-cell table:formula="of:=([.E230]+[.G230]+[.I230]+[.K230])/4" office:value-type="float" office:value="2292085.5">
            <text:p>2292085,5</text:p>
          </table:table-cell>
          <table:table-cell table:formula="of:=([.F230]+[.H230]+[.J230]+[.L230])/4" office:value-type="float" office:value="2.2920855">
            <text:p>2,2920855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22525">
            <text:p>2322525</text:p>
          </table:table-cell>
          <table:table-cell office:value-type="float" office:value="2.322525">
            <text:p>2,322525</text:p>
          </table:table-cell>
          <table:table-cell office:value-type="float" office:value="2319552">
            <text:p>2319552</text:p>
          </table:table-cell>
          <table:table-cell office:value-type="float" office:value="2.319552">
            <text:p>2,319552</text:p>
          </table:table-cell>
          <table:table-cell office:value-type="float" office:value="2316671">
            <text:p>2316671</text:p>
          </table:table-cell>
          <table:table-cell office:value-type="float" office:value="2.316671">
            <text:p>2,316671</text:p>
          </table:table-cell>
          <table:table-cell office:value-type="float" office:value="2323357">
            <text:p>2323357</text:p>
          </table:table-cell>
          <table:table-cell office:value-type="float" office:value="2.323357">
            <text:p>2,323357</text:p>
          </table:table-cell>
          <table:table-cell/>
          <table:table-cell table:formula="of:=([.E231]+[.G231]+[.I231]+[.K231])/4" office:value-type="float" office:value="2320526.25">
            <text:p>2320526,25</text:p>
          </table:table-cell>
          <table:table-cell table:formula="of:=([.F231]+[.H231]+[.J231]+[.L231])/4" office:value-type="float" office:value="2.32052625">
            <text:p>2,32052625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54595">
            <text:p>2354595</text:p>
          </table:table-cell>
          <table:table-cell office:value-type="float" office:value="2.354595">
            <text:p>2,354595</text:p>
          </table:table-cell>
          <table:table-cell office:value-type="float" office:value="2351516">
            <text:p>2351516</text:p>
          </table:table-cell>
          <table:table-cell office:value-type="float" office:value="2.351516">
            <text:p>2,351516</text:p>
          </table:table-cell>
          <table:table-cell office:value-type="float" office:value="2351839">
            <text:p>2351839</text:p>
          </table:table-cell>
          <table:table-cell office:value-type="float" office:value="2.351839">
            <text:p>2,351839</text:p>
          </table:table-cell>
          <table:table-cell office:value-type="float" office:value="2345952">
            <text:p>2345952</text:p>
          </table:table-cell>
          <table:table-cell office:value-type="float" office:value="2.345952">
            <text:p>2,345952</text:p>
          </table:table-cell>
          <table:table-cell/>
          <table:table-cell table:formula="of:=([.E232]+[.G232]+[.I232]+[.K232])/4" office:value-type="float" office:value="2350975.5">
            <text:p>2350975,5</text:p>
          </table:table-cell>
          <table:table-cell table:formula="of:=([.F232]+[.H232]+[.J232]+[.L232])/4" office:value-type="float" office:value="2.3509755">
            <text:p>2,350975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397084">
            <text:p>2397084</text:p>
          </table:table-cell>
          <table:table-cell office:value-type="float" office:value="2.397084">
            <text:p>2,397084</text:p>
          </table:table-cell>
          <table:table-cell office:value-type="float" office:value="2389353">
            <text:p>2389353</text:p>
          </table:table-cell>
          <table:table-cell office:value-type="float" office:value="2.389353">
            <text:p>2,389353</text:p>
          </table:table-cell>
          <table:table-cell office:value-type="float" office:value="2391537">
            <text:p>2391537</text:p>
          </table:table-cell>
          <table:table-cell office:value-type="float" office:value="2.391537">
            <text:p>2,391537</text:p>
          </table:table-cell>
          <table:table-cell office:value-type="float" office:value="2395766">
            <text:p>2395766</text:p>
          </table:table-cell>
          <table:table-cell office:value-type="float" office:value="2.395766">
            <text:p>2,395766</text:p>
          </table:table-cell>
          <table:table-cell/>
          <table:table-cell table:formula="of:=([.E233]+[.G233]+[.I233]+[.K233])/4" office:value-type="float" office:value="2393435">
            <text:p>2393435</text:p>
          </table:table-cell>
          <table:table-cell table:formula="of:=([.F233]+[.H233]+[.J233]+[.L233])/4" office:value-type="float" office:value="2.393435">
            <text:p>2,393435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28482">
            <text:p>2428482</text:p>
          </table:table-cell>
          <table:table-cell office:value-type="float" office:value="2.428482">
            <text:p>2,428482</text:p>
          </table:table-cell>
          <table:table-cell office:value-type="float" office:value="2418200">
            <text:p>2418200</text:p>
          </table:table-cell>
          <table:table-cell office:value-type="float" office:value="2.4182">
            <text:p>2,4182</text:p>
          </table:table-cell>
          <table:table-cell office:value-type="float" office:value="2418239">
            <text:p>2418239</text:p>
          </table:table-cell>
          <table:table-cell office:value-type="float" office:value="2.418239">
            <text:p>2,418239</text:p>
          </table:table-cell>
          <table:table-cell office:value-type="float" office:value="2415547">
            <text:p>2415547</text:p>
          </table:table-cell>
          <table:table-cell office:value-type="float" office:value="2.415547">
            <text:p>2,415547</text:p>
          </table:table-cell>
          <table:table-cell/>
          <table:table-cell table:formula="of:=([.E234]+[.G234]+[.I234]+[.K234])/4" office:value-type="float" office:value="2420117">
            <text:p>2420117</text:p>
          </table:table-cell>
          <table:table-cell table:formula="of:=([.F234]+[.H234]+[.J234]+[.L234])/4" office:value-type="float" office:value="2.420117">
            <text:p>2,420117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61391">
            <text:p>2461391</text:p>
          </table:table-cell>
          <table:table-cell office:value-type="float" office:value="2.461391">
            <text:p>2,461391</text:p>
          </table:table-cell>
          <table:table-cell office:value-type="float" office:value="2458857">
            <text:p>2458857</text:p>
          </table:table-cell>
          <table:table-cell office:value-type="float" office:value="2.458857">
            <text:p>2,458857</text:p>
          </table:table-cell>
          <table:table-cell office:value-type="float" office:value="2455271">
            <text:p>2455271</text:p>
          </table:table-cell>
          <table:table-cell office:value-type="float" office:value="2.455271">
            <text:p>2,455271</text:p>
          </table:table-cell>
          <table:table-cell office:value-type="float" office:value="2462558">
            <text:p>2462558</text:p>
          </table:table-cell>
          <table:table-cell office:value-type="float" office:value="2.462558">
            <text:p>2,462558</text:p>
          </table:table-cell>
          <table:table-cell/>
          <table:table-cell table:formula="of:=([.E235]+[.G235]+[.I235]+[.K235])/4" office:value-type="float" office:value="2459519.25">
            <text:p>2459519,25</text:p>
          </table:table-cell>
          <table:table-cell table:formula="of:=([.F235]+[.H235]+[.J235]+[.L235])/4" office:value-type="float" office:value="2.45951925">
            <text:p>2,45951925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492298">
            <text:p>2492298</text:p>
          </table:table-cell>
          <table:table-cell office:value-type="float" office:value="2.492298">
            <text:p>2,492298</text:p>
          </table:table-cell>
          <table:table-cell office:value-type="float" office:value="2483717">
            <text:p>2483717</text:p>
          </table:table-cell>
          <table:table-cell office:value-type="float" office:value="2.483717">
            <text:p>2,483717</text:p>
          </table:table-cell>
          <table:table-cell office:value-type="float" office:value="2490360">
            <text:p>2490360</text:p>
          </table:table-cell>
          <table:table-cell office:value-type="float" office:value="2.49036">
            <text:p>2,49036</text:p>
          </table:table-cell>
          <table:table-cell office:value-type="float" office:value="2492493">
            <text:p>2492493</text:p>
          </table:table-cell>
          <table:table-cell office:value-type="float" office:value="2.492493">
            <text:p>2,492493</text:p>
          </table:table-cell>
          <table:table-cell/>
          <table:table-cell table:formula="of:=([.E236]+[.G236]+[.I236]+[.K236])/4" office:value-type="float" office:value="2489717">
            <text:p>2489717</text:p>
          </table:table-cell>
          <table:table-cell table:formula="of:=([.F236]+[.H236]+[.J236]+[.L236])/4" office:value-type="float" office:value="2.489717">
            <text:p>2,489717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24433">
            <text:p>2524433</text:p>
          </table:table-cell>
          <table:table-cell office:value-type="float" office:value="2.524433">
            <text:p>2,524433</text:p>
          </table:table-cell>
          <table:table-cell office:value-type="float" office:value="2519583">
            <text:p>2519583</text:p>
          </table:table-cell>
          <table:table-cell office:value-type="float" office:value="2.519583">
            <text:p>2,519583</text:p>
          </table:table-cell>
          <table:table-cell office:value-type="float" office:value="2516428">
            <text:p>2516428</text:p>
          </table:table-cell>
          <table:table-cell office:value-type="float" office:value="2.516428">
            <text:p>2,516428</text:p>
          </table:table-cell>
          <table:table-cell office:value-type="float" office:value="2513934">
            <text:p>2513934</text:p>
          </table:table-cell>
          <table:table-cell office:value-type="float" office:value="2.513934">
            <text:p>2,513934</text:p>
          </table:table-cell>
          <table:table-cell/>
          <table:table-cell table:formula="of:=([.E237]+[.G237]+[.I237]+[.K237])/4" office:value-type="float" office:value="2518594.5">
            <text:p>2518594,5</text:p>
          </table:table-cell>
          <table:table-cell table:formula="of:=([.F237]+[.H237]+[.J237]+[.L237])/4" office:value-type="float" office:value="2.5185945">
            <text:p>2,5185945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58515">
            <text:p>2558515</text:p>
          </table:table-cell>
          <table:table-cell office:value-type="float" office:value="2.558515">
            <text:p>2,558515</text:p>
          </table:table-cell>
          <table:table-cell office:value-type="float" office:value="2551889">
            <text:p>2551889</text:p>
          </table:table-cell>
          <table:table-cell office:value-type="float" office:value="2.551889">
            <text:p>2,551889</text:p>
          </table:table-cell>
          <table:table-cell office:value-type="float" office:value="2552236">
            <text:p>2552236</text:p>
          </table:table-cell>
          <table:table-cell office:value-type="float" office:value="2.552236">
            <text:p>2,552236</text:p>
          </table:table-cell>
          <table:table-cell office:value-type="float" office:value="2558285">
            <text:p>2558285</text:p>
          </table:table-cell>
          <table:table-cell office:value-type="float" office:value="2.558285">
            <text:p>2,558285</text:p>
          </table:table-cell>
          <table:table-cell/>
          <table:table-cell table:formula="of:=([.E238]+[.G238]+[.I238]+[.K238])/4" office:value-type="float" office:value="2555231.25">
            <text:p>2555231,25</text:p>
          </table:table-cell>
          <table:table-cell table:formula="of:=([.F238]+[.H238]+[.J238]+[.L238])/4" office:value-type="float" office:value="2.55523125">
            <text:p>2,55523125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594753">
            <text:p>2594753</text:p>
          </table:table-cell>
          <table:table-cell office:value-type="float" office:value="2.594753">
            <text:p>2,594753</text:p>
          </table:table-cell>
          <table:table-cell office:value-type="float" office:value="2590673">
            <text:p>2590673</text:p>
          </table:table-cell>
          <table:table-cell office:value-type="float" office:value="2.590673">
            <text:p>2,590673</text:p>
          </table:table-cell>
          <table:table-cell office:value-type="float" office:value="2587735">
            <text:p>2587735</text:p>
          </table:table-cell>
          <table:table-cell office:value-type="float" office:value="2.587735">
            <text:p>2,587735</text:p>
          </table:table-cell>
          <table:table-cell office:value-type="float" office:value="2594408">
            <text:p>2594408</text:p>
          </table:table-cell>
          <table:table-cell office:value-type="float" office:value="2.594408">
            <text:p>2,594408</text:p>
          </table:table-cell>
          <table:table-cell/>
          <table:table-cell table:formula="of:=([.E239]+[.G239]+[.I239]+[.K239])/4" office:value-type="float" office:value="2591892.25">
            <text:p>2591892,25</text:p>
          </table:table-cell>
          <table:table-cell table:formula="of:=([.F239]+[.H239]+[.J239]+[.L239])/4" office:value-type="float" office:value="2.59189225">
            <text:p>2,59189225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34546">
            <text:p>2634546</text:p>
          </table:table-cell>
          <table:table-cell office:value-type="float" office:value="2.634546">
            <text:p>2,634546</text:p>
          </table:table-cell>
          <table:table-cell office:value-type="float" office:value="2627035">
            <text:p>2627035</text:p>
          </table:table-cell>
          <table:table-cell office:value-type="float" office:value="2.627035">
            <text:p>2,627035</text:p>
          </table:table-cell>
          <table:table-cell office:value-type="float" office:value="2624382">
            <text:p>2624382</text:p>
          </table:table-cell>
          <table:table-cell office:value-type="float" office:value="2.624382">
            <text:p>2,624382</text:p>
          </table:table-cell>
          <table:table-cell office:value-type="float" office:value="2621974">
            <text:p>2621974</text:p>
          </table:table-cell>
          <table:table-cell office:value-type="float" office:value="2.621974">
            <text:p>2,621974</text:p>
          </table:table-cell>
          <table:table-cell/>
          <table:table-cell table:formula="of:=([.E240]+[.G240]+[.I240]+[.K240])/4" office:value-type="float" office:value="2626984.25">
            <text:p>2626984,25</text:p>
          </table:table-cell>
          <table:table-cell table:formula="of:=([.F240]+[.H240]+[.J240]+[.L240])/4" office:value-type="float" office:value="2.62698425">
            <text:p>2,62698425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68809">
            <text:p>2668809</text:p>
          </table:table-cell>
          <table:table-cell office:value-type="float" office:value="2.668809">
            <text:p>2,668809</text:p>
          </table:table-cell>
          <table:table-cell office:value-type="float" office:value="2661835">
            <text:p>2661835</text:p>
          </table:table-cell>
          <table:table-cell office:value-type="float" office:value="2.661835">
            <text:p>2,661835</text:p>
          </table:table-cell>
          <table:table-cell office:value-type="float" office:value="2665153">
            <text:p>2665153</text:p>
          </table:table-cell>
          <table:table-cell office:value-type="float" office:value="2.665153">
            <text:p>2,665153</text:p>
          </table:table-cell>
          <table:table-cell office:value-type="float" office:value="2668304">
            <text:p>2668304</text:p>
          </table:table-cell>
          <table:table-cell office:value-type="float" office:value="2.668304">
            <text:p>2,668304</text:p>
          </table:table-cell>
          <table:table-cell/>
          <table:table-cell table:formula="of:=([.E241]+[.G241]+[.I241]+[.K241])/4" office:value-type="float" office:value="2666025.25">
            <text:p>2666025,25</text:p>
          </table:table-cell>
          <table:table-cell table:formula="of:=([.F241]+[.H241]+[.J241]+[.L241])/4" office:value-type="float" office:value="2.66602525">
            <text:p>2,66602525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6140">
            <text:p>2706140</text:p>
          </table:table-cell>
          <table:table-cell office:value-type="float" office:value="2.70614">
            <text:p>2,70614</text:p>
          </table:table-cell>
          <table:table-cell office:value-type="float" office:value="2704668">
            <text:p>2704668</text:p>
          </table:table-cell>
          <table:table-cell office:value-type="float" office:value="2.704668">
            <text:p>2,704668</text:p>
          </table:table-cell>
          <table:table-cell office:value-type="float" office:value="2699389">
            <text:p>2699389</text:p>
          </table:table-cell>
          <table:table-cell office:value-type="float" office:value="2.699389">
            <text:p>2,699389</text:p>
          </table:table-cell>
          <table:table-cell office:value-type="float" office:value="2706029">
            <text:p>2706029</text:p>
          </table:table-cell>
          <table:table-cell office:value-type="float" office:value="2.706029">
            <text:p>2,706029</text:p>
          </table:table-cell>
          <table:table-cell/>
          <table:table-cell table:formula="of:=([.E242]+[.G242]+[.I242]+[.K242])/4" office:value-type="float" office:value="2704056.5">
            <text:p>2704056,5</text:p>
          </table:table-cell>
          <table:table-cell table:formula="of:=([.F242]+[.H242]+[.J242]+[.L242])/4" office:value-type="float" office:value="2.7040565">
            <text:p>2,7040565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9866">
            <text:p>2739866</text:p>
          </table:table-cell>
          <table:table-cell office:value-type="float" office:value="2.739866">
            <text:p>2,739866</text:p>
          </table:table-cell>
          <table:table-cell office:value-type="float" office:value="2735368">
            <text:p>2735368</text:p>
          </table:table-cell>
          <table:table-cell office:value-type="float" office:value="2.735368">
            <text:p>2,735368</text:p>
          </table:table-cell>
          <table:table-cell office:value-type="float" office:value="2738615">
            <text:p>2738615</text:p>
          </table:table-cell>
          <table:table-cell office:value-type="float" office:value="2.738615">
            <text:p>2,738615</text:p>
          </table:table-cell>
          <table:table-cell office:value-type="float" office:value="2730594">
            <text:p>2730594</text:p>
          </table:table-cell>
          <table:table-cell office:value-type="float" office:value="2.730594">
            <text:p>2,730594</text:p>
          </table:table-cell>
          <table:table-cell/>
          <table:table-cell table:formula="of:=([.E243]+[.G243]+[.I243]+[.K243])/4" office:value-type="float" office:value="2736110.75">
            <text:p>2736110,75</text:p>
          </table:table-cell>
          <table:table-cell table:formula="of:=([.F243]+[.H243]+[.J243]+[.L243])/4" office:value-type="float" office:value="2.73611075">
            <text:p>2,73611075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90105">
            <text:p>2790105</text:p>
          </table:table-cell>
          <table:table-cell office:value-type="float" office:value="2.790105">
            <text:p>2,790105</text:p>
          </table:table-cell>
          <table:table-cell office:value-type="float" office:value="2782412">
            <text:p>2782412</text:p>
          </table:table-cell>
          <table:table-cell office:value-type="float" office:value="2.782412">
            <text:p>2,782412</text:p>
          </table:table-cell>
          <table:table-cell office:value-type="float" office:value="2779436">
            <text:p>2779436</text:p>
          </table:table-cell>
          <table:table-cell office:value-type="float" office:value="2.779436">
            <text:p>2,779436</text:p>
          </table:table-cell>
          <table:table-cell office:value-type="float" office:value="2788457">
            <text:p>2788457</text:p>
          </table:table-cell>
          <table:table-cell office:value-type="float" office:value="2.788457">
            <text:p>2,788457</text:p>
          </table:table-cell>
          <table:table-cell/>
          <table:table-cell table:formula="of:=([.E244]+[.G244]+[.I244]+[.K244])/4" office:value-type="float" office:value="2785102.5">
            <text:p>2785102,5</text:p>
          </table:table-cell>
          <table:table-cell table:formula="of:=([.F244]+[.H244]+[.J244]+[.L244])/4" office:value-type="float" office:value="2.7851025">
            <text:p>2,785102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16616">
            <text:p>2816616</text:p>
          </table:table-cell>
          <table:table-cell office:value-type="float" office:value="2.816616">
            <text:p>2,816616</text:p>
          </table:table-cell>
          <table:table-cell office:value-type="float" office:value="2809074">
            <text:p>2809074</text:p>
          </table:table-cell>
          <table:table-cell office:value-type="float" office:value="2.809074">
            <text:p>2,809074</text:p>
          </table:table-cell>
          <table:table-cell office:value-type="float" office:value="2806549">
            <text:p>2806549</text:p>
          </table:table-cell>
          <table:table-cell office:value-type="float" office:value="2.806549">
            <text:p>2,806549</text:p>
          </table:table-cell>
          <table:table-cell office:value-type="float" office:value="2804150">
            <text:p>2804150</text:p>
          </table:table-cell>
          <table:table-cell office:value-type="float" office:value="2.80415">
            <text:p>2,80415</text:p>
          </table:table-cell>
          <table:table-cell/>
          <table:table-cell table:formula="of:=([.E245]+[.G245]+[.I245]+[.K245])/4" office:value-type="float" office:value="2809097.25">
            <text:p>2809097,25</text:p>
          </table:table-cell>
          <table:table-cell table:formula="of:=([.F245]+[.H245]+[.J245]+[.L245])/4" office:value-type="float" office:value="2.80909725">
            <text:p>2,80909725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47336">
            <text:p>2847336</text:p>
          </table:table-cell>
          <table:table-cell office:value-type="float" office:value="2.847336">
            <text:p>2,847336</text:p>
          </table:table-cell>
          <table:table-cell office:value-type="float" office:value="2841939">
            <text:p>2841939</text:p>
          </table:table-cell>
          <table:table-cell office:value-type="float" office:value="2.841939">
            <text:p>2,841939</text:p>
          </table:table-cell>
          <table:table-cell office:value-type="float" office:value="2844959">
            <text:p>2844959</text:p>
          </table:table-cell>
          <table:table-cell office:value-type="float" office:value="2.844959">
            <text:p>2,844959</text:p>
          </table:table-cell>
          <table:table-cell office:value-type="float" office:value="2848048">
            <text:p>2848048</text:p>
          </table:table-cell>
          <table:table-cell office:value-type="float" office:value="2.848048">
            <text:p>2,848048</text:p>
          </table:table-cell>
          <table:table-cell/>
          <table:table-cell table:formula="of:=([.E246]+[.G246]+[.I246]+[.K246])/4" office:value-type="float" office:value="2845570.5">
            <text:p>2845570,5</text:p>
          </table:table-cell>
          <table:table-cell table:formula="of:=([.F246]+[.H246]+[.J246]+[.L246])/4" office:value-type="float" office:value="2.8455705">
            <text:p>2,8455705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884227">
            <text:p>2884227</text:p>
          </table:table-cell>
          <table:table-cell office:value-type="float" office:value="2.884227">
            <text:p>2,884227</text:p>
          </table:table-cell>
          <table:table-cell office:value-type="float" office:value="2877348">
            <text:p>2877348</text:p>
          </table:table-cell>
          <table:table-cell office:value-type="float" office:value="2.877348">
            <text:p>2,877348</text:p>
          </table:table-cell>
          <table:table-cell office:value-type="float" office:value="2877472">
            <text:p>2877472</text:p>
          </table:table-cell>
          <table:table-cell office:value-type="float" office:value="2.877472">
            <text:p>2,877472</text:p>
          </table:table-cell>
          <table:table-cell office:value-type="float" office:value="2879320">
            <text:p>2879320</text:p>
          </table:table-cell>
          <table:table-cell office:value-type="float" office:value="2.87932">
            <text:p>2,87932</text:p>
          </table:table-cell>
          <table:table-cell/>
          <table:table-cell table:formula="of:=([.E247]+[.G247]+[.I247]+[.K247])/4" office:value-type="float" office:value="2879591.75">
            <text:p>2879591,75</text:p>
          </table:table-cell>
          <table:table-cell table:formula="of:=([.F247]+[.H247]+[.J247]+[.L247])/4" office:value-type="float" office:value="2.87959175">
            <text:p>2,8795917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28181">
            <text:p>2928181</text:p>
          </table:table-cell>
          <table:table-cell office:value-type="float" office:value="2.928181">
            <text:p>2,928181</text:p>
          </table:table-cell>
          <table:table-cell office:value-type="float" office:value="2921621">
            <text:p>2921621</text:p>
          </table:table-cell>
          <table:table-cell office:value-type="float" office:value="2.921621">
            <text:p>2,921621</text:p>
          </table:table-cell>
          <table:table-cell office:value-type="float" office:value="2918918">
            <text:p>2918918</text:p>
          </table:table-cell>
          <table:table-cell office:value-type="float" office:value="2.918918">
            <text:p>2,918918</text:p>
          </table:table-cell>
          <table:table-cell office:value-type="float" office:value="2925172">
            <text:p>2925172</text:p>
          </table:table-cell>
          <table:table-cell office:value-type="float" office:value="2.925172">
            <text:p>2,925172</text:p>
          </table:table-cell>
          <table:table-cell/>
          <table:table-cell table:formula="of:=([.E248]+[.G248]+[.I248]+[.K248])/4" office:value-type="float" office:value="2923473">
            <text:p>2923473</text:p>
          </table:table-cell>
          <table:table-cell table:formula="of:=([.F248]+[.H248]+[.J248]+[.L248])/4" office:value-type="float" office:value="2.923473">
            <text:p>2,923473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7449">
            <text:p>2957449</text:p>
          </table:table-cell>
          <table:table-cell office:value-type="float" office:value="2.957449">
            <text:p>2,957449</text:p>
          </table:table-cell>
          <table:table-cell office:value-type="float" office:value="2950083">
            <text:p>2950083</text:p>
          </table:table-cell>
          <table:table-cell office:value-type="float" office:value="2.950083">
            <text:p>2,950083</text:p>
          </table:table-cell>
          <table:table-cell office:value-type="float" office:value="2952519">
            <text:p>2952519</text:p>
          </table:table-cell>
          <table:table-cell office:value-type="float" office:value="2.952519">
            <text:p>2,952519</text:p>
          </table:table-cell>
          <table:table-cell office:value-type="float" office:value="2947441">
            <text:p>2947441</text:p>
          </table:table-cell>
          <table:table-cell office:value-type="float" office:value="2.947441">
            <text:p>2,947441</text:p>
          </table:table-cell>
          <table:table-cell/>
          <table:table-cell table:formula="of:=([.E249]+[.G249]+[.I249]+[.K249])/4" office:value-type="float" office:value="2951873">
            <text:p>2951873</text:p>
          </table:table-cell>
          <table:table-cell table:formula="of:=([.F249]+[.H249]+[.J249]+[.L249])/4" office:value-type="float" office:value="2.951873">
            <text:p>2,95187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.06.2014</text:date>, <text:time>15:0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5:03:47.13</dc:date>
    <dc:creator>Jochen Schwander</dc:creator>
    <meta:generator>OpenOffice/4.0.1$Win32 OpenOffice.org_project/401m5$Build-9714</meta:generator>
    <meta:editing-duration>PT2M59S</meta:editing-duration>
    <meta:editing-cycles>1</meta:editing-cycles>
    <meta:document-statistic meta:table-count="1" meta:cell-count="3491" meta:object-count="0"/>
  </office:meta>
</office:document-meta>
</file>